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140.71pt"/>
    </style:style>
    <style:style style:name="co14" style:family="table-column">
      <style:table-column-properties fo:break-before="auto" style:column-width="112.14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55.8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63.5pt"/>
    </style:style>
    <style:style style:name="co22" style:family="table-column">
      <style:table-column-properties fo:break-before="auto" style:column-width="61.99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uglas_Gilliland_2018-09-15_17-14-17" table:style-name="ta1">
        <table:shapes>
          <draw:frame draw:z-index="0" draw:style-name="gr1" draw:text-style-name="P1" svg:width="564.38pt" svg:height="435.2pt" svg:x="191.99pt" svg:y="28.6pt">
            <draw:object draw:notify-on-update-of-ranges="'Douglas_Gilliland_2018-09-15_17-14-17'.B3:'Douglas_Gilliland_2018-09-15_17-14-17'.B3 'Douglas_Gilliland_2018-09-15_17-14-17'.B4:'Douglas_Gilliland_2018-09-15_17-14-17'.B1898 'Douglas_Gilliland_2018-09-15_17-14-17'.C3:'Douglas_Gilliland_2018-09-15_17-14-17'.C3 'Douglas_Gilliland_2018-09-15_17-14-17'.C4:'Douglas_Gilliland_2018-09-15_17-14-17'.C18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 distance (mi)</text:p>
          </table:table-cell>
          <table:table-cell office:value-type="string" calcext:value-type="string">
            <text:p>Average heart rate (bpm)</text:p>
          </table:table-cell>
          <table:table-cell office:value-type="string" calcext:value-type="string">
            <text:p>Average speed (mi/h)</text:p>
          </table:table-cell>
          <table:table-cell office:value-type="string" calcext:value-type="string">
            <text:p>Max speed (mi/h)</text:p>
          </table:table-cell>
          <table:table-cell office:value-type="string" calcext:value-type="string">
            <text:p>Average pace (min/mi)</text:p>
          </table:table-cell>
          <table:table-cell office:value-type="string" calcext:value-type="string">
            <text:p>Max pace (min/mi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Fat percentage of calories(%)</text:p>
          </table:table-cell>
          <table:table-cell office:value-type="string" calcext:value-type="string">
            <text:p>Average cadence (rpm)</text:p>
          </table:table-cell>
          <table:table-cell office:value-type="string" calcext:value-type="string">
            <text:p>Average stride length (in)</text:p>
          </table:table-cell>
          <table:table-cell office:value-type="string" calcext:value-type="string">
            <text:p>Running index</text:p>
          </table:table-cell>
          <table:table-cell office:value-type="string" calcext:value-type="string">
            <text:p>Training load</text:p>
          </table:table-cell>
          <table:table-cell office:value-type="string" calcext:value-type="string">
            <text:p>Ascent (ft)</text:p>
          </table:table-cell>
          <table:table-cell office:value-type="string" calcext:value-type="string">
            <text:p>Descent (ft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eight (ft in)</text:p>
          </table:table-cell>
          <table:table-cell office:value-type="string" calcext:value-type="string">
            <text:p>Weight (lbs)</text:p>
          </table:table-cell>
          <table:table-cell office:value-type="string" calcext:value-type="string">
            <text:p>HR max</text:p>
          </table:table-cell>
          <table:table-cell office:value-type="string" calcext:value-type="string">
            <text:p>HR sit</text:p>
          </table:table-cell>
          <table:table-cell office:value-type="string" calcext:value-type="string">
            <text:p>VO2max</text:p>
          </table:table-cell>
        </table:table-row>
        <table:table-row table:style-name="ro1">
          <table:table-cell office:value-type="string" calcext:value-type="string">
            <text:p>Douglas Gilliland</text:p>
          </table:table-cell>
          <table:table-cell table:style-name="Default" office:value-type="string" calcext:value-type="string">
            <text:p>WALKING</text:p>
          </table:table-cell>
          <table:table-cell office:value-type="string" calcext:value-type="string">
            <text:p>15-09-2018</text:p>
          </table:table-cell>
          <table:table-cell table:style-name="ce1" office:value-type="string" calcext:value-type="string">
            <text:p>17:14:17</text:p>
          </table:table-cell>
          <table:table-cell office:value-type="string" calcext:value-type="string">
            <text:p>00:31:35</text:p>
          </table:table-cell>
          <table:table-cell office:value-type="float" office:value="1.78" calcext:value-type="float">
            <text:p>1.78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6.3" calcext:value-type="float">
            <text:p>6.3</text:p>
          </table:table-cell>
          <table:table-cell table:style-name="ce1" office:value-type="string" calcext:value-type="string">
            <text:p>17:46</text:p>
          </table:table-cell>
          <table:table-cell table:style-name="ce1" office:value-type="string" calcext:value-type="string">
            <text:p>09:28</text:p>
          </table:table-cell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5 10</text:p>
          </table:table-cell>
          <table:table-cell office:value-type="float" office:value="163.1" calcext:value-type="float">
            <text:p>16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R (bpm)</text:p>
          </table:table-cell>
          <table:table-cell office:value-type="string" calcext:value-type="string">
            <text:p>Speed (mi/h)</text:p>
          </table:table-cell>
          <table:table-cell table:style-name="Default" office:value-type="string" calcext:value-type="string">
            <text:p>Pace (min/mi)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Stride length (in)</text:p>
          </table:table-cell>
          <table:table-cell office:value-type="string" calcext:value-type="string">
            <text:p>Distances (ft)</text:p>
          </table:table-cell>
          <table:table-cell office:value-type="string" calcext:value-type="string">
            <text:p>Temperatures (F)</text:p>
          </table:table-cell>
          <table:table-cell office:value-type="string" calcext:value-type="string">
            <text:p>Power (W)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:00:0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4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.32" calcext:value-type="float">
            <text:p>11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5</text:p>
          </table:table-cell>
          <table:table-cell office:value-type="float" office:value="105" calcext:value-type="float">
            <text:p>10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6.72" calcext:value-type="float">
            <text:p>1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6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7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6.79" calcext:value-type="float">
            <text:p>2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8</text:p>
          </table:table-cell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0.43" calcext:value-type="float">
            <text:p>30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9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3.83" calcext:value-type="float">
            <text:p>33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0</text:p>
          </table:table-cell>
          <table:table-cell office:value-type="float" office:value="109" calcext:value-type="float">
            <text:p>10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6.56" calcext:value-type="float">
            <text:p>3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1</text:p>
          </table:table-cell>
          <table:table-cell office:value-type="float" office:value="109" calcext:value-type="float">
            <text:p>10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8.42" calcext:value-type="float">
            <text:p>3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2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9.4" calcext:value-type="float">
            <text:p>3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3</text:p>
          </table:table-cell>
          <table:table-cell office:value-type="float" office:value="108" calcext:value-type="float">
            <text:p>10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2.38" calcext:value-type="float">
            <text:p>4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4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44.34" calcext:value-type="float">
            <text:p>4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8.53" calcext:value-type="float">
            <text:p>4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6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4.88" calcext:value-type="float">
            <text:p>5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7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1.3" calcext:value-type="float">
            <text:p>61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8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8.04" calcext:value-type="float">
            <text:p>68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9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73.7" calcext:value-type="float">
            <text:p>7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0</text:p>
          </table:table-cell>
          <table:table-cell office:value-type="float" office:value="103" calcext:value-type="float">
            <text:p>103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77.22" calcext:value-type="float">
            <text:p>77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1</text:p>
          </table:table-cell>
          <table:table-cell office:value-type="float" office:value="102" calcext:value-type="float">
            <text:p>10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80.23" calcext:value-type="float">
            <text:p>80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2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3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88.57" calcext:value-type="float">
            <text:p>8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4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92.71" calcext:value-type="float">
            <text:p>9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5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97.69" calcext:value-type="float">
            <text:p>9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6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03.06" calcext:value-type="float">
            <text:p>103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7</text:p>
          </table:table-cell>
          <table:table-cell office:value-type="float" office:value="99" calcext:value-type="float">
            <text:p>9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07.42" calcext:value-type="float">
            <text:p>10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8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12.55" calcext:value-type="float">
            <text:p>112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9</text:p>
          </table:table-cell>
          <table:table-cell office:value-type="float" office:value="99" calcext:value-type="float">
            <text:p>9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18.72" calcext:value-type="float">
            <text:p>118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0</text:p>
          </table:table-cell>
          <table:table-cell office:value-type="float" office:value="99" calcext:value-type="float">
            <text:p>9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24.67" calcext:value-type="float">
            <text:p>12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1</text:p>
          </table:table-cell>
          <table:table-cell office:value-type="float" office:value="99" calcext:value-type="float">
            <text:p>9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30.38" calcext:value-type="float">
            <text:p>130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2</text:p>
          </table:table-cell>
          <table:table-cell office:value-type="float" office:value="98" calcext:value-type="float">
            <text:p>9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35.18" calcext:value-type="float">
            <text:p>13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3</text:p>
          </table:table-cell>
          <table:table-cell office:value-type="float" office:value="98" calcext:value-type="float">
            <text:p>9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0.3" calcext:value-type="float">
            <text:p>14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4</text:p>
          </table:table-cell>
          <table:table-cell office:value-type="float" office:value="98" calcext:value-type="float">
            <text:p>9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45.47" calcext:value-type="float">
            <text:p>14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5</text:p>
          </table:table-cell>
          <table:table-cell office:value-type="float" office:value="98" calcext:value-type="float">
            <text:p>9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50.63" calcext:value-type="float">
            <text:p>15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6</text:p>
          </table:table-cell>
          <table:table-cell office:value-type="float" office:value="98" calcext:value-type="float">
            <text:p>9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56.75" calcext:value-type="float">
            <text:p>156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7</text:p>
          </table:table-cell>
          <table:table-cell office:value-type="float" office:value="97" calcext:value-type="float">
            <text:p>9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62.33" calcext:value-type="float">
            <text:p>16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8</text:p>
          </table:table-cell>
          <table:table-cell office:value-type="float" office:value="97" calcext:value-type="float">
            <text:p>9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67.64" calcext:value-type="float">
            <text:p>16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9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72.27" calcext:value-type="float">
            <text:p>17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176.66" calcext:value-type="float">
            <text:p>17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1</text:p>
          </table:table-cell>
          <table:table-cell office:value-type="float" office:value="99" calcext:value-type="float">
            <text:p>9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180.47" calcext:value-type="float">
            <text:p>18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2</text:p>
          </table:table-cell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83.68" calcext:value-type="float">
            <text:p>18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3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7.24" calcext:value-type="float">
            <text:p>18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4</text:p>
          </table:table-cell>
          <table:table-cell office:value-type="float" office:value="99" calcext:value-type="float">
            <text:p>9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89.93" calcext:value-type="float">
            <text:p>18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5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92.66" calcext:value-type="float">
            <text:p>192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6</text:p>
          </table:table-cell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95.19" calcext:value-type="float">
            <text:p>195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7</text:p>
          </table:table-cell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98.88" calcext:value-type="float">
            <text:p>19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8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203.14" calcext:value-type="float">
            <text:p>203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9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207.27" calcext:value-type="float">
            <text:p>20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0</text:p>
          </table:table-cell>
          <table:table-cell office:value-type="float" office:value="99" calcext:value-type="float">
            <text:p>9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207.27" calcext:value-type="float">
            <text:p>20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212.5" calcext:value-type="float">
            <text:p>212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2</text:p>
          </table:table-cell>
          <table:table-cell office:value-type="float" office:value="99" calcext:value-type="float">
            <text:p>9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218.18" calcext:value-type="float">
            <text:p>218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3</text:p>
          </table:table-cell>
          <table:table-cell office:value-type="float" office:value="99" calcext:value-type="float">
            <text:p>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27.48" calcext:value-type="float">
            <text:p>227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4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29.59" calcext:value-type="float">
            <text:p>229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5</text:p>
          </table:table-cell>
          <table:table-cell office:value-type="float" office:value="99" calcext:value-type="float">
            <text:p>9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38.88" calcext:value-type="float">
            <text:p>23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6</text:p>
          </table:table-cell>
          <table:table-cell office:value-type="float" office:value="99" calcext:value-type="float">
            <text:p>9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42.95" calcext:value-type="float">
            <text:p>242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7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52.25" calcext:value-type="float">
            <text:p>25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8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61.28" calcext:value-type="float">
            <text:p>261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9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67.02" calcext:value-type="float">
            <text:p>267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0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72.66" calcext:value-type="float">
            <text:p>272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1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77.75" calcext:value-type="float">
            <text:p>277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2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82.24" calcext:value-type="float">
            <text:p>28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3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85.77" calcext:value-type="float">
            <text:p>28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4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88.76" calcext:value-type="float">
            <text:p>288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5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92.26" calcext:value-type="float">
            <text:p>292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6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96.01" calcext:value-type="float">
            <text:p>296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7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99.94" calcext:value-type="float">
            <text:p>299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8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99.94" calcext:value-type="float">
            <text:p>299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9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08.7" calcext:value-type="float">
            <text:p>30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0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313.62" calcext:value-type="float">
            <text:p>313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1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18.29" calcext:value-type="float">
            <text:p>31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24.04" calcext:value-type="float">
            <text:p>32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3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330.68" calcext:value-type="float">
            <text:p>330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4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37.31" calcext:value-type="float">
            <text:p>337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5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43.45" calcext:value-type="float">
            <text:p>343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6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49.45" calcext:value-type="float">
            <text:p>349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7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55.86" calcext:value-type="float">
            <text:p>35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8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62.4" calcext:value-type="float">
            <text:p>36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9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62.4" calcext:value-type="float">
            <text:p>36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0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71.69" calcext:value-type="float">
            <text:p>371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1</text:p>
          </table:table-cell>
          <table:table-cell office:value-type="float" office:value="102" calcext:value-type="float">
            <text:p>10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80.98" calcext:value-type="float">
            <text:p>380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2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87.54" calcext:value-type="float">
            <text:p>387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3</text:p>
          </table:table-cell>
          <table:table-cell office:value-type="float" office:value="101" calcext:value-type="float">
            <text:p>10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92.06" calcext:value-type="float">
            <text:p>39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4</text:p>
          </table:table-cell>
          <table:table-cell office:value-type="float" office:value="101" calcext:value-type="float">
            <text:p>10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96.32" calcext:value-type="float">
            <text:p>39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5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96.32" calcext:value-type="float">
            <text:p>39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6</text:p>
          </table:table-cell>
          <table:table-cell office:value-type="float" office:value="101" calcext:value-type="float">
            <text:p>10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05.61" calcext:value-type="float">
            <text:p>40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08.92" calcext:value-type="float">
            <text:p>408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8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412.07" calcext:value-type="float">
            <text:p>412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9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15.33" calcext:value-type="float">
            <text:p>4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0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418.46" calcext:value-type="float">
            <text:p>418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1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21.44" calcext:value-type="float">
            <text:p>421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2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25.41" calcext:value-type="float">
            <text:p>42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3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29.86" calcext:value-type="float">
            <text:p>429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4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34.29" calcext:value-type="float">
            <text:p>43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5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39.12" calcext:value-type="float">
            <text:p>439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6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45.09" calcext:value-type="float">
            <text:p>44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7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50.93" calcext:value-type="float">
            <text:p>45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8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457.66" calcext:value-type="float">
            <text:p>457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9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63.8" calcext:value-type="float">
            <text:p>46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0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70.4" calcext:value-type="float">
            <text:p>47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1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77.34" calcext:value-type="float">
            <text:p>477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2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77.34" calcext:value-type="float">
            <text:p>477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3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83.74" calcext:value-type="float">
            <text:p>48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4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93.03" calcext:value-type="float">
            <text:p>493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5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99.77" calcext:value-type="float">
            <text:p>499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6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05.28" calcext:value-type="float">
            <text:p>50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7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09.81" calcext:value-type="float">
            <text:p>509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8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15.18" calcext:value-type="float">
            <text:p>51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9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20.39" calcext:value-type="float">
            <text:p>52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0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525.52" calcext:value-type="float">
            <text:p>52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1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531.1" calcext:value-type="float">
            <text:p>53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2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536.61" calcext:value-type="float">
            <text:p>536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3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541.78" calcext:value-type="float">
            <text:p>541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4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46.52" calcext:value-type="float">
            <text:p>546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5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50.87" calcext:value-type="float">
            <text:p>550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6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55.06" calcext:value-type="float">
            <text:p>55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7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59.04" calcext:value-type="float">
            <text:p>559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8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62.19" calcext:value-type="float">
            <text:p>562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9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65.88" calcext:value-type="float">
            <text:p>565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0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69.91" calcext:value-type="float">
            <text:p>569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1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73.96" calcext:value-type="float">
            <text:p>573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2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77.93" calcext:value-type="float">
            <text:p>577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3</text:p>
          </table:table-cell>
          <table:table-cell office:value-type="float" office:value="103" calcext:value-type="float">
            <text:p>10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81.82" calcext:value-type="float">
            <text:p>58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4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86.04" calcext:value-type="float">
            <text:p>58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5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90.65" calcext:value-type="float">
            <text:p>590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6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95.33" calcext:value-type="float">
            <text:p>59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7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00.12" calcext:value-type="float">
            <text:p>60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8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04.88" calcext:value-type="float">
            <text:p>60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9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09.79" calcext:value-type="float">
            <text:p>60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0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09.79" calcext:value-type="float">
            <text:p>60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1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15.23" calcext:value-type="float">
            <text:p>615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2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24.53" calcext:value-type="float">
            <text:p>62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3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26.12" calcext:value-type="float">
            <text:p>626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4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34.07" calcext:value-type="float">
            <text:p>63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5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34.07" calcext:value-type="float">
            <text:p>63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42.45" calcext:value-type="float">
            <text:p>64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45.68" calcext:value-type="float">
            <text:p>64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45.68" calcext:value-type="float">
            <text:p>64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53.74" calcext:value-type="float">
            <text:p>65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57.3" calcext:value-type="float">
            <text:p>65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57.3" calcext:value-type="float">
            <text:p>65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65.66" calcext:value-type="float">
            <text:p>66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65.66" calcext:value-type="float">
            <text:p>66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4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69.96" calcext:value-type="float">
            <text:p>669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5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69.96" calcext:value-type="float">
            <text:p>669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6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79.25" calcext:value-type="float">
            <text:p>679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7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84.37" calcext:value-type="float">
            <text:p>684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8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88.42" calcext:value-type="float">
            <text:p>68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9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2.51" calcext:value-type="float">
            <text:p>69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0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6.15" calcext:value-type="float">
            <text:p>69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1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00.4" calcext:value-type="float">
            <text:p>70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2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05.46" calcext:value-type="float">
            <text:p>70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3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05.46" calcext:value-type="float">
            <text:p>70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714.75" calcext:value-type="float">
            <text:p>71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717.33" calcext:value-type="float">
            <text:p>717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6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23.45" calcext:value-type="float">
            <text:p>723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7</text:p>
          </table:table-cell>
          <table:table-cell office:value-type="float" office:value="111" calcext:value-type="float">
            <text:p>11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32.75" calcext:value-type="float">
            <text:p>732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8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742.04" calcext:value-type="float">
            <text:p>74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9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751.33" calcext:value-type="float">
            <text:p>75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60.63" calcext:value-type="float">
            <text:p>76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1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67.3" calcext:value-type="float">
            <text:p>76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2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771.11" calcext:value-type="float">
            <text:p>77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3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773.99" calcext:value-type="float">
            <text:p>77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4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77.47" calcext:value-type="float">
            <text:p>77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5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80.34" calcext:value-type="float">
            <text:p>780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6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83.72" calcext:value-type="float">
            <text:p>783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87.21" calcext:value-type="float">
            <text:p>78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8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90.63" calcext:value-type="float">
            <text:p>79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9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94.77" calcext:value-type="float">
            <text:p>794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0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99.68" calcext:value-type="float">
            <text:p>799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1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804.49" calcext:value-type="float">
            <text:p>804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2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809.41" calcext:value-type="float">
            <text:p>809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3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814.98" calcext:value-type="float">
            <text:p>814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4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20.95" calcext:value-type="float">
            <text:p>820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5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25.69" calcext:value-type="float">
            <text:p>825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6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30.01" calcext:value-type="float">
            <text:p>830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7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33.01" calcext:value-type="float">
            <text:p>833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8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36.19" calcext:value-type="float">
            <text:p>83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9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839.33" calcext:value-type="float">
            <text:p>83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39.33" calcext:value-type="float">
            <text:p>83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1</text:p>
          </table:table-cell>
          <table:table-cell office:value-type="float" office:value="107" calcext:value-type="float">
            <text:p>10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842.22" calcext:value-type="float">
            <text:p>84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2</text:p>
          </table:table-cell>
          <table:table-cell office:value-type="float" office:value="107" calcext:value-type="float">
            <text:p>10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842.22" calcext:value-type="float">
            <text:p>84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847.44" calcext:value-type="float">
            <text:p>84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847.44" calcext:value-type="float">
            <text:p>84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5</text:p>
          </table:table-cell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856.74" calcext:value-type="float">
            <text:p>856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6</text:p>
          </table:table-cell>
          <table:table-cell office:value-type="float" office:value="108" calcext:value-type="float">
            <text:p>10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856.81" calcext:value-type="float">
            <text:p>85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7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66.1" calcext:value-type="float">
            <text:p>86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8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70.56" calcext:value-type="float">
            <text:p>87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9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79.04" calcext:value-type="float">
            <text:p>879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0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88.34" calcext:value-type="float">
            <text:p>88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1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97.3" calcext:value-type="float">
            <text:p>89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2</text:p>
          </table:table-cell>
          <table:table-cell office:value-type="float" office:value="109" calcext:value-type="float">
            <text:p>10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906.6" calcext:value-type="float">
            <text:p>906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3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911.97" calcext:value-type="float">
            <text:p>91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4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921.26" calcext:value-type="float">
            <text:p>92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5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922.43" calcext:value-type="float">
            <text:p>922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6</text:p>
          </table:table-cell>
          <table:table-cell office:value-type="float" office:value="110" calcext:value-type="float">
            <text:p>11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927.56" calcext:value-type="float">
            <text:p>927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7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32.36" calcext:value-type="float">
            <text:p>932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8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38.8" calcext:value-type="float">
            <text:p>938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9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943.98" calcext:value-type="float">
            <text:p>943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0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949.61" calcext:value-type="float">
            <text:p>949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955.73" calcext:value-type="float">
            <text:p>955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2</text:p>
          </table:table-cell>
          <table:table-cell office:value-type="float" office:value="110" calcext:value-type="float">
            <text:p>11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962.29" calcext:value-type="float">
            <text:p>962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3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968.69" calcext:value-type="float">
            <text:p>968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4</text:p>
          </table:table-cell>
          <table:table-cell office:value-type="float" office:value="111" calcext:value-type="float">
            <text:p>11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973.89" calcext:value-type="float">
            <text:p>97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5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979.32" calcext:value-type="float">
            <text:p>979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6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985.92" calcext:value-type="float">
            <text:p>985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7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985.92" calcext:value-type="float">
            <text:p>985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8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990.98" calcext:value-type="float">
            <text:p>990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96.23" calcext:value-type="float">
            <text:p>996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0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997.61" calcext:value-type="float">
            <text:p>99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1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99.64" calcext:value-type="float">
            <text:p>99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2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99.64" calcext:value-type="float">
            <text:p>99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3</text:p>
          </table:table-cell>
          <table:table-cell office:value-type="float" office:value="109" calcext:value-type="float">
            <text:p>10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1006.46" calcext:value-type="float">
            <text:p>1006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4</text:p>
          </table:table-cell>
          <table:table-cell office:value-type="float" office:value="109" calcext:value-type="float">
            <text:p>10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1006.46" calcext:value-type="float">
            <text:p>1006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5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1012.4" calcext:value-type="float">
            <text:p>101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6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1012.4" calcext:value-type="float">
            <text:p>101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1021.7" calcext:value-type="float">
            <text:p>1021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1022.82" calcext:value-type="float">
            <text:p>1022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9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032.11" calcext:value-type="float">
            <text:p>1032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0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038.31" calcext:value-type="float">
            <text:p>1038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1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047.6" calcext:value-type="float">
            <text:p>1047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2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056.89" calcext:value-type="float">
            <text:p>105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3</text:p>
          </table:table-cell>
          <table:table-cell office:value-type="float" office:value="107" calcext:value-type="float">
            <text:p>10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064.5" calcext:value-type="float">
            <text:p>1064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4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071.74" calcext:value-type="float">
            <text:p>107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5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078.45" calcext:value-type="float">
            <text:p>107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6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084.96" calcext:value-type="float">
            <text:p>1084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7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084.96" calcext:value-type="float">
            <text:p>1084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1094.25" calcext:value-type="float">
            <text:p>109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1103.55" calcext:value-type="float">
            <text:p>1103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1108.47" calcext:value-type="float">
            <text:p>1108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1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114.37" calcext:value-type="float">
            <text:p>1114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2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120.03" calcext:value-type="float">
            <text:p>1120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3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120.03" calcext:value-type="float">
            <text:p>1120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4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129.33" calcext:value-type="float">
            <text:p>112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5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129.44" calcext:value-type="float">
            <text:p>1129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6</text:p>
          </table:table-cell>
          <table:table-cell office:value-type="float" office:value="104" calcext:value-type="float">
            <text:p>10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1136.26" calcext:value-type="float">
            <text:p>1136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7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1136.26" calcext:value-type="float">
            <text:p>1136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8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143.54" calcext:value-type="float">
            <text:p>1143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9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143.54" calcext:value-type="float">
            <text:p>1143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0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149.12" calcext:value-type="float">
            <text:p>1149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1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158.41" calcext:value-type="float">
            <text:p>115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2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162.45" calcext:value-type="float">
            <text:p>11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3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166.11" calcext:value-type="float">
            <text:p>1166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4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170.33" calcext:value-type="float">
            <text:p>1170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5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175.04" calcext:value-type="float">
            <text:p>1175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6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181.47" calcext:value-type="float">
            <text:p>1181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7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188.02" calcext:value-type="float">
            <text:p>1188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8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193.6" calcext:value-type="float">
            <text:p>1193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9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198.13" calcext:value-type="float">
            <text:p>1198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0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203.99" calcext:value-type="float">
            <text:p>120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1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11.5" calcext:value-type="float">
            <text:p>121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2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18.23" calcext:value-type="float">
            <text:p>121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3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18.23" calcext:value-type="float">
            <text:p>121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4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24.3" calcext:value-type="float">
            <text:p>1224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5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33.6" calcext:value-type="float">
            <text:p>1233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6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234.2" calcext:value-type="float">
            <text:p>1234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7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238.36" calcext:value-type="float">
            <text:p>1238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8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45.61" calcext:value-type="float">
            <text:p>124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9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50.69" calcext:value-type="float">
            <text:p>1250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0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50.69" calcext:value-type="float">
            <text:p>1250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1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254.26" calcext:value-type="float">
            <text:p>125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2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258.47" calcext:value-type="float">
            <text:p>1258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3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267.76" calcext:value-type="float">
            <text:p>126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4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273.9" calcext:value-type="float">
            <text:p>1273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5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79.23" calcext:value-type="float">
            <text:p>1279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6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85.62" calcext:value-type="float">
            <text:p>128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7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91.43" calcext:value-type="float">
            <text:p>129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8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296.04" calcext:value-type="float">
            <text:p>129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9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300.88" calcext:value-type="float">
            <text:p>1300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0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306.21" calcext:value-type="float">
            <text:p>1306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1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310.83" calcext:value-type="float">
            <text:p>131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2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310.83" calcext:value-type="float">
            <text:p>131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3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319.51" calcext:value-type="float">
            <text:p>131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4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23.23" calcext:value-type="float">
            <text:p>1323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5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23.23" calcext:value-type="float">
            <text:p>1323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6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26.63" calcext:value-type="float">
            <text:p>132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7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8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340.17" calcext:value-type="float">
            <text:p>134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9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344.33" calcext:value-type="float">
            <text:p>134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0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349.12" calcext:value-type="float">
            <text:p>1349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1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353.73" calcext:value-type="float">
            <text:p>135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2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358.81" calcext:value-type="float">
            <text:p>135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3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365" calcext:value-type="float">
            <text:p>13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4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70.71" calcext:value-type="float">
            <text:p>1370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5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76.15" calcext:value-type="float">
            <text:p>137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6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81.64" calcext:value-type="float">
            <text:p>138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86.83" calcext:value-type="float">
            <text:p>13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8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86.83" calcext:value-type="float">
            <text:p>13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9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392.04" calcext:value-type="float">
            <text:p>139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0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401.33" calcext:value-type="float">
            <text:p>140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1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403.53" calcext:value-type="float">
            <text:p>1403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1412.83" calcext:value-type="float">
            <text:p>1412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3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1422.12" calcext:value-type="float">
            <text:p>1422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4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1430.83" calcext:value-type="float">
            <text:p>143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5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1430.83" calcext:value-type="float">
            <text:p>143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6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1440.12" calcext:value-type="float">
            <text:p>144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7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1443.41" calcext:value-type="float">
            <text:p>1443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8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452.71" calcext:value-type="float">
            <text:p>145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9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1458.22" calcext:value-type="float">
            <text:p>145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0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1458.22" calcext:value-type="float">
            <text:p>145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1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462.27" calcext:value-type="float">
            <text:p>146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2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466.21" calcext:value-type="float">
            <text:p>1466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3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73.68" calcext:value-type="float">
            <text:p>147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4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73.68" calcext:value-type="float">
            <text:p>147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5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82.98" calcext:value-type="float">
            <text:p>1482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6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84.11" calcext:value-type="float">
            <text:p>1484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7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493.4" calcext:value-type="float">
            <text:p>1493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8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499.35" calcext:value-type="float">
            <text:p>1499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9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503.92" calcext:value-type="float">
            <text:p>1503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0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503.92" calcext:value-type="float">
            <text:p>1503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1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513.21" calcext:value-type="float">
            <text:p>1513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2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515.26" calcext:value-type="float">
            <text:p>151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3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524.56" calcext:value-type="float">
            <text:p>152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4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32.89" calcext:value-type="float">
            <text:p>1532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5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39.35" calcext:value-type="float">
            <text:p>1539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6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39.35" calcext:value-type="float">
            <text:p>1539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7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45.98" calcext:value-type="float">
            <text:p>154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8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555.28" calcext:value-type="float">
            <text:p>155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9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564.57" calcext:value-type="float">
            <text:p>156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0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565.11" calcext:value-type="float">
            <text:p>1565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1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570.24" calcext:value-type="float">
            <text:p>1570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2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79.54" calcext:value-type="float">
            <text:p>157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3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579.66" calcext:value-type="float">
            <text:p>157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4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587.35" calcext:value-type="float">
            <text:p>158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5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587.35" calcext:value-type="float">
            <text:p>158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6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593.65" calcext:value-type="float">
            <text:p>1593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7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593.65" calcext:value-type="float">
            <text:p>1593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8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597.08" calcext:value-type="float">
            <text:p>1597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9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603.66" calcext:value-type="float">
            <text:p>1603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0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07.18" calcext:value-type="float">
            <text:p>160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1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11.64" calcext:value-type="float">
            <text:p>161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2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16.9" calcext:value-type="float">
            <text:p>161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3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622.76" calcext:value-type="float">
            <text:p>162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4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629.07" calcext:value-type="float">
            <text:p>1629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5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635.98" calcext:value-type="float">
            <text:p>163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6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642.43" calcext:value-type="float">
            <text:p>1642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7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648.65" calcext:value-type="float">
            <text:p>1648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8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654.57" calcext:value-type="float">
            <text:p>165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9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660.81" calcext:value-type="float">
            <text:p>1660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0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665.96" calcext:value-type="float">
            <text:p>1665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1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665.96" calcext:value-type="float">
            <text:p>1665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2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674.21" calcext:value-type="float">
            <text:p>1674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3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674.21" calcext:value-type="float">
            <text:p>1674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4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680.78" calcext:value-type="float">
            <text:p>1680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5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84.33" calcext:value-type="float">
            <text:p>168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6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687.72" calcext:value-type="float">
            <text:p>168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7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691.41" calcext:value-type="float">
            <text:p>169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8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695.3" calcext:value-type="float">
            <text:p>1695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699.52" calcext:value-type="float">
            <text:p>1699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703.03" calcext:value-type="float">
            <text:p>1703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1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708.32" calcext:value-type="float">
            <text:p>1708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2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714.06" calcext:value-type="float">
            <text:p>1714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3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720.42" calcext:value-type="float">
            <text:p>172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4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727.43" calcext:value-type="float">
            <text:p>1727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5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734.17" calcext:value-type="float">
            <text:p>173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6</text:p>
          </table:table-cell>
          <table:table-cell office:value-type="float" office:value="107" calcext:value-type="float">
            <text:p>10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741.02" calcext:value-type="float">
            <text:p>1741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7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748.22" calcext:value-type="float">
            <text:p>174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8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755.05" calcext:value-type="float">
            <text:p>175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9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1761.71" calcext:value-type="float">
            <text:p>17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0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1766.58" calcext:value-type="float">
            <text:p>1766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1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771.33" calcext:value-type="float">
            <text:p>177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2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1775.75" calcext:value-type="float">
            <text:p>177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3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1779.62" calcext:value-type="float">
            <text:p>1779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4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1783.49" calcext:value-type="float">
            <text:p>1783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5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786.72" calcext:value-type="float">
            <text:p>178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6</text:p>
          </table:table-cell>
          <table:table-cell office:value-type="float" office:value="106" calcext:value-type="float">
            <text:p>10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788.77" calcext:value-type="float">
            <text:p>178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7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792.15" calcext:value-type="float">
            <text:p>1792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8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796.26" calcext:value-type="float">
            <text:p>1796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9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800.76" calcext:value-type="float">
            <text:p>180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0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805.27" calcext:value-type="float">
            <text:p>180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1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809.55" calcext:value-type="float">
            <text:p>1809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2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813.19" calcext:value-type="float">
            <text:p>18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3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816.54" calcext:value-type="float">
            <text:p>1816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4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821.09" calcext:value-type="float">
            <text:p>1821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1825.75" calcext:value-type="float">
            <text:p>182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6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1830.13" calcext:value-type="float">
            <text:p>183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835.17" calcext:value-type="float">
            <text:p>183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8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840.14" calcext:value-type="float">
            <text:p>184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9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844.1" calcext:value-type="float">
            <text:p>1844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0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848.59" calcext:value-type="float">
            <text:p>1848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1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855.16" calcext:value-type="float">
            <text:p>1855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2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861.42" calcext:value-type="float">
            <text:p>186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3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865.76" calcext:value-type="float">
            <text:p>1865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4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870.28" calcext:value-type="float">
            <text:p>1870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5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875.2" calcext:value-type="float">
            <text:p>187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6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881.38" calcext:value-type="float">
            <text:p>1881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886.91" calcext:value-type="float">
            <text:p>1886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8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892.04" calcext:value-type="float">
            <text:p>189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9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896.88" calcext:value-type="float">
            <text:p>1896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0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896.88" calcext:value-type="float">
            <text:p>1896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1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906.18" calcext:value-type="float">
            <text:p>190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2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913.95" calcext:value-type="float">
            <text:p>1913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3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919.31" calcext:value-type="float">
            <text:p>1919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4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925.21" calcext:value-type="float">
            <text:p>1925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5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1930.12" calcext:value-type="float">
            <text:p>193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6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1932.79" calcext:value-type="float">
            <text:p>1932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7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934.58" calcext:value-type="float">
            <text:p>1934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8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937.81" calcext:value-type="float">
            <text:p>193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9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41.3" calcext:value-type="float">
            <text:p>1941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0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44.93" calcext:value-type="float">
            <text:p>1944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1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44.93" calcext:value-type="float">
            <text:p>1944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2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49.54" calcext:value-type="float">
            <text:p>194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3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958.83" calcext:value-type="float">
            <text:p>195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4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964.8" calcext:value-type="float">
            <text:p>1964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5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972.01" calcext:value-type="float">
            <text:p>1972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6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978.38" calcext:value-type="float">
            <text:p>1978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7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1983.26" calcext:value-type="float">
            <text:p>1983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8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986.96" calcext:value-type="float">
            <text:p>198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9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1990.41" calcext:value-type="float">
            <text:p>1990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0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94.78" calcext:value-type="float">
            <text:p>199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1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1994.78" calcext:value-type="float">
            <text:p>199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2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1997.85" calcext:value-type="float">
            <text:p>1997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3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00.39" calcext:value-type="float">
            <text:p>200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4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04.05" calcext:value-type="float">
            <text:p>200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5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08.09" calcext:value-type="float">
            <text:p>200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6</text:p>
          </table:table-cell>
          <table:table-cell office:value-type="float" office:value="108" calcext:value-type="float">
            <text:p>10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12.77" calcext:value-type="float">
            <text:p>2012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7</text:p>
          </table:table-cell>
          <table:table-cell office:value-type="float" office:value="108" calcext:value-type="float">
            <text:p>10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18.78" calcext:value-type="float">
            <text:p>2018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8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023.9" calcext:value-type="float">
            <text:p>2023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9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028.53" calcext:value-type="float">
            <text:p>202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0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035.77" calcext:value-type="float">
            <text:p>203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1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043.27" calcext:value-type="float">
            <text:p>2043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2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050.03" calcext:value-type="float">
            <text:p>2050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3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056.37" calcext:value-type="float">
            <text:p>2056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4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062.88" calcext:value-type="float">
            <text:p>206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5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069.42" calcext:value-type="float">
            <text:p>2069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6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075.06" calcext:value-type="float">
            <text:p>207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7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081.24" calcext:value-type="float">
            <text:p>208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8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086.56" calcext:value-type="float">
            <text:p>208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9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089.92" calcext:value-type="float">
            <text:p>2089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0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093.16" calcext:value-type="float">
            <text:p>209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1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095.75" calcext:value-type="float">
            <text:p>209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2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099.1" calcext:value-type="float">
            <text:p>2099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3</text:p>
          </table:table-cell>
          <table:table-cell office:value-type="float" office:value="113" calcext:value-type="float">
            <text:p>1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102.24" calcext:value-type="float">
            <text:p>210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4</text:p>
          </table:table-cell>
          <table:table-cell office:value-type="float" office:value="113" calcext:value-type="float">
            <text:p>1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104.97" calcext:value-type="float">
            <text:p>210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5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109.22" calcext:value-type="float">
            <text:p>210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6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114.41" calcext:value-type="float">
            <text:p>2114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7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120.17" calcext:value-type="float">
            <text:p>212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8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120.17" calcext:value-type="float">
            <text:p>212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9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2129.46" calcext:value-type="float">
            <text:p>2129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0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138.75" calcext:value-type="float">
            <text:p>2138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1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147.46" calcext:value-type="float">
            <text:p>214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2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53.8" calcext:value-type="float">
            <text:p>215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3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59.84" calcext:value-type="float">
            <text:p>2159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4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65.28" calcext:value-type="float">
            <text:p>216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5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70.2" calcext:value-type="float">
            <text:p>2170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6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174.89" calcext:value-type="float">
            <text:p>2174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7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179.45" calcext:value-type="float">
            <text:p>2179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8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85.17" calcext:value-type="float">
            <text:p>218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9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91.52" calcext:value-type="float">
            <text:p>2191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0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191.52" calcext:value-type="float">
            <text:p>2191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1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200.81" calcext:value-type="float">
            <text:p>2200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2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210.11" calcext:value-type="float">
            <text:p>221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3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17.26" calcext:value-type="float">
            <text:p>2217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4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23.62" calcext:value-type="float">
            <text:p>2223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5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29.75" calcext:value-type="float">
            <text:p>2229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6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36.69" calcext:value-type="float">
            <text:p>2236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7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41.98" calcext:value-type="float">
            <text:p>2241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8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46.4" calcext:value-type="float">
            <text:p>2246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9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251.27" calcext:value-type="float">
            <text:p>225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0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255.61" calcext:value-type="float">
            <text:p>225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1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259.63" calcext:value-type="float">
            <text:p>225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2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262.39" calcext:value-type="float">
            <text:p>2262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3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266.9" calcext:value-type="float">
            <text:p>226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4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271.41" calcext:value-type="float">
            <text:p>227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5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274.86" calcext:value-type="float">
            <text:p>227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6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278.16" calcext:value-type="float">
            <text:p>2278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7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281.47" calcext:value-type="float">
            <text:p>2281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8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285.8" calcext:value-type="float">
            <text:p>2285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9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291.65" calcext:value-type="float">
            <text:p>229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0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297.43" calcext:value-type="float">
            <text:p>2297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1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03.99" calcext:value-type="float">
            <text:p>230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2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09.26" calcext:value-type="float">
            <text:p>2309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3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315.18" calcext:value-type="float">
            <text:p>231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4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19.82" calcext:value-type="float">
            <text:p>2319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5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24.36" calcext:value-type="float">
            <text:p>232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6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30.68" calcext:value-type="float">
            <text:p>2330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7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35.82" calcext:value-type="float">
            <text:p>2335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8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39.47" calcext:value-type="float">
            <text:p>2339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9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43.95" calcext:value-type="float">
            <text:p>2343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0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48.67" calcext:value-type="float">
            <text:p>2348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1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53.75" calcext:value-type="float">
            <text:p>2353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2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58.45" calcext:value-type="float">
            <text:p>235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3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64.47" calcext:value-type="float">
            <text:p>2364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4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70.86" calcext:value-type="float">
            <text:p>2370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5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75.65" calcext:value-type="float">
            <text:p>2375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6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375.65" calcext:value-type="float">
            <text:p>2375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7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84.94" calcext:value-type="float">
            <text:p>2384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8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89.71" calcext:value-type="float">
            <text:p>238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9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94.98" calcext:value-type="float">
            <text:p>2394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0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399.54" calcext:value-type="float">
            <text:p>239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1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403.04" calcext:value-type="float">
            <text:p>2403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2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403.04" calcext:value-type="float">
            <text:p>2403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3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412.33" calcext:value-type="float">
            <text:p>241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4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419.12" calcext:value-type="float">
            <text:p>2419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5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425.75" calcext:value-type="float">
            <text:p>242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6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432.44" calcext:value-type="float">
            <text:p>2432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7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439.36" calcext:value-type="float">
            <text:p>2439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8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2445.54" calcext:value-type="float">
            <text:p>2445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2452.39" calcext:value-type="float">
            <text:p>2452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0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2459.49" calcext:value-type="float">
            <text:p>2459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1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465.71" calcext:value-type="float">
            <text:p>2465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2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470" calcext:value-type="float">
            <text:p>247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3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473.2" calcext:value-type="float">
            <text:p>2473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4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476" calcext:value-type="float">
            <text:p>24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5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2478.45" calcext:value-type="float">
            <text:p>247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6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481.23" calcext:value-type="float">
            <text:p>2481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7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483.4" calcext:value-type="float">
            <text:p>2483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8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485.03" calcext:value-type="float">
            <text:p>248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9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488.24" calcext:value-type="float">
            <text:p>248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2492.27" calcext:value-type="float">
            <text:p>249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2496.4" calcext:value-type="float">
            <text:p>2496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2500.19" calcext:value-type="float">
            <text:p>250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3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2505.15" calcext:value-type="float">
            <text:p>250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4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2505.15" calcext:value-type="float">
            <text:p>250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2514.44" calcext:value-type="float">
            <text:p>251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2519.84" calcext:value-type="float">
            <text:p>2519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7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525.98" calcext:value-type="float">
            <text:p>252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8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531.54" calcext:value-type="float">
            <text:p>2531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9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536.44" calcext:value-type="float">
            <text:p>2536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0</text:p>
          </table:table-cell>
          <table:table-cell office:value-type="float" office:value="104" calcext:value-type="float">
            <text:p>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542.15" calcext:value-type="float">
            <text:p>2542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1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548.68" calcext:value-type="float">
            <text:p>2548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2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548.68" calcext:value-type="float">
            <text:p>2548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3</text:p>
          </table:table-cell>
          <table:table-cell office:value-type="float" office:value="105" calcext:value-type="float">
            <text:p>10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557.97" calcext:value-type="float">
            <text:p>2557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4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567.23" calcext:value-type="float">
            <text:p>256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5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574.4" calcext:value-type="float">
            <text:p>2574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6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2582.05" calcext:value-type="float">
            <text:p>2582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7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588" calcext:value-type="float">
            <text:p>25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8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2595" calcext:value-type="float">
            <text:p>25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9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2602.81" calcext:value-type="float">
            <text:p>2602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0</text:p>
          </table:table-cell>
          <table:table-cell office:value-type="float" office:value="109" calcext:value-type="float">
            <text:p>10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2610.27" calcext:value-type="float">
            <text:p>261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1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2618.19" calcext:value-type="float">
            <text:p>261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2</text:p>
          </table:table-cell>
          <table:table-cell office:value-type="float" office:value="110" calcext:value-type="float">
            <text:p>11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2625.77" calcext:value-type="float">
            <text:p>262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3</text:p>
          </table:table-cell>
          <table:table-cell office:value-type="float" office:value="111" calcext:value-type="float">
            <text:p>11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2625.77" calcext:value-type="float">
            <text:p>262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4</text:p>
          </table:table-cell>
          <table:table-cell office:value-type="float" office:value="111" calcext:value-type="float">
            <text:p>11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2635.06" calcext:value-type="float">
            <text:p>263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5</text:p>
          </table:table-cell>
          <table:table-cell office:value-type="float" office:value="111" calcext:value-type="float">
            <text:p>11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1:06</text:p>
          </table:table-cell>
          <table:table-cell table:number-columns-repeated="3"/>
          <table:table-cell office:value-type="float" office:value="2644.35" calcext:value-type="float">
            <text:p>2644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6</text:p>
          </table:table-cell>
          <table:table-cell office:value-type="float" office:value="112" calcext:value-type="float">
            <text:p>112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0:44</text:p>
          </table:table-cell>
          <table:table-cell table:number-columns-repeated="3"/>
          <table:table-cell office:value-type="float" office:value="2653.65" calcext:value-type="float">
            <text:p>2653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7</text:p>
          </table:table-cell>
          <table:table-cell office:value-type="float" office:value="112" calcext:value-type="float">
            <text:p>11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23</text:p>
          </table:table-cell>
          <table:table-cell table:number-columns-repeated="3"/>
          <table:table-cell office:value-type="float" office:value="2662.94" calcext:value-type="float">
            <text:p>2662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8</text:p>
          </table:table-cell>
          <table:table-cell office:value-type="float" office:value="113" calcext:value-type="float">
            <text:p>11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2672.23" calcext:value-type="float">
            <text:p>2672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9</text:p>
          </table:table-cell>
          <table:table-cell office:value-type="float" office:value="113" calcext:value-type="float">
            <text:p>11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2681.53" calcext:value-type="float">
            <text:p>2681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0</text:p>
          </table:table-cell>
          <table:table-cell office:value-type="float" office:value="114" calcext:value-type="float">
            <text:p>1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2690.82" calcext:value-type="float">
            <text:p>2690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1</text:p>
          </table:table-cell>
          <table:table-cell office:value-type="float" office:value="114" calcext:value-type="float">
            <text:p>11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0:44</text:p>
          </table:table-cell>
          <table:table-cell table:number-columns-repeated="3"/>
          <table:table-cell office:value-type="float" office:value="2700.11" calcext:value-type="float">
            <text:p>270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2</text:p>
          </table:table-cell>
          <table:table-cell office:value-type="float" office:value="115" calcext:value-type="float">
            <text:p>11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1:06</text:p>
          </table:table-cell>
          <table:table-cell table:number-columns-repeated="3"/>
          <table:table-cell office:value-type="float" office:value="2709.41" calcext:value-type="float">
            <text:p>2709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3</text:p>
          </table:table-cell>
          <table:table-cell office:value-type="float" office:value="115" calcext:value-type="float">
            <text:p>115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2718.7" calcext:value-type="float">
            <text:p>271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4</text:p>
          </table:table-cell>
          <table:table-cell office:value-type="float" office:value="115" calcext:value-type="float">
            <text:p>115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2726.44" calcext:value-type="float">
            <text:p>2726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5</text:p>
          </table:table-cell>
          <table:table-cell office:value-type="float" office:value="115" calcext:value-type="float">
            <text:p>11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2732.32" calcext:value-type="float">
            <text:p>273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2737.48" calcext:value-type="float">
            <text:p>2737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2742.73" calcext:value-type="float">
            <text:p>274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8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2746.86" calcext:value-type="float">
            <text:p>2746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9</text:p>
          </table:table-cell>
          <table:table-cell office:value-type="float" office:value="116" calcext:value-type="float">
            <text:p>11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2751.39" calcext:value-type="float">
            <text:p>2751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0</text:p>
          </table:table-cell>
          <table:table-cell office:value-type="float" office:value="116" calcext:value-type="float">
            <text:p>11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2755.17" calcext:value-type="float">
            <text:p>275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1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2760" calcext:value-type="float">
            <text:p>276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2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2765.89" calcext:value-type="float">
            <text:p>2765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3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2770.54" calcext:value-type="float">
            <text:p>2770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4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2770.54" calcext:value-type="float">
            <text:p>2770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5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2779.83" calcext:value-type="float">
            <text:p>2779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6</text:p>
          </table:table-cell>
          <table:table-cell office:value-type="float" office:value="115" calcext:value-type="float">
            <text:p>11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2786.35" calcext:value-type="float">
            <text:p>2786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7</text:p>
          </table:table-cell>
          <table:table-cell office:value-type="float" office:value="115" calcext:value-type="float">
            <text:p>11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2792.24" calcext:value-type="float">
            <text:p>279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8</text:p>
          </table:table-cell>
          <table:table-cell office:value-type="float" office:value="114" calcext:value-type="float">
            <text:p>11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2798.57" calcext:value-type="float">
            <text:p>279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9</text:p>
          </table:table-cell>
          <table:table-cell office:value-type="float" office:value="114" calcext:value-type="float">
            <text:p>11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2805.05" calcext:value-type="float">
            <text:p>280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0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2810.71" calcext:value-type="float">
            <text:p>2810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1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2815.13" calcext:value-type="float">
            <text:p>281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2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2819.39" calcext:value-type="float">
            <text:p>2819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3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2823.77" calcext:value-type="float">
            <text:p>2823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4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2828.28" calcext:value-type="float">
            <text:p>282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5</text:p>
          </table:table-cell>
          <table:table-cell office:value-type="float" office:value="114" calcext:value-type="float">
            <text:p>11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2833.86" calcext:value-type="float">
            <text:p>283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6</text:p>
          </table:table-cell>
          <table:table-cell office:value-type="float" office:value="114" calcext:value-type="float">
            <text:p>11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2833.86" calcext:value-type="float">
            <text:p>283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7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2843.15" calcext:value-type="float">
            <text:p>2843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2848.81" calcext:value-type="float">
            <text:p>284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9</text:p>
          </table:table-cell>
          <table:table-cell office:value-type="float" office:value="113" calcext:value-type="float">
            <text:p>11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852.69" calcext:value-type="float">
            <text:p>2852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0</text:p>
          </table:table-cell>
          <table:table-cell office:value-type="float" office:value="113" calcext:value-type="float">
            <text:p>11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2857.08" calcext:value-type="float">
            <text:p>2857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1</text:p>
          </table:table-cell>
          <table:table-cell office:value-type="float" office:value="112" calcext:value-type="float">
            <text:p>1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861.41" calcext:value-type="float">
            <text:p>286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2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864.24" calcext:value-type="float">
            <text:p>2864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3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866.8" calcext:value-type="float">
            <text:p>286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4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868.92" calcext:value-type="float">
            <text:p>2868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5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871.26" calcext:value-type="float">
            <text:p>287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6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873.99" calcext:value-type="float">
            <text:p>287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7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876.95" calcext:value-type="float">
            <text:p>287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8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876.95" calcext:value-type="float">
            <text:p>287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9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2882.96" calcext:value-type="float">
            <text:p>2882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0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2887.41" calcext:value-type="float">
            <text:p>2887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1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2893.68" calcext:value-type="float">
            <text:p>289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2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2900.42" calcext:value-type="float">
            <text:p>290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3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2906.72" calcext:value-type="float">
            <text:p>290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4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912.27" calcext:value-type="float">
            <text:p>291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5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2919.03" calcext:value-type="float">
            <text:p>2919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6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2926.79" calcext:value-type="float">
            <text:p>292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7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2934" calcext:value-type="float">
            <text:p>29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8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941.46" calcext:value-type="float">
            <text:p>294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9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948.8" calcext:value-type="float">
            <text:p>2948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0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55.31" calcext:value-type="float">
            <text:p>2955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1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61.05" calcext:value-type="float">
            <text:p>296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2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66.34" calcext:value-type="float">
            <text:p>2966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3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72.71" calcext:value-type="float">
            <text:p>297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4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78.99" calcext:value-type="float">
            <text:p>2978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5</text:p>
          </table:table-cell>
          <table:table-cell office:value-type="float" office:value="107" calcext:value-type="float">
            <text:p>10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85.46" calcext:value-type="float">
            <text:p>298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6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2990.18" calcext:value-type="float">
            <text:p>299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7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992.73" calcext:value-type="float">
            <text:p>299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8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2995.61" calcext:value-type="float">
            <text:p>299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9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2999.61" calcext:value-type="float">
            <text:p>2999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0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004.16" calcext:value-type="float">
            <text:p>3004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1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010.06" calcext:value-type="float">
            <text:p>3010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2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015.45" calcext:value-type="float">
            <text:p>3015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3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020.11" calcext:value-type="float">
            <text:p>302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4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024.48" calcext:value-type="float">
            <text:p>302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5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030.55" calcext:value-type="float">
            <text:p>303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6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038.33" calcext:value-type="float">
            <text:p>3038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7</text:p>
          </table:table-cell>
          <table:table-cell office:value-type="float" office:value="113" calcext:value-type="float">
            <text:p>11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046.36" calcext:value-type="float">
            <text:p>3046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8</text:p>
          </table:table-cell>
          <table:table-cell office:value-type="float" office:value="114" calcext:value-type="float">
            <text:p>11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053.86" calcext:value-type="float">
            <text:p>305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9</text:p>
          </table:table-cell>
          <table:table-cell office:value-type="float" office:value="115" calcext:value-type="float">
            <text:p>11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061.56" calcext:value-type="float">
            <text:p>306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0</text:p>
          </table:table-cell>
          <table:table-cell office:value-type="float" office:value="115" calcext:value-type="float">
            <text:p>11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67.61" calcext:value-type="float">
            <text:p>306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1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73.36" calcext:value-type="float">
            <text:p>307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2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79.59" calcext:value-type="float">
            <text:p>3079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3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85.57" calcext:value-type="float">
            <text:p>3085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91.45" calcext:value-type="float">
            <text:p>309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5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096.58" calcext:value-type="float">
            <text:p>3096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6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01.36" calcext:value-type="float">
            <text:p>310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7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07.07" calcext:value-type="float">
            <text:p>3107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8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12.53" calcext:value-type="float">
            <text:p>3112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9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18.29" calcext:value-type="float">
            <text:p>311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0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23.65" calcext:value-type="float">
            <text:p>3123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1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129.29" calcext:value-type="float">
            <text:p>312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2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134.53" calcext:value-type="float">
            <text:p>313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3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139.34" calcext:value-type="float">
            <text:p>313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139.34" calcext:value-type="float">
            <text:p>313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5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148.63" calcext:value-type="float">
            <text:p>3148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6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149.17" calcext:value-type="float">
            <text:p>314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7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153.7" calcext:value-type="float">
            <text:p>315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8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162.99" calcext:value-type="float">
            <text:p>3162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9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169.16" calcext:value-type="float">
            <text:p>316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0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173.31" calcext:value-type="float">
            <text:p>3173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1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178.14" calcext:value-type="float">
            <text:p>3178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2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182.59" calcext:value-type="float">
            <text:p>3182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3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186.71" calcext:value-type="float">
            <text:p>3186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4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192.14" calcext:value-type="float">
            <text:p>3192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5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198.95" calcext:value-type="float">
            <text:p>3198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6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205.8" calcext:value-type="float">
            <text:p>3205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7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11.71" calcext:value-type="float">
            <text:p>321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8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17.68" calcext:value-type="float">
            <text:p>3217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9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25.37" calcext:value-type="float">
            <text:p>3225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0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32.42" calcext:value-type="float">
            <text:p>323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1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38.21" calcext:value-type="float">
            <text:p>3238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2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43.35" calcext:value-type="float">
            <text:p>324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3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48.08" calcext:value-type="float">
            <text:p>3248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48.08" calcext:value-type="float">
            <text:p>3248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5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57.37" calcext:value-type="float">
            <text:p>3257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6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263.59" calcext:value-type="float">
            <text:p>3263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7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67.96" calcext:value-type="float">
            <text:p>3267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8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271.97" calcext:value-type="float">
            <text:p>327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9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276.23" calcext:value-type="float">
            <text:p>3276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0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280.76" calcext:value-type="float">
            <text:p>328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1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285.25" calcext:value-type="float">
            <text:p>3285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2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289.59" calcext:value-type="float">
            <text:p>3289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3</text:p>
          </table:table-cell>
          <table:table-cell office:value-type="float" office:value="118" calcext:value-type="float">
            <text:p>11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294.22" calcext:value-type="float">
            <text:p>3294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4</text:p>
          </table:table-cell>
          <table:table-cell office:value-type="float" office:value="118" calcext:value-type="float">
            <text:p>11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298.69" calcext:value-type="float">
            <text:p>3298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5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303.79" calcext:value-type="float">
            <text:p>330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6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309.35" calcext:value-type="float">
            <text:p>3309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7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316.19" calcext:value-type="float">
            <text:p>331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8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321.89" calcext:value-type="float">
            <text:p>332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9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327.03" calcext:value-type="float">
            <text:p>332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0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30.27" calcext:value-type="float">
            <text:p>333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1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334.14" calcext:value-type="float">
            <text:p>3334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2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338.44" calcext:value-type="float">
            <text:p>333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3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342.38" calcext:value-type="float">
            <text:p>334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4</text:p>
          </table:table-cell>
          <table:table-cell office:value-type="float" office:value="119" calcext:value-type="float">
            <text:p>11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345.65" calcext:value-type="float">
            <text:p>3345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5</text:p>
          </table:table-cell>
          <table:table-cell office:value-type="float" office:value="119" calcext:value-type="float">
            <text:p>11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350.13" calcext:value-type="float">
            <text:p>335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6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55.37" calcext:value-type="float">
            <text:p>3355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7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62.04" calcext:value-type="float">
            <text:p>336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8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68.81" calcext:value-type="float">
            <text:p>336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9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68.81" calcext:value-type="float">
            <text:p>336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0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78.11" calcext:value-type="float">
            <text:p>337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1</text:p>
          </table:table-cell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85.77" calcext:value-type="float">
            <text:p>338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2</text:p>
          </table:table-cell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90.21" calcext:value-type="float">
            <text:p>3390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3</text:p>
          </table:table-cell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395.77" calcext:value-type="float">
            <text:p>339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4</text:p>
          </table:table-cell>
          <table:table-cell office:value-type="float" office:value="122" calcext:value-type="float">
            <text:p>1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402.02" calcext:value-type="float">
            <text:p>340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5</text:p>
          </table:table-cell>
          <table:table-cell office:value-type="float" office:value="122" calcext:value-type="float">
            <text:p>1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407.64" calcext:value-type="float">
            <text:p>34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6</text:p>
          </table:table-cell>
          <table:table-cell office:value-type="float" office:value="122" calcext:value-type="float">
            <text:p>1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3407.64" calcext:value-type="float">
            <text:p>34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7</text:p>
          </table:table-cell>
          <table:table-cell office:value-type="float" office:value="122" calcext:value-type="float">
            <text:p>12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415.44" calcext:value-type="float">
            <text:p>3415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8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418.19" calcext:value-type="float">
            <text:p>341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9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3421.98" calcext:value-type="float">
            <text:p>3421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0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427.69" calcext:value-type="float">
            <text:p>342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1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433.18" calcext:value-type="float">
            <text:p>343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2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433.18" calcext:value-type="float">
            <text:p>343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3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437.17" calcext:value-type="float">
            <text:p>3437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4</text:p>
          </table:table-cell>
          <table:table-cell office:value-type="float" office:value="122" calcext:value-type="float">
            <text:p>12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446.47" calcext:value-type="float">
            <text:p>3446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5</text:p>
          </table:table-cell>
          <table:table-cell office:value-type="float" office:value="121" calcext:value-type="float">
            <text:p>1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455.24" calcext:value-type="float">
            <text:p>345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6</text:p>
          </table:table-cell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463.18" calcext:value-type="float">
            <text:p>346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7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3471.87" calcext:value-type="float">
            <text:p>3471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8</text:p>
          </table:table-cell>
          <table:table-cell office:value-type="float" office:value="120" calcext:value-type="float">
            <text:p>12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3480.5" calcext:value-type="float">
            <text:p>348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9</text:p>
          </table:table-cell>
          <table:table-cell office:value-type="float" office:value="120" calcext:value-type="float">
            <text:p>12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488.46" calcext:value-type="float">
            <text:p>3488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0</text:p>
          </table:table-cell>
          <table:table-cell office:value-type="float" office:value="119" calcext:value-type="float">
            <text:p>11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488.46" calcext:value-type="float">
            <text:p>3488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1</text:p>
          </table:table-cell>
          <table:table-cell office:value-type="float" office:value="119" calcext:value-type="float">
            <text:p>11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3497.76" calcext:value-type="float">
            <text:p>349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2</text:p>
          </table:table-cell>
          <table:table-cell office:value-type="float" office:value="118" calcext:value-type="float">
            <text:p>1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3507.05" calcext:value-type="float">
            <text:p>3507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3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3515.84" calcext:value-type="float">
            <text:p>3515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4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520.5" calcext:value-type="float">
            <text:p>352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3525.28" calcext:value-type="float">
            <text:p>352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6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528.82" calcext:value-type="float">
            <text:p>352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7</text:p>
          </table:table-cell>
          <table:table-cell office:value-type="float" office:value="115" calcext:value-type="float">
            <text:p>1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0</text:p>
          </table:table-cell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1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2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3530.02" calcext:value-type="float">
            <text:p>35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3</text:p>
          </table:table-cell>
          <table:table-cell office:value-type="float" office:value="115" calcext:value-type="float">
            <text:p>1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531.11" calcext:value-type="float">
            <text:p>353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4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3533.8" calcext:value-type="float">
            <text:p>353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5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3538.26" calcext:value-type="float">
            <text:p>3538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6</text:p>
          </table:table-cell>
          <table:table-cell office:value-type="float" office:value="114" calcext:value-type="float">
            <text:p>11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3544.03" calcext:value-type="float">
            <text:p>3544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7</text:p>
          </table:table-cell>
          <table:table-cell office:value-type="float" office:value="114" calcext:value-type="float">
            <text:p>11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3550.7" calcext:value-type="float">
            <text:p>355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8</text:p>
          </table:table-cell>
          <table:table-cell office:value-type="float" office:value="114" calcext:value-type="float">
            <text:p>11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557.43" calcext:value-type="float">
            <text:p>3557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3563.36" calcext:value-type="float">
            <text:p>356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0</text:p>
          </table:table-cell>
          <table:table-cell office:value-type="float" office:value="115" calcext:value-type="float">
            <text:p>11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3569.18" calcext:value-type="float">
            <text:p>3569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1</text:p>
          </table:table-cell>
          <table:table-cell office:value-type="float" office:value="115" calcext:value-type="float">
            <text:p>11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3574.78" calcext:value-type="float">
            <text:p>357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2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581.28" calcext:value-type="float">
            <text:p>3581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3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3587.72" calcext:value-type="float">
            <text:p>358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4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3592.97" calcext:value-type="float">
            <text:p>3592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5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3597.92" calcext:value-type="float">
            <text:p>359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6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3603.69" calcext:value-type="float">
            <text:p>360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7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3609.19" calcext:value-type="float">
            <text:p>3609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8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3614.72" calcext:value-type="float">
            <text:p>3614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9</text:p>
          </table:table-cell>
          <table:table-cell office:value-type="float" office:value="115" calcext:value-type="float">
            <text:p>11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620.83" calcext:value-type="float">
            <text:p>362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0</text:p>
          </table:table-cell>
          <table:table-cell office:value-type="float" office:value="115" calcext:value-type="float">
            <text:p>11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627.17" calcext:value-type="float">
            <text:p>3627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1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3631.57" calcext:value-type="float">
            <text:p>363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2</text:p>
          </table:table-cell>
          <table:table-cell office:value-type="float" office:value="116" calcext:value-type="float">
            <text:p>11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635.95" calcext:value-type="float">
            <text:p>3635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3</text:p>
          </table:table-cell>
          <table:table-cell office:value-type="float" office:value="116" calcext:value-type="float">
            <text:p>11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642.01" calcext:value-type="float">
            <text:p>3642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4</text:p>
          </table:table-cell>
          <table:table-cell office:value-type="float" office:value="117" calcext:value-type="float">
            <text:p>1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649.25" calcext:value-type="float">
            <text:p>3649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5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3657.19" calcext:value-type="float">
            <text:p>365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6</text:p>
          </table:table-cell>
          <table:table-cell office:value-type="float" office:value="118" calcext:value-type="float">
            <text:p>11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666.48" calcext:value-type="float">
            <text:p>3666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7</text:p>
          </table:table-cell>
          <table:table-cell office:value-type="float" office:value="118" calcext:value-type="float">
            <text:p>11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3675.78" calcext:value-type="float">
            <text:p>3675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8</text:p>
          </table:table-cell>
          <table:table-cell office:value-type="float" office:value="118" calcext:value-type="float">
            <text:p>11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3685.07" calcext:value-type="float">
            <text:p>368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9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3692.91" calcext:value-type="float">
            <text:p>3692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0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3701.86" calcext:value-type="float">
            <text:p>370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1</text:p>
          </table:table-cell>
          <table:table-cell office:value-type="float" office:value="119" calcext:value-type="float">
            <text:p>11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3711.15" calcext:value-type="float">
            <text:p>3711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2</text:p>
          </table:table-cell>
          <table:table-cell office:value-type="float" office:value="119" calcext:value-type="float">
            <text:p>11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3720.44" calcext:value-type="float">
            <text:p>3720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3</text:p>
          </table:table-cell>
          <table:table-cell office:value-type="float" office:value="119" calcext:value-type="float">
            <text:p>11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3727.74" calcext:value-type="float">
            <text:p>372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4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3732.83" calcext:value-type="float">
            <text:p>3732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5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3737.81" calcext:value-type="float">
            <text:p>373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6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3743.35" calcext:value-type="float">
            <text:p>374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7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3748.53" calcext:value-type="float">
            <text:p>374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8</text:p>
          </table:table-cell>
          <table:table-cell office:value-type="float" office:value="119" calcext:value-type="float">
            <text:p>11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3754.45" calcext:value-type="float">
            <text:p>375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9</text:p>
          </table:table-cell>
          <table:table-cell office:value-type="float" office:value="118" calcext:value-type="float">
            <text:p>11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758.94" calcext:value-type="float">
            <text:p>3758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0</text:p>
          </table:table-cell>
          <table:table-cell office:value-type="float" office:value="118" calcext:value-type="float">
            <text:p>11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3762.99" calcext:value-type="float">
            <text:p>3762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1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766.72" calcext:value-type="float">
            <text:p>376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2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3771.43" calcext:value-type="float">
            <text:p>377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3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777.94" calcext:value-type="float">
            <text:p>377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3783.89" calcext:value-type="float">
            <text:p>378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5</text:p>
          </table:table-cell>
          <table:table-cell office:value-type="float" office:value="117" calcext:value-type="float">
            <text:p>11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3789.75" calcext:value-type="float">
            <text:p>3789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6</text:p>
          </table:table-cell>
          <table:table-cell office:value-type="float" office:value="117" calcext:value-type="float">
            <text:p>11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796.66" calcext:value-type="float">
            <text:p>379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7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804.46" calcext:value-type="float">
            <text:p>3804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8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811.9" calcext:value-type="float">
            <text:p>38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9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818.24" calcext:value-type="float">
            <text:p>381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0</text:p>
          </table:table-cell>
          <table:table-cell office:value-type="float" office:value="116" calcext:value-type="float">
            <text:p>11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825.29" calcext:value-type="float">
            <text:p>382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1</text:p>
          </table:table-cell>
          <table:table-cell office:value-type="float" office:value="115" calcext:value-type="float">
            <text:p>11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832.54" calcext:value-type="float">
            <text:p>383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2</text:p>
          </table:table-cell>
          <table:table-cell office:value-type="float" office:value="115" calcext:value-type="float">
            <text:p>11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3838.75" calcext:value-type="float">
            <text:p>3838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3</text:p>
          </table:table-cell>
          <table:table-cell office:value-type="float" office:value="114" calcext:value-type="float">
            <text:p>11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3844.43" calcext:value-type="float">
            <text:p>384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4</text:p>
          </table:table-cell>
          <table:table-cell office:value-type="float" office:value="114" calcext:value-type="float">
            <text:p>11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3850.33" calcext:value-type="float">
            <text:p>3850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5</text:p>
          </table:table-cell>
          <table:table-cell office:value-type="float" office:value="113" calcext:value-type="float">
            <text:p>11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855.56" calcext:value-type="float">
            <text:p>3855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6</text:p>
          </table:table-cell>
          <table:table-cell office:value-type="float" office:value="113" calcext:value-type="float">
            <text:p>11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3859.65" calcext:value-type="float">
            <text:p>3859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7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3864.7" calcext:value-type="float">
            <text:p>3864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8</text:p>
          </table:table-cell>
          <table:table-cell office:value-type="float" office:value="112" calcext:value-type="float">
            <text:p>1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3869.54" calcext:value-type="float">
            <text:p>386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9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3872.85" calcext:value-type="float">
            <text:p>3872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0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875.01" calcext:value-type="float">
            <text:p>3875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1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3877.38" calcext:value-type="float">
            <text:p>3877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2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880.94" calcext:value-type="float">
            <text:p>388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3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884.25" calcext:value-type="float">
            <text:p>388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4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3887.9" calcext:value-type="float">
            <text:p>3887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5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892" calcext:value-type="float">
            <text:p>38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6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3895.12" calcext:value-type="float">
            <text:p>389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3897.9" calcext:value-type="float">
            <text:p>3897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3901.62" calcext:value-type="float">
            <text:p>3901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9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3906.47" calcext:value-type="float">
            <text:p>3906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0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09.67" calcext:value-type="float">
            <text:p>3909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1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11.98" calcext:value-type="float">
            <text:p>3911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2</text:p>
          </table:table-cell>
          <table:table-cell office:value-type="float" office:value="108" calcext:value-type="float">
            <text:p>10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15.99" calcext:value-type="float">
            <text:p>3915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3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920.12" calcext:value-type="float">
            <text:p>392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4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924.25" calcext:value-type="float">
            <text:p>392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5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28.77" calcext:value-type="float">
            <text:p>392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6</text:p>
          </table:table-cell>
          <table:table-cell office:value-type="float" office:value="107" calcext:value-type="float">
            <text:p>10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933.03" calcext:value-type="float">
            <text:p>3933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7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3935.88" calcext:value-type="float">
            <text:p>3935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8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6</text:p>
          </table:table-cell>
          <table:table-cell office:value-type="float" office:value="105" calcext:value-type="float">
            <text:p>10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7</text:p>
          </table:table-cell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8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37.35" calcext:value-type="float">
            <text:p>393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9</text:p>
          </table:table-cell>
          <table:table-cell office:value-type="float" office:value="106" calcext:value-type="float">
            <text:p>10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941.31" calcext:value-type="float">
            <text:p>394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0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3946.63" calcext:value-type="float">
            <text:p>394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1</text:p>
          </table:table-cell>
          <table:table-cell office:value-type="float" office:value="106" calcext:value-type="float">
            <text:p>10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3951.49" calcext:value-type="float">
            <text:p>3951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2</text:p>
          </table:table-cell>
          <table:table-cell office:value-type="float" office:value="106" calcext:value-type="float">
            <text:p>10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954.51" calcext:value-type="float">
            <text:p>3954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54.51" calcext:value-type="float">
            <text:p>3954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4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3956.43" calcext:value-type="float">
            <text:p>3956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5</text:p>
          </table:table-cell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3958.71" calcext:value-type="float">
            <text:p>3958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6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3961.2" calcext:value-type="float">
            <text:p>3961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3963" calcext:value-type="float">
            <text:p>39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8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3965.48" calcext:value-type="float">
            <text:p>396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9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968.2" calcext:value-type="float">
            <text:p>3968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0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3968.2" calcext:value-type="float">
            <text:p>3968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1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3975.26" calcext:value-type="float">
            <text:p>397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3980.98" calcext:value-type="float">
            <text:p>3980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3</text:p>
          </table:table-cell>
          <table:table-cell office:value-type="float" office:value="109" calcext:value-type="float">
            <text:p>10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3989.08" calcext:value-type="float">
            <text:p>3989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4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3996.07" calcext:value-type="float">
            <text:p>3996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5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002.67" calcext:value-type="float">
            <text:p>4002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6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009.99" calcext:value-type="float">
            <text:p>400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7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017.83" calcext:value-type="float">
            <text:p>401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8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025.66" calcext:value-type="float">
            <text:p>402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9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033.79" calcext:value-type="float">
            <text:p>403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0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042.52" calcext:value-type="float">
            <text:p>4042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1</text:p>
          </table:table-cell>
          <table:table-cell office:value-type="float" office:value="112" calcext:value-type="float">
            <text:p>11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050.38" calcext:value-type="float">
            <text:p>4050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2</text:p>
          </table:table-cell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056.53" calcext:value-type="float">
            <text:p>4056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3</text:p>
          </table:table-cell>
          <table:table-cell office:value-type="float" office:value="114" calcext:value-type="float">
            <text:p>11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063.19" calcext:value-type="float">
            <text:p>406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4</text:p>
          </table:table-cell>
          <table:table-cell office:value-type="float" office:value="114" calcext:value-type="float">
            <text:p>1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071.84" calcext:value-type="float">
            <text:p>407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5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080.22" calcext:value-type="float">
            <text:p>4080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6</text:p>
          </table:table-cell>
          <table:table-cell office:value-type="float" office:value="116" calcext:value-type="float">
            <text:p>11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089.52" calcext:value-type="float">
            <text:p>4089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7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098.81" calcext:value-type="float">
            <text:p>409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8</text:p>
          </table:table-cell>
          <table:table-cell office:value-type="float" office:value="117" calcext:value-type="float">
            <text:p>11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4108.1" calcext:value-type="float">
            <text:p>410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9</text:p>
          </table:table-cell>
          <table:table-cell office:value-type="float" office:value="118" calcext:value-type="float">
            <text:p>11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4117.4" calcext:value-type="float">
            <text:p>4117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0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4126.69" calcext:value-type="float">
            <text:p>4126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1</text:p>
          </table:table-cell>
          <table:table-cell office:value-type="float" office:value="119" calcext:value-type="float">
            <text:p>11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1:06</text:p>
          </table:table-cell>
          <table:table-cell table:number-columns-repeated="3"/>
          <table:table-cell office:value-type="float" office:value="4135.98" calcext:value-type="float">
            <text:p>413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2</text:p>
          </table:table-cell>
          <table:table-cell office:value-type="float" office:value="119" calcext:value-type="float">
            <text:p>11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4145.28" calcext:value-type="float">
            <text:p>414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3</text:p>
          </table:table-cell>
          <table:table-cell office:value-type="float" office:value="120" calcext:value-type="float">
            <text:p>12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4154.57" calcext:value-type="float">
            <text:p>415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4</text:p>
          </table:table-cell>
          <table:table-cell office:value-type="float" office:value="120" calcext:value-type="float">
            <text:p>12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4163.86" calcext:value-type="float">
            <text:p>416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5</text:p>
          </table:table-cell>
          <table:table-cell office:value-type="float" office:value="120" calcext:value-type="float">
            <text:p>12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4173.16" calcext:value-type="float">
            <text:p>417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6</text:p>
          </table:table-cell>
          <table:table-cell office:value-type="float" office:value="121" calcext:value-type="float">
            <text:p>12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1:06</text:p>
          </table:table-cell>
          <table:table-cell table:number-columns-repeated="3"/>
          <table:table-cell office:value-type="float" office:value="4182.45" calcext:value-type="float">
            <text:p>418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7</text:p>
          </table:table-cell>
          <table:table-cell office:value-type="float" office:value="121" calcext:value-type="float">
            <text:p>1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191.74" calcext:value-type="float">
            <text:p>419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8</text:p>
          </table:table-cell>
          <table:table-cell office:value-type="float" office:value="120" calcext:value-type="float">
            <text:p>12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4197.4" calcext:value-type="float">
            <text:p>4197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4201.43" calcext:value-type="float">
            <text:p>420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0</text:p>
          </table:table-cell>
          <table:table-cell office:value-type="float" office:value="120" calcext:value-type="float">
            <text:p>12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4205.21" calcext:value-type="float">
            <text:p>4205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1</text:p>
          </table:table-cell>
          <table:table-cell office:value-type="float" office:value="120" calcext:value-type="float">
            <text:p>12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4208.52" calcext:value-type="float">
            <text:p>420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2</text:p>
          </table:table-cell>
          <table:table-cell office:value-type="float" office:value="120" calcext:value-type="float">
            <text:p>12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4213.8" calcext:value-type="float">
            <text:p>421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4221.43" calcext:value-type="float">
            <text:p>422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4</text:p>
          </table:table-cell>
          <table:table-cell office:value-type="float" office:value="120" calcext:value-type="float">
            <text:p>12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4230.2" calcext:value-type="float">
            <text:p>4230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4238.68" calcext:value-type="float">
            <text:p>4238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6</text:p>
          </table:table-cell>
          <table:table-cell office:value-type="float" office:value="119" calcext:value-type="float">
            <text:p>11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4245.77" calcext:value-type="float">
            <text:p>424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7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4252.49" calcext:value-type="float">
            <text:p>4252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4258.74" calcext:value-type="float">
            <text:p>4258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9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4264.47" calcext:value-type="float">
            <text:p>4264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0</text:p>
          </table:table-cell>
          <table:table-cell office:value-type="float" office:value="119" calcext:value-type="float">
            <text:p>11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4270.32" calcext:value-type="float">
            <text:p>427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1</text:p>
          </table:table-cell>
          <table:table-cell office:value-type="float" office:value="119" calcext:value-type="float">
            <text:p>11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4275.32" calcext:value-type="float">
            <text:p>427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2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4280.31" calcext:value-type="float">
            <text:p>4280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3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4285.15" calcext:value-type="float">
            <text:p>428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4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4285.15" calcext:value-type="float">
            <text:p>428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5</text:p>
          </table:table-cell>
          <table:table-cell office:value-type="float" office:value="119" calcext:value-type="float">
            <text:p>11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4294.45" calcext:value-type="float">
            <text:p>429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6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4299.56" calcext:value-type="float">
            <text:p>4299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7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4302.37" calcext:value-type="float">
            <text:p>430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8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4306.33" calcext:value-type="float">
            <text:p>430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9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310.99" calcext:value-type="float">
            <text:p>4310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0</text:p>
          </table:table-cell>
          <table:table-cell office:value-type="float" office:value="118" calcext:value-type="float">
            <text:p>11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316.31" calcext:value-type="float">
            <text:p>431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1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321.96" calcext:value-type="float">
            <text:p>432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2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328.14" calcext:value-type="float">
            <text:p>4328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3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332.92" calcext:value-type="float">
            <text:p>4332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4339.55" calcext:value-type="float">
            <text:p>4339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5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4347.3" calcext:value-type="float">
            <text:p>434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4354.58" calcext:value-type="float">
            <text:p>4354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7</text:p>
          </table:table-cell>
          <table:table-cell office:value-type="float" office:value="117" calcext:value-type="float">
            <text:p>11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4360.95" calcext:value-type="float">
            <text:p>4360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8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4366.17" calcext:value-type="float">
            <text:p>4366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9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371.33" calcext:value-type="float">
            <text:p>437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0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375.45" calcext:value-type="float">
            <text:p>4375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1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378.52" calcext:value-type="float">
            <text:p>437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2</text:p>
          </table:table-cell>
          <table:table-cell office:value-type="float" office:value="117" calcext:value-type="float">
            <text:p>1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381.81" calcext:value-type="float">
            <text:p>4381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3</text:p>
          </table:table-cell>
          <table:table-cell office:value-type="float" office:value="117" calcext:value-type="float">
            <text:p>11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384.34" calcext:value-type="float">
            <text:p>438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4</text:p>
          </table:table-cell>
          <table:table-cell office:value-type="float" office:value="117" calcext:value-type="float">
            <text:p>11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4386.13" calcext:value-type="float">
            <text:p>4386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5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388.52" calcext:value-type="float">
            <text:p>438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6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391.66" calcext:value-type="float">
            <text:p>439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394.99" calcext:value-type="float">
            <text:p>439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8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4398.69" calcext:value-type="float">
            <text:p>4398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9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4402.73" calcext:value-type="float">
            <text:p>440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0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4406.57" calcext:value-type="float">
            <text:p>4406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406.57" calcext:value-type="float">
            <text:p>4406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406.57" calcext:value-type="float">
            <text:p>4406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3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4407.86" calcext:value-type="float">
            <text:p>4407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4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412.13" calcext:value-type="float">
            <text:p>4412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5</text:p>
          </table:table-cell>
          <table:table-cell office:value-type="float" office:value="119" calcext:value-type="float">
            <text:p>11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4416.97" calcext:value-type="float">
            <text:p>441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6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421.27" calcext:value-type="float">
            <text:p>442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7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426.62" calcext:value-type="float">
            <text:p>4426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8</text:p>
          </table:table-cell>
          <table:table-cell office:value-type="float" office:value="119" calcext:value-type="float">
            <text:p>11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4432.68" calcext:value-type="float">
            <text:p>443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9</text:p>
          </table:table-cell>
          <table:table-cell office:value-type="float" office:value="119" calcext:value-type="float">
            <text:p>11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4439.34" calcext:value-type="float">
            <text:p>443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0</text:p>
          </table:table-cell>
          <table:table-cell office:value-type="float" office:value="118" calcext:value-type="float">
            <text:p>11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4446.89" calcext:value-type="float">
            <text:p>444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1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4454.25" calcext:value-type="float">
            <text:p>445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2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461.39" calcext:value-type="float">
            <text:p>4461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3</text:p>
          </table:table-cell>
          <table:table-cell office:value-type="float" office:value="117" calcext:value-type="float">
            <text:p>11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467.44" calcext:value-type="float">
            <text:p>446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4</text:p>
          </table:table-cell>
          <table:table-cell office:value-type="float" office:value="117" calcext:value-type="float">
            <text:p>11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471.6" calcext:value-type="float">
            <text:p>447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5</text:p>
          </table:table-cell>
          <table:table-cell office:value-type="float" office:value="116" calcext:value-type="float">
            <text:p>1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4476.75" calcext:value-type="float">
            <text:p>4476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6</text:p>
          </table:table-cell>
          <table:table-cell office:value-type="float" office:value="116" calcext:value-type="float">
            <text:p>11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482" calcext:value-type="float">
            <text:p>44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7</text:p>
          </table:table-cell>
          <table:table-cell office:value-type="float" office:value="116" calcext:value-type="float">
            <text:p>11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486.44" calcext:value-type="float">
            <text:p>4486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8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490.79" calcext:value-type="float">
            <text:p>449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9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495.11" calcext:value-type="float">
            <text:p>4495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0</text:p>
          </table:table-cell>
          <table:table-cell office:value-type="float" office:value="114" calcext:value-type="float">
            <text:p>114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500.35" calcext:value-type="float">
            <text:p>4500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1</text:p>
          </table:table-cell>
          <table:table-cell office:value-type="float" office:value="114" calcext:value-type="float">
            <text:p>114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506" calcext:value-type="float">
            <text:p>45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2</text:p>
          </table:table-cell>
          <table:table-cell office:value-type="float" office:value="113" calcext:value-type="float">
            <text:p>11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4510.51" calcext:value-type="float">
            <text:p>4510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3</text:p>
          </table:table-cell>
          <table:table-cell office:value-type="float" office:value="113" calcext:value-type="float">
            <text:p>11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4516.01" calcext:value-type="float">
            <text:p>4516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4</text:p>
          </table:table-cell>
          <table:table-cell office:value-type="float" office:value="113" calcext:value-type="float">
            <text:p>11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522.6" calcext:value-type="float">
            <text:p>452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5</text:p>
          </table:table-cell>
          <table:table-cell office:value-type="float" office:value="113" calcext:value-type="float">
            <text:p>11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4529.32" calcext:value-type="float">
            <text:p>4529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6</text:p>
          </table:table-cell>
          <table:table-cell office:value-type="float" office:value="113" calcext:value-type="float">
            <text:p>11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4536.85" calcext:value-type="float">
            <text:p>453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7</text:p>
          </table:table-cell>
          <table:table-cell office:value-type="float" office:value="112" calcext:value-type="float">
            <text:p>11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4544.1" calcext:value-type="float">
            <text:p>4544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8</text:p>
          </table:table-cell>
          <table:table-cell office:value-type="float" office:value="112" calcext:value-type="float">
            <text:p>11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4550.63" calcext:value-type="float">
            <text:p>455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9</text:p>
          </table:table-cell>
          <table:table-cell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556.67" calcext:value-type="float">
            <text:p>4556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0</text:p>
          </table:table-cell>
          <table:table-cell office:value-type="float" office:value="112" calcext:value-type="float">
            <text:p>11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562.22" calcext:value-type="float">
            <text:p>456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1</text:p>
          </table:table-cell>
          <table:table-cell office:value-type="float" office:value="112" calcext:value-type="float">
            <text:p>11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4569.33" calcext:value-type="float">
            <text:p>456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2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576" calcext:value-type="float">
            <text:p>45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3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581.59" calcext:value-type="float">
            <text:p>4581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4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586.98" calcext:value-type="float">
            <text:p>4586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5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591.68" calcext:value-type="float">
            <text:p>459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6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596.81" calcext:value-type="float">
            <text:p>459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7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02.29" calcext:value-type="float">
            <text:p>4602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8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07.42" calcext:value-type="float">
            <text:p>460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9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12.85" calcext:value-type="float">
            <text:p>4612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0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17.68" calcext:value-type="float">
            <text:p>4617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1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22.37" calcext:value-type="float">
            <text:p>462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2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627.83" calcext:value-type="float">
            <text:p>462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3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627.83" calcext:value-type="float">
            <text:p>4627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4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637.12" calcext:value-type="float">
            <text:p>4637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5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646.36" calcext:value-type="float">
            <text:p>4646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6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651.82" calcext:value-type="float">
            <text:p>465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7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657.23" calcext:value-type="float">
            <text:p>465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8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662.13" calcext:value-type="float">
            <text:p>4662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9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666.81" calcext:value-type="float">
            <text:p>466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0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671.2" calcext:value-type="float">
            <text:p>4671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1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674.43" calcext:value-type="float">
            <text:p>467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2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676.25" calcext:value-type="float">
            <text:p>467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3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4676.25" calcext:value-type="float">
            <text:p>467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4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676.25" calcext:value-type="float">
            <text:p>467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5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677.7" calcext:value-type="float">
            <text:p>4677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6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4681.62" calcext:value-type="float">
            <text:p>4681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7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683.34" calcext:value-type="float">
            <text:p>468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8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683.34" calcext:value-type="float">
            <text:p>468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9</text:p>
          </table:table-cell>
          <table:table-cell office:value-type="float" office:value="109" calcext:value-type="float">
            <text:p>10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686.81" calcext:value-type="float">
            <text:p>468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0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696.1" calcext:value-type="float">
            <text:p>469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1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705.39" calcext:value-type="float">
            <text:p>4705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2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714.69" calcext:value-type="float">
            <text:p>4714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3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723.63" calcext:value-type="float">
            <text:p>472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4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729.99" calcext:value-type="float">
            <text:p>472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5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736.97" calcext:value-type="float">
            <text:p>473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4743.52" calcext:value-type="float">
            <text:p>474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7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4749.63" calcext:value-type="float">
            <text:p>474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8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4755.52" calcext:value-type="float">
            <text:p>475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9</text:p>
          </table:table-cell>
          <table:table-cell office:value-type="float" office:value="112" calcext:value-type="float">
            <text:p>1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759.79" calcext:value-type="float">
            <text:p>475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0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4762.91" calcext:value-type="float">
            <text:p>4762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1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765.07" calcext:value-type="float">
            <text:p>476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2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766.89" calcext:value-type="float">
            <text:p>476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3</text:p>
          </table:table-cell>
          <table:table-cell office:value-type="float" office:value="113" calcext:value-type="float">
            <text:p>1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769.7" calcext:value-type="float">
            <text:p>4769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4</text:p>
          </table:table-cell>
          <table:table-cell office:value-type="float" office:value="113" calcext:value-type="float">
            <text:p>1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772.32" calcext:value-type="float">
            <text:p>477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5</text:p>
          </table:table-cell>
          <table:table-cell office:value-type="float" office:value="114" calcext:value-type="float">
            <text:p>1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773.8" calcext:value-type="float">
            <text:p>477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6</text:p>
          </table:table-cell>
          <table:table-cell office:value-type="float" office:value="114" calcext:value-type="float">
            <text:p>1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4776.16" calcext:value-type="float">
            <text:p>4776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7</text:p>
          </table:table-cell>
          <table:table-cell office:value-type="float" office:value="114" calcext:value-type="float">
            <text:p>11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4777.73" calcext:value-type="float">
            <text:p>4777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8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781.07" calcext:value-type="float">
            <text:p>4781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781.14" calcext:value-type="float">
            <text:p>4781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0</text:p>
          </table:table-cell>
          <table:table-cell office:value-type="float" office:value="115" calcext:value-type="float">
            <text:p>1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4783.52" calcext:value-type="float">
            <text:p>4783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1</text:p>
          </table:table-cell>
          <table:table-cell office:value-type="float" office:value="114" calcext:value-type="float">
            <text:p>1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4784.93" calcext:value-type="float">
            <text:p>4784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2</text:p>
          </table:table-cell>
          <table:table-cell office:value-type="float" office:value="114" calcext:value-type="float">
            <text:p>11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4787.23" calcext:value-type="float">
            <text:p>478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3</text:p>
          </table:table-cell>
          <table:table-cell office:value-type="float" office:value="114" calcext:value-type="float">
            <text:p>1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4787.99" calcext:value-type="float">
            <text:p>4787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4</text:p>
          </table:table-cell>
          <table:table-cell office:value-type="float" office:value="114" calcext:value-type="float">
            <text:p>1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4789.38" calcext:value-type="float">
            <text:p>4789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5</text:p>
          </table:table-cell>
          <table:table-cell office:value-type="float" office:value="114" calcext:value-type="float">
            <text:p>1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4790.3" calcext:value-type="float">
            <text:p>479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6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793.28" calcext:value-type="float">
            <text:p>4793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7</text:p>
          </table:table-cell>
          <table:table-cell office:value-type="float" office:value="114" calcext:value-type="float">
            <text:p>11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4798.9" calcext:value-type="float">
            <text:p>4798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8</text:p>
          </table:table-cell>
          <table:table-cell office:value-type="float" office:value="114" calcext:value-type="float">
            <text:p>11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4804.57" calcext:value-type="float">
            <text:p>480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9</text:p>
          </table:table-cell>
          <table:table-cell office:value-type="float" office:value="115" calcext:value-type="float">
            <text:p>11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4810.21" calcext:value-type="float">
            <text:p>4810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0</text:p>
          </table:table-cell>
          <table:table-cell office:value-type="float" office:value="115" calcext:value-type="float">
            <text:p>11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4816.16" calcext:value-type="float">
            <text:p>4816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4822.95" calcext:value-type="float">
            <text:p>4822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2</text:p>
          </table:table-cell>
          <table:table-cell office:value-type="float" office:value="116" calcext:value-type="float">
            <text:p>11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4829.86" calcext:value-type="float">
            <text:p>4829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836.86" calcext:value-type="float">
            <text:p>4836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4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4844.26" calcext:value-type="float">
            <text:p>484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5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4852.54" calcext:value-type="float">
            <text:p>485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6</text:p>
          </table:table-cell>
          <table:table-cell office:value-type="float" office:value="116" calcext:value-type="float">
            <text:p>11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859.97" calcext:value-type="float">
            <text:p>4859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7</text:p>
          </table:table-cell>
          <table:table-cell office:value-type="float" office:value="116" calcext:value-type="float">
            <text:p>11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866.54" calcext:value-type="float">
            <text:p>4866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8</text:p>
          </table:table-cell>
          <table:table-cell office:value-type="float" office:value="116" calcext:value-type="float">
            <text:p>11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4872.66" calcext:value-type="float">
            <text:p>4872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9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879" calcext:value-type="float">
            <text:p>48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0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885.18" calcext:value-type="float">
            <text:p>488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1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4891.7" calcext:value-type="float">
            <text:p>4891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2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4897.86" calcext:value-type="float">
            <text:p>4897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3</text:p>
          </table:table-cell>
          <table:table-cell office:value-type="float" office:value="117" calcext:value-type="float">
            <text:p>11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4902.09" calcext:value-type="float">
            <text:p>4902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4</text:p>
          </table:table-cell>
          <table:table-cell office:value-type="float" office:value="116" calcext:value-type="float">
            <text:p>11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4905.55" calcext:value-type="float">
            <text:p>4905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5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4908.45" calcext:value-type="float">
            <text:p>490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6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911.05" calcext:value-type="float">
            <text:p>491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7</text:p>
          </table:table-cell>
          <table:table-cell office:value-type="float" office:value="116" calcext:value-type="float">
            <text:p>11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4914.38" calcext:value-type="float">
            <text:p>49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914.38" calcext:value-type="float">
            <text:p>49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914.38" calcext:value-type="float">
            <text:p>49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0</text:p>
          </table:table-cell>
          <table:table-cell office:value-type="float" office:value="116" calcext:value-type="float">
            <text:p>11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914.38" calcext:value-type="float">
            <text:p>49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1</text:p>
          </table:table-cell>
          <table:table-cell office:value-type="float" office:value="116" calcext:value-type="float">
            <text:p>1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4914.38" calcext:value-type="float">
            <text:p>491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2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4916.16" calcext:value-type="float">
            <text:p>4916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3</text:p>
          </table:table-cell>
          <table:table-cell office:value-type="float" office:value="117" calcext:value-type="float">
            <text:p>11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4920.09" calcext:value-type="float">
            <text:p>492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4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4925.11" calcext:value-type="float">
            <text:p>4925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4931.06" calcext:value-type="float">
            <text:p>493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936.84" calcext:value-type="float">
            <text:p>4936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944.02" calcext:value-type="float">
            <text:p>4944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8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4951.41" calcext:value-type="float">
            <text:p>495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9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4958.58" calcext:value-type="float">
            <text:p>4958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0</text:p>
          </table:table-cell>
          <table:table-cell office:value-type="float" office:value="118" calcext:value-type="float">
            <text:p>11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4964.52" calcext:value-type="float">
            <text:p>4964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1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4970.5" calcext:value-type="float">
            <text:p>497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2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975.14" calcext:value-type="float">
            <text:p>4975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3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4978.64" calcext:value-type="float">
            <text:p>497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4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4981.24" calcext:value-type="float">
            <text:p>498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5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4983.4" calcext:value-type="float">
            <text:p>4983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6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4984.57" calcext:value-type="float">
            <text:p>4984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7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4985.63" calcext:value-type="float">
            <text:p>498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8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986.49" calcext:value-type="float">
            <text:p>4986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9</text:p>
          </table:table-cell>
          <table:table-cell office:value-type="float" office:value="116" calcext:value-type="float">
            <text:p>11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987.81" calcext:value-type="float">
            <text:p>498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0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990.04" calcext:value-type="float">
            <text:p>4990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1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994.64" calcext:value-type="float">
            <text:p>4994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2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4999.98" calcext:value-type="float">
            <text:p>499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3</text:p>
          </table:table-cell>
          <table:table-cell office:value-type="float" office:value="116" calcext:value-type="float">
            <text:p>1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5006.49" calcext:value-type="float">
            <text:p>5006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4</text:p>
          </table:table-cell>
          <table:table-cell office:value-type="float" office:value="117" calcext:value-type="float">
            <text:p>11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014.78" calcext:value-type="float">
            <text:p>501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5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024.08" calcext:value-type="float">
            <text:p>502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6</text:p>
          </table:table-cell>
          <table:table-cell office:value-type="float" office:value="117" calcext:value-type="float">
            <text:p>11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5033.37" calcext:value-type="float">
            <text:p>503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7</text:p>
          </table:table-cell>
          <table:table-cell office:value-type="float" office:value="117" calcext:value-type="float">
            <text:p>11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5042.66" calcext:value-type="float">
            <text:p>5042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8</text:p>
          </table:table-cell>
          <table:table-cell office:value-type="float" office:value="117" calcext:value-type="float">
            <text:p>11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5051.96" calcext:value-type="float">
            <text:p>505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9</text:p>
          </table:table-cell>
          <table:table-cell office:value-type="float" office:value="117" calcext:value-type="float">
            <text:p>11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5061.25" calcext:value-type="float">
            <text:p>506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0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5070.39" calcext:value-type="float">
            <text:p>507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1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5075.62" calcext:value-type="float">
            <text:p>507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2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5078.49" calcext:value-type="float">
            <text:p>5078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3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080.17" calcext:value-type="float">
            <text:p>508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4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5081.84" calcext:value-type="float">
            <text:p>508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5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5083.11" calcext:value-type="float">
            <text:p>5083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6</text:p>
          </table:table-cell>
          <table:table-cell office:value-type="float" office:value="116" calcext:value-type="float">
            <text:p>11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084.54" calcext:value-type="float">
            <text:p>5084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7</text:p>
          </table:table-cell>
          <table:table-cell office:value-type="float" office:value="116" calcext:value-type="float">
            <text:p>11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086.74" calcext:value-type="float">
            <text:p>5086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8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5089.38" calcext:value-type="float">
            <text:p>5089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9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092.63" calcext:value-type="float">
            <text:p>5092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0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092.63" calcext:value-type="float">
            <text:p>5092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1</text:p>
          </table:table-cell>
          <table:table-cell office:value-type="float" office:value="117" calcext:value-type="float">
            <text:p>11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5101.92" calcext:value-type="float">
            <text:p>510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2</text:p>
          </table:table-cell>
          <table:table-cell office:value-type="float" office:value="117" calcext:value-type="float">
            <text:p>11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109.51" calcext:value-type="float">
            <text:p>510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3</text:p>
          </table:table-cell>
          <table:table-cell office:value-type="float" office:value="118" calcext:value-type="float">
            <text:p>11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116.88" calcext:value-type="float">
            <text:p>5116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4</text:p>
          </table:table-cell>
          <table:table-cell office:value-type="float" office:value="118" calcext:value-type="float">
            <text:p>11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5123.69" calcext:value-type="float">
            <text:p>512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5</text:p>
          </table:table-cell>
          <table:table-cell office:value-type="float" office:value="118" calcext:value-type="float">
            <text:p>11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130.6" calcext:value-type="float">
            <text:p>5130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6</text:p>
          </table:table-cell>
          <table:table-cell office:value-type="float" office:value="118" calcext:value-type="float">
            <text:p>11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137.24" calcext:value-type="float">
            <text:p>513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7</text:p>
          </table:table-cell>
          <table:table-cell office:value-type="float" office:value="119" calcext:value-type="float">
            <text:p>11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142.58" calcext:value-type="float">
            <text:p>514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8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5148.23" calcext:value-type="float">
            <text:p>514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9</text:p>
          </table:table-cell>
          <table:table-cell office:value-type="float" office:value="119" calcext:value-type="float">
            <text:p>11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153.84" calcext:value-type="float">
            <text:p>5153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0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158.69" calcext:value-type="float">
            <text:p>5158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1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162.22" calcext:value-type="float">
            <text:p>516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2</text:p>
          </table:table-cell>
          <table:table-cell office:value-type="float" office:value="118" calcext:value-type="float">
            <text:p>11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165.74" calcext:value-type="float">
            <text:p>5165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3</text:p>
          </table:table-cell>
          <table:table-cell office:value-type="float" office:value="118" calcext:value-type="float">
            <text:p>11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168.9" calcext:value-type="float">
            <text:p>5168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4</text:p>
          </table:table-cell>
          <table:table-cell office:value-type="float" office:value="117" calcext:value-type="float">
            <text:p>11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171.48" calcext:value-type="float">
            <text:p>5171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5</text:p>
          </table:table-cell>
          <table:table-cell office:value-type="float" office:value="117" calcext:value-type="float">
            <text:p>11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174.75" calcext:value-type="float">
            <text:p>517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6</text:p>
          </table:table-cell>
          <table:table-cell office:value-type="float" office:value="117" calcext:value-type="float">
            <text:p>11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179.71" calcext:value-type="float">
            <text:p>517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7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184.33" calcext:value-type="float">
            <text:p>518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8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188.25" calcext:value-type="float">
            <text:p>5188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9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192.62" calcext:value-type="float">
            <text:p>5192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0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196.66" calcext:value-type="float">
            <text:p>519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1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200.72" calcext:value-type="float">
            <text:p>520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2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205.83" calcext:value-type="float">
            <text:p>5205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3</text:p>
          </table:table-cell>
          <table:table-cell office:value-type="float" office:value="118" calcext:value-type="float">
            <text:p>11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212.44" calcext:value-type="float">
            <text:p>5212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4</text:p>
          </table:table-cell>
          <table:table-cell office:value-type="float" office:value="118" calcext:value-type="float">
            <text:p>11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218.85" calcext:value-type="float">
            <text:p>5218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5</text:p>
          </table:table-cell>
          <table:table-cell office:value-type="float" office:value="118" calcext:value-type="float">
            <text:p>11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218.85" calcext:value-type="float">
            <text:p>5218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6</text:p>
          </table:table-cell>
          <table:table-cell office:value-type="float" office:value="117" calcext:value-type="float">
            <text:p>11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228.15" calcext:value-type="float">
            <text:p>5228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7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5237.44" calcext:value-type="float">
            <text:p>523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8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5246.73" calcext:value-type="float">
            <text:p>524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9</text:p>
          </table:table-cell>
          <table:table-cell office:value-type="float" office:value="117" calcext:value-type="float">
            <text:p>11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5256.03" calcext:value-type="float">
            <text:p>525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0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5265.32" calcext:value-type="float">
            <text:p>526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1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5272.37" calcext:value-type="float">
            <text:p>527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2</text:p>
          </table:table-cell>
          <table:table-cell office:value-type="float" office:value="117" calcext:value-type="float">
            <text:p>11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5281.66" calcext:value-type="float">
            <text:p>528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3</text:p>
          </table:table-cell>
          <table:table-cell office:value-type="float" office:value="117" calcext:value-type="float">
            <text:p>11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5283.37" calcext:value-type="float">
            <text:p>528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4</text:p>
          </table:table-cell>
          <table:table-cell office:value-type="float" office:value="118" calcext:value-type="float">
            <text:p>11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5283.37" calcext:value-type="float">
            <text:p>528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5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291.17" calcext:value-type="float">
            <text:p>5291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6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291.17" calcext:value-type="float">
            <text:p>5291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7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291.93" calcext:value-type="float">
            <text:p>5291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8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293.06" calcext:value-type="float">
            <text:p>5293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9</text:p>
          </table:table-cell>
          <table:table-cell office:value-type="float" office:value="118" calcext:value-type="float">
            <text:p>11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296.22" calcext:value-type="float">
            <text:p>5296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0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300.18" calcext:value-type="float">
            <text:p>530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1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5304.84" calcext:value-type="float">
            <text:p>5304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2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309.98" calcext:value-type="float">
            <text:p>530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3</text:p>
          </table:table-cell>
          <table:table-cell office:value-type="float" office:value="118" calcext:value-type="float">
            <text:p>11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316.18" calcext:value-type="float">
            <text:p>531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4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5322.6" calcext:value-type="float">
            <text:p>532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5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5331.39" calcext:value-type="float">
            <text:p>5331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6</text:p>
          </table:table-cell>
          <table:table-cell office:value-type="float" office:value="118" calcext:value-type="float">
            <text:p>11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5339.87" calcext:value-type="float">
            <text:p>5339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7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5346.95" calcext:value-type="float">
            <text:p>534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8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5352.98" calcext:value-type="float">
            <text:p>5352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9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5358" calcext:value-type="float">
            <text:p>53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5364" calcext:value-type="float">
            <text:p>53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1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5369.8" calcext:value-type="float">
            <text:p>5369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2</text:p>
          </table:table-cell>
          <table:table-cell office:value-type="float" office:value="119" calcext:value-type="float">
            <text:p>11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5374.37" calcext:value-type="float">
            <text:p>5374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3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377.21" calcext:value-type="float">
            <text:p>537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4</text:p>
          </table:table-cell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378.01" calcext:value-type="float">
            <text:p>5378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5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379.66" calcext:value-type="float">
            <text:p>537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6</text:p>
          </table:table-cell>
          <table:table-cell office:value-type="float" office:value="120" calcext:value-type="float">
            <text:p>12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382.14" calcext:value-type="float">
            <text:p>5382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7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384.72" calcext:value-type="float">
            <text:p>5384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8</text:p>
          </table:table-cell>
          <table:table-cell office:value-type="float" office:value="120" calcext:value-type="float">
            <text:p>12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389.19" calcext:value-type="float">
            <text:p>5389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9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394.48" calcext:value-type="float">
            <text:p>539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0</text:p>
          </table:table-cell>
          <table:table-cell office:value-type="float" office:value="121" calcext:value-type="float">
            <text:p>1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400.15" calcext:value-type="float">
            <text:p>540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1</text:p>
          </table:table-cell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5406.79" calcext:value-type="float">
            <text:p>540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2</text:p>
          </table:table-cell>
          <table:table-cell office:value-type="float" office:value="121" calcext:value-type="float">
            <text:p>12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5414.27" calcext:value-type="float">
            <text:p>5414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3</text:p>
          </table:table-cell>
          <table:table-cell office:value-type="float" office:value="121" calcext:value-type="float">
            <text:p>12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5421.66" calcext:value-type="float">
            <text:p>542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4</text:p>
          </table:table-cell>
          <table:table-cell office:value-type="float" office:value="121" calcext:value-type="float">
            <text:p>1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5428.16" calcext:value-type="float">
            <text:p>5428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5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433.75" calcext:value-type="float">
            <text:p>5433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6</text:p>
          </table:table-cell>
          <table:table-cell office:value-type="float" office:value="121" calcext:value-type="float">
            <text:p>12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438.02" calcext:value-type="float">
            <text:p>5438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7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441.62" calcext:value-type="float">
            <text:p>5441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8</text:p>
          </table:table-cell>
          <table:table-cell office:value-type="float" office:value="122" calcext:value-type="float">
            <text:p>12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5444.93" calcext:value-type="float">
            <text:p>5444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9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448.22" calcext:value-type="float">
            <text:p>544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0</text:p>
          </table:table-cell>
          <table:table-cell office:value-type="float" office:value="122" calcext:value-type="float">
            <text:p>12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5451.11" calcext:value-type="float">
            <text:p>545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1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454.23" calcext:value-type="float">
            <text:p>5454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2</text:p>
          </table:table-cell>
          <table:table-cell office:value-type="float" office:value="123" calcext:value-type="float">
            <text:p>12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5458.12" calcext:value-type="float">
            <text:p>5458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3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461.68" calcext:value-type="float">
            <text:p>546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4</text:p>
          </table:table-cell>
          <table:table-cell office:value-type="float" office:value="123" calcext:value-type="float">
            <text:p>123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464.19" calcext:value-type="float">
            <text:p>5464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5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467.06" calcext:value-type="float">
            <text:p>546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6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470.47" calcext:value-type="float">
            <text:p>5470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7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474.34" calcext:value-type="float">
            <text:p>547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8</text:p>
          </table:table-cell>
          <table:table-cell office:value-type="float" office:value="123" calcext:value-type="float">
            <text:p>12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476.79" calcext:value-type="float">
            <text:p>5476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9</text:p>
          </table:table-cell>
          <table:table-cell office:value-type="float" office:value="123" calcext:value-type="float">
            <text:p>1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478.7" calcext:value-type="float">
            <text:p>547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0</text:p>
          </table:table-cell>
          <table:table-cell office:value-type="float" office:value="122" calcext:value-type="float">
            <text:p>12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5481.91" calcext:value-type="float">
            <text:p>5481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1</text:p>
          </table:table-cell>
          <table:table-cell office:value-type="float" office:value="122" calcext:value-type="float">
            <text:p>12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5486.49" calcext:value-type="float">
            <text:p>5486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493.29" calcext:value-type="float">
            <text:p>5493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00.03" calcext:value-type="float">
            <text:p>5500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4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04.61" calcext:value-type="float">
            <text:p>5504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5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07.49" calcext:value-type="float">
            <text:p>5507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6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10.74" calcext:value-type="float">
            <text:p>5510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7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5515.49" calcext:value-type="float">
            <text:p>5515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5521.55" calcext:value-type="float">
            <text:p>552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9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527.96" calcext:value-type="float">
            <text:p>5527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0</text:p>
          </table:table-cell>
          <table:table-cell office:value-type="float" office:value="119" calcext:value-type="float">
            <text:p>11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534.41" calcext:value-type="float">
            <text:p>5534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1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538.98" calcext:value-type="float">
            <text:p>5538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2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43.97" calcext:value-type="float">
            <text:p>554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3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549.33" calcext:value-type="float">
            <text:p>5549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4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555.45" calcext:value-type="float">
            <text:p>5555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5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562.36" calcext:value-type="float">
            <text:p>5562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6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68.91" calcext:value-type="float">
            <text:p>5568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7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73.38" calcext:value-type="float">
            <text:p>557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8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76.93" calcext:value-type="float">
            <text:p>5576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9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79.81" calcext:value-type="float">
            <text:p>5579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0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84.22" calcext:value-type="float">
            <text:p>5584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1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90.04" calcext:value-type="float">
            <text:p>5590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2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596.85" calcext:value-type="float">
            <text:p>559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3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603.7" calcext:value-type="float">
            <text:p>560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4</text:p>
          </table:table-cell>
          <table:table-cell office:value-type="float" office:value="123" calcext:value-type="float">
            <text:p>12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609.27" calcext:value-type="float">
            <text:p>560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5</text:p>
          </table:table-cell>
          <table:table-cell office:value-type="float" office:value="123" calcext:value-type="float">
            <text:p>12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13.99" calcext:value-type="float">
            <text:p>561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6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19.17" calcext:value-type="float">
            <text:p>561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7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24.52" calcext:value-type="float">
            <text:p>5624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8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30.64" calcext:value-type="float">
            <text:p>563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9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37.95" calcext:value-type="float">
            <text:p>563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0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44.08" calcext:value-type="float">
            <text:p>564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1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48.13" calcext:value-type="float">
            <text:p>5648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2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650.15" calcext:value-type="float">
            <text:p>565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3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651.84" calcext:value-type="float">
            <text:p>565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4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5654.33" calcext:value-type="float">
            <text:p>565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5</text:p>
          </table:table-cell>
          <table:table-cell office:value-type="float" office:value="123" calcext:value-type="float">
            <text:p>12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657.56" calcext:value-type="float">
            <text:p>5657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6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661.36" calcext:value-type="float">
            <text:p>566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7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664.98" calcext:value-type="float">
            <text:p>5664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8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667.21" calcext:value-type="float">
            <text:p>566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9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670.79" calcext:value-type="float">
            <text:p>567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0</text:p>
          </table:table-cell>
          <table:table-cell office:value-type="float" office:value="123" calcext:value-type="float">
            <text:p>12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676.84" calcext:value-type="float">
            <text:p>5676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1</text:p>
          </table:table-cell>
          <table:table-cell office:value-type="float" office:value="123" calcext:value-type="float">
            <text:p>12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682.88" calcext:value-type="float">
            <text:p>568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2</text:p>
          </table:table-cell>
          <table:table-cell office:value-type="float" office:value="124" calcext:value-type="float">
            <text:p>12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689.02" calcext:value-type="float">
            <text:p>56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3</text:p>
          </table:table-cell>
          <table:table-cell office:value-type="float" office:value="124" calcext:value-type="float">
            <text:p>12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693.51" calcext:value-type="float">
            <text:p>569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4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697.72" calcext:value-type="float">
            <text:p>569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5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702.71" calcext:value-type="float">
            <text:p>570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6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07.69" calcext:value-type="float">
            <text:p>570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7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11.69" calcext:value-type="float">
            <text:p>5711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8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14.97" calcext:value-type="float">
            <text:p>571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9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14.97" calcext:value-type="float">
            <text:p>571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0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22.95" calcext:value-type="float">
            <text:p>5722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1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728.1" calcext:value-type="float">
            <text:p>572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728.52" calcext:value-type="float">
            <text:p>5728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3</text:p>
          </table:table-cell>
          <table:table-cell office:value-type="float" office:value="124" calcext:value-type="float">
            <text:p>1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5732.1" calcext:value-type="float">
            <text:p>573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4</text:p>
          </table:table-cell>
          <table:table-cell office:value-type="float" office:value="124" calcext:value-type="float">
            <text:p>1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5735.2" calcext:value-type="float">
            <text:p>573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5</text:p>
          </table:table-cell>
          <table:table-cell office:value-type="float" office:value="124" calcext:value-type="float">
            <text:p>1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5735.2" calcext:value-type="float">
            <text:p>573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6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5739.74" calcext:value-type="float">
            <text:p>5739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7</text:p>
          </table:table-cell>
          <table:table-cell office:value-type="float" office:value="124" calcext:value-type="float">
            <text:p>1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5747.1" calcext:value-type="float">
            <text:p>5747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8</text:p>
          </table:table-cell>
          <table:table-cell office:value-type="float" office:value="123" calcext:value-type="float">
            <text:p>1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5749.58" calcext:value-type="float">
            <text:p>5749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9</text:p>
          </table:table-cell>
          <table:table-cell office:value-type="float" office:value="124" calcext:value-type="float">
            <text:p>12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5751.49" calcext:value-type="float">
            <text:p>5751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0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754.51" calcext:value-type="float">
            <text:p>5754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1</text:p>
          </table:table-cell>
          <table:table-cell office:value-type="float" office:value="123" calcext:value-type="float">
            <text:p>12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759.36" calcext:value-type="float">
            <text:p>5759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2</text:p>
          </table:table-cell>
          <table:table-cell office:value-type="float" office:value="124" calcext:value-type="float">
            <text:p>1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764.08" calcext:value-type="float">
            <text:p>576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3</text:p>
          </table:table-cell>
          <table:table-cell office:value-type="float" office:value="124" calcext:value-type="float">
            <text:p>1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5766.78" calcext:value-type="float">
            <text:p>576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4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769.29" calcext:value-type="float">
            <text:p>576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5</text:p>
          </table:table-cell>
          <table:table-cell office:value-type="float" office:value="124" calcext:value-type="float">
            <text:p>12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775" calcext:value-type="float">
            <text:p>57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6</text:p>
          </table:table-cell>
          <table:table-cell office:value-type="float" office:value="124" calcext:value-type="float">
            <text:p>12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5783.07" calcext:value-type="float">
            <text:p>578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7</text:p>
          </table:table-cell>
          <table:table-cell office:value-type="float" office:value="124" calcext:value-type="float">
            <text:p>12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790.18" calcext:value-type="float">
            <text:p>579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8</text:p>
          </table:table-cell>
          <table:table-cell office:value-type="float" office:value="125" calcext:value-type="float">
            <text:p>1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795.42" calcext:value-type="float">
            <text:p>5795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9</text:p>
          </table:table-cell>
          <table:table-cell office:value-type="float" office:value="125" calcext:value-type="float">
            <text:p>1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5800.32" calcext:value-type="float">
            <text:p>580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5804.76" calcext:value-type="float">
            <text:p>5804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1</text:p>
          </table:table-cell>
          <table:table-cell office:value-type="float" office:value="124" calcext:value-type="float">
            <text:p>1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5809.28" calcext:value-type="float">
            <text:p>5809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2</text:p>
          </table:table-cell>
          <table:table-cell office:value-type="float" office:value="124" calcext:value-type="float">
            <text:p>12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812.68" calcext:value-type="float">
            <text:p>581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3</text:p>
          </table:table-cell>
          <table:table-cell office:value-type="float" office:value="123" calcext:value-type="float">
            <text:p>123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816.33" calcext:value-type="float">
            <text:p>581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4</text:p>
          </table:table-cell>
          <table:table-cell office:value-type="float" office:value="123" calcext:value-type="float">
            <text:p>12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5819.53" calcext:value-type="float">
            <text:p>5819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5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821.42" calcext:value-type="float">
            <text:p>582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821.42" calcext:value-type="float">
            <text:p>582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7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5822.76" calcext:value-type="float">
            <text:p>582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8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5826.31" calcext:value-type="float">
            <text:p>582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9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831.23" calcext:value-type="float">
            <text:p>5831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0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5836.96" calcext:value-type="float">
            <text:p>583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1</text:p>
          </table:table-cell>
          <table:table-cell office:value-type="float" office:value="121" calcext:value-type="float">
            <text:p>12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844.03" calcext:value-type="float">
            <text:p>5844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2</text:p>
          </table:table-cell>
          <table:table-cell office:value-type="float" office:value="121" calcext:value-type="float">
            <text:p>12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850.26" calcext:value-type="float">
            <text:p>5850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3</text:p>
          </table:table-cell>
          <table:table-cell office:value-type="float" office:value="121" calcext:value-type="float">
            <text:p>1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5854.86" calcext:value-type="float">
            <text:p>585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4</text:p>
          </table:table-cell>
          <table:table-cell office:value-type="float" office:value="121" calcext:value-type="float">
            <text:p>12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5860" calcext:value-type="float">
            <text:p>586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5</text:p>
          </table:table-cell>
          <table:table-cell office:value-type="float" office:value="121" calcext:value-type="float">
            <text:p>12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5865.08" calcext:value-type="float">
            <text:p>5865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6</text:p>
          </table:table-cell>
          <table:table-cell office:value-type="float" office:value="121" calcext:value-type="float">
            <text:p>12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5869.02" calcext:value-type="float">
            <text:p>586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7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5872.83" calcext:value-type="float">
            <text:p>5872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8</text:p>
          </table:table-cell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5875.4" calcext:value-type="float">
            <text:p>58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9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877.33" calcext:value-type="float">
            <text:p>5877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0</text:p>
          </table:table-cell>
          <table:table-cell office:value-type="float" office:value="120" calcext:value-type="float">
            <text:p>12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879.54" calcext:value-type="float">
            <text:p>587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5882.71" calcext:value-type="float">
            <text:p>588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2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5888.57" calcext:value-type="float">
            <text:p>588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3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5896.68" calcext:value-type="float">
            <text:p>5896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4</text:p>
          </table:table-cell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5905.98" calcext:value-type="float">
            <text:p>590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5</text:p>
          </table:table-cell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5915.27" calcext:value-type="float">
            <text:p>591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6</text:p>
          </table:table-cell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5924.56" calcext:value-type="float">
            <text:p>592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7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5933.02" calcext:value-type="float">
            <text:p>593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8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939.69" calcext:value-type="float">
            <text:p>593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9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5939.69" calcext:value-type="float">
            <text:p>593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0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5947.23" calcext:value-type="float">
            <text:p>594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1</text:p>
          </table:table-cell>
          <table:table-cell office:value-type="float" office:value="119" calcext:value-type="float">
            <text:p>11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5948.28" calcext:value-type="float">
            <text:p>594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2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948.99" calcext:value-type="float">
            <text:p>5948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3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5949.87" calcext:value-type="float">
            <text:p>5949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4</text:p>
          </table:table-cell>
          <table:table-cell office:value-type="float" office:value="117" calcext:value-type="float">
            <text:p>1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5951.43" calcext:value-type="float">
            <text:p>595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5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5954.43" calcext:value-type="float">
            <text:p>595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6</text:p>
          </table:table-cell>
          <table:table-cell office:value-type="float" office:value="115" calcext:value-type="float">
            <text:p>11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5959.7" calcext:value-type="float">
            <text:p>5959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5966.77" calcext:value-type="float">
            <text:p>5966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8</text:p>
          </table:table-cell>
          <table:table-cell office:value-type="float" office:value="114" calcext:value-type="float">
            <text:p>11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5974.13" calcext:value-type="float">
            <text:p>5974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9</text:p>
          </table:table-cell>
          <table:table-cell office:value-type="float" office:value="114" calcext:value-type="float">
            <text:p>11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5981.21" calcext:value-type="float">
            <text:p>5981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0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5989.22" calcext:value-type="float">
            <text:p>59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1</text:p>
          </table:table-cell>
          <table:table-cell office:value-type="float" office:value="113" calcext:value-type="float">
            <text:p>11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5997.04" calcext:value-type="float">
            <text:p>599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2</text:p>
          </table:table-cell>
          <table:table-cell office:value-type="float" office:value="113" calcext:value-type="float">
            <text:p>11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6005.34" calcext:value-type="float">
            <text:p>600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3</text:p>
          </table:table-cell>
          <table:table-cell office:value-type="float" office:value="113" calcext:value-type="float">
            <text:p>11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6013.29" calcext:value-type="float">
            <text:p>6013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4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020.08" calcext:value-type="float">
            <text:p>602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5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6026.87" calcext:value-type="float">
            <text:p>6026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6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6033.38" calcext:value-type="float">
            <text:p>603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7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6033.38" calcext:value-type="float">
            <text:p>603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8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6040.11" calcext:value-type="float">
            <text:p>604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9</text:p>
          </table:table-cell>
          <table:table-cell office:value-type="float" office:value="113" calcext:value-type="float">
            <text:p>11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6049.4" calcext:value-type="float">
            <text:p>604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0</text:p>
          </table:table-cell>
          <table:table-cell office:value-type="float" office:value="113" calcext:value-type="float">
            <text:p>11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6057.45" calcext:value-type="float">
            <text:p>6057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1</text:p>
          </table:table-cell>
          <table:table-cell office:value-type="float" office:value="113" calcext:value-type="float">
            <text:p>11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6057.45" calcext:value-type="float">
            <text:p>6057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2</text:p>
          </table:table-cell>
          <table:table-cell office:value-type="float" office:value="112" calcext:value-type="float">
            <text:p>11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6064.82" calcext:value-type="float">
            <text:p>6064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6068.91" calcext:value-type="float">
            <text:p>6068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4</text:p>
          </table:table-cell>
          <table:table-cell office:value-type="float" office:value="112" calcext:value-type="float">
            <text:p>1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6072.04" calcext:value-type="float">
            <text:p>607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5</text:p>
          </table:table-cell>
          <table:table-cell office:value-type="float" office:value="112" calcext:value-type="float">
            <text:p>1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6075.04" calcext:value-type="float">
            <text:p>6075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6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6079.77" calcext:value-type="float">
            <text:p>6079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7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6085.37" calcext:value-type="float">
            <text:p>6085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8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6091.67" calcext:value-type="float">
            <text:p>609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9</text:p>
          </table:table-cell>
          <table:table-cell office:value-type="float" office:value="114" calcext:value-type="float">
            <text:p>11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6098.09" calcext:value-type="float">
            <text:p>609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6105.54" calcext:value-type="float">
            <text:p>6105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1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6113.82" calcext:value-type="float">
            <text:p>6113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2</text:p>
          </table:table-cell>
          <table:table-cell office:value-type="float" office:value="115" calcext:value-type="float">
            <text:p>11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6122.43" calcext:value-type="float">
            <text:p>6122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3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131.72" calcext:value-type="float">
            <text:p>6131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4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132.13" calcext:value-type="float">
            <text:p>6132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5</text:p>
          </table:table-cell>
          <table:table-cell office:value-type="float" office:value="116" calcext:value-type="float">
            <text:p>11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6141.42" calcext:value-type="float">
            <text:p>614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6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6150.72" calcext:value-type="float">
            <text:p>615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7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6160.01" calcext:value-type="float">
            <text:p>6160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8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6169.3" calcext:value-type="float">
            <text:p>6169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9</text:p>
          </table:table-cell>
          <table:table-cell office:value-type="float" office:value="117" calcext:value-type="float">
            <text:p>11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6178.6" calcext:value-type="float">
            <text:p>6178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0</text:p>
          </table:table-cell>
          <table:table-cell office:value-type="float" office:value="117" calcext:value-type="float">
            <text:p>11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6187.89" calcext:value-type="float">
            <text:p>6187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1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6194.31" calcext:value-type="float">
            <text:p>6194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2</text:p>
          </table:table-cell>
          <table:table-cell office:value-type="float" office:value="116" calcext:value-type="float">
            <text:p>11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6198.88" calcext:value-type="float">
            <text:p>619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3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202.02" calcext:value-type="float">
            <text:p>620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4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6206.01" calcext:value-type="float">
            <text:p>6206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6209.18" calcext:value-type="float">
            <text:p>6209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6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6211.64" calcext:value-type="float">
            <text:p>621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7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6215.42" calcext:value-type="float">
            <text:p>6215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8</text:p>
          </table:table-cell>
          <table:table-cell office:value-type="float" office:value="116" calcext:value-type="float">
            <text:p>1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218.09" calcext:value-type="float">
            <text:p>6218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9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219.61" calcext:value-type="float">
            <text:p>6219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0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223.16" calcext:value-type="float">
            <text:p>622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1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227.48" calcext:value-type="float">
            <text:p>6227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2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232.07" calcext:value-type="float">
            <text:p>6232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3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236.97" calcext:value-type="float">
            <text:p>623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4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242.69" calcext:value-type="float">
            <text:p>6242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5</text:p>
          </table:table-cell>
          <table:table-cell office:value-type="float" office:value="116" calcext:value-type="float">
            <text:p>1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248.56" calcext:value-type="float">
            <text:p>6248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6</text:p>
          </table:table-cell>
          <table:table-cell office:value-type="float" office:value="116" calcext:value-type="float">
            <text:p>11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6254.21" calcext:value-type="float">
            <text:p>6254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7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6260.56" calcext:value-type="float">
            <text:p>626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8</text:p>
          </table:table-cell>
          <table:table-cell office:value-type="float" office:value="115" calcext:value-type="float">
            <text:p>11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6268.59" calcext:value-type="float">
            <text:p>6268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9</text:p>
          </table:table-cell>
          <table:table-cell office:value-type="float" office:value="115" calcext:value-type="float">
            <text:p>11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6276.59" calcext:value-type="float">
            <text:p>6276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0</text:p>
          </table:table-cell>
          <table:table-cell office:value-type="float" office:value="114" calcext:value-type="float">
            <text:p>11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285.89" calcext:value-type="float">
            <text:p>6285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1</text:p>
          </table:table-cell>
          <table:table-cell office:value-type="float" office:value="113" calcext:value-type="float">
            <text:p>11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6295.07" calcext:value-type="float">
            <text:p>62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2</text:p>
          </table:table-cell>
          <table:table-cell office:value-type="float" office:value="113" calcext:value-type="float">
            <text:p>11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6304.32" calcext:value-type="float">
            <text:p>6304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3</text:p>
          </table:table-cell>
          <table:table-cell office:value-type="float" office:value="113" calcext:value-type="float">
            <text:p>11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13.37" calcext:value-type="float">
            <text:p>631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4</text:p>
          </table:table-cell>
          <table:table-cell office:value-type="float" office:value="113" calcext:value-type="float">
            <text:p>11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21.73" calcext:value-type="float">
            <text:p>6321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5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29.83" calcext:value-type="float">
            <text:p>6329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6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6337.81" calcext:value-type="float">
            <text:p>633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7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6345.28" calcext:value-type="float">
            <text:p>6345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8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53.24" calcext:value-type="float">
            <text:p>6353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9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60.23" calcext:value-type="float">
            <text:p>6360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0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67.55" calcext:value-type="float">
            <text:p>6367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1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6374.08" calcext:value-type="float">
            <text:p>637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2</text:p>
          </table:table-cell>
          <table:table-cell office:value-type="float" office:value="112" calcext:value-type="float">
            <text:p>11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6380.59" calcext:value-type="float">
            <text:p>6380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6386.7" calcext:value-type="float">
            <text:p>6386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4</text:p>
          </table:table-cell>
          <table:table-cell office:value-type="float" office:value="112" calcext:value-type="float">
            <text:p>11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6392.07" calcext:value-type="float">
            <text:p>6392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5</text:p>
          </table:table-cell>
          <table:table-cell office:value-type="float" office:value="112" calcext:value-type="float">
            <text:p>11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6396.86" calcext:value-type="float">
            <text:p>6396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6</text:p>
          </table:table-cell>
          <table:table-cell office:value-type="float" office:value="112" calcext:value-type="float">
            <text:p>11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6401.25" calcext:value-type="float">
            <text:p>640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7</text:p>
          </table:table-cell>
          <table:table-cell office:value-type="float" office:value="112" calcext:value-type="float">
            <text:p>11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6404.26" calcext:value-type="float">
            <text:p>640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8</text:p>
          </table:table-cell>
          <table:table-cell office:value-type="float" office:value="112" calcext:value-type="float">
            <text:p>11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6406.21" calcext:value-type="float">
            <text:p>6406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9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6407.25" calcext:value-type="float">
            <text:p>6407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408.66" calcext:value-type="float">
            <text:p>6408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1</text:p>
          </table:table-cell>
          <table:table-cell office:value-type="float" office:value="112" calcext:value-type="float">
            <text:p>11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6409.47" calcext:value-type="float">
            <text:p>6409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409.87" calcext:value-type="float">
            <text:p>6409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3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410.08" calcext:value-type="float">
            <text:p>641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4</text:p>
          </table:table-cell>
          <table:table-cell office:value-type="float" office:value="112" calcext:value-type="float">
            <text:p>1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410.1" calcext:value-type="float">
            <text:p>6410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5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411.21" calcext:value-type="float">
            <text:p>6411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6</text:p>
          </table:table-cell>
          <table:table-cell office:value-type="float" office:value="112" calcext:value-type="float">
            <text:p>1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411.6" calcext:value-type="float">
            <text:p>641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7</text:p>
          </table:table-cell>
          <table:table-cell office:value-type="float" office:value="112" calcext:value-type="float">
            <text:p>1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412.42" calcext:value-type="float">
            <text:p>641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8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414.58" calcext:value-type="float">
            <text:p>6414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9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417.25" calcext:value-type="float">
            <text:p>6417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0</text:p>
          </table:table-cell>
          <table:table-cell office:value-type="float" office:value="112" calcext:value-type="float">
            <text:p>11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420.72" calcext:value-type="float">
            <text:p>642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1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425.53" calcext:value-type="float">
            <text:p>642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431.41" calcext:value-type="float">
            <text:p>643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3</text:p>
          </table:table-cell>
          <table:table-cell office:value-type="float" office:value="113" calcext:value-type="float">
            <text:p>11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6438.62" calcext:value-type="float">
            <text:p>643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4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6445.79" calcext:value-type="float">
            <text:p>644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5</text:p>
          </table:table-cell>
          <table:table-cell office:value-type="float" office:value="114" calcext:value-type="float">
            <text:p>11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6453.78" calcext:value-type="float">
            <text:p>6453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6</text:p>
          </table:table-cell>
          <table:table-cell office:value-type="float" office:value="114" calcext:value-type="float">
            <text:p>1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6462.24" calcext:value-type="float">
            <text:p>646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7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6471.53" calcext:value-type="float">
            <text:p>6471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8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6480.82" calcext:value-type="float">
            <text:p>6480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9</text:p>
          </table:table-cell>
          <table:table-cell office:value-type="float" office:value="116" calcext:value-type="float">
            <text:p>1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6490.12" calcext:value-type="float">
            <text:p>649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0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6499.41" calcext:value-type="float">
            <text:p>6499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6508.7" calcext:value-type="float">
            <text:p>650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2</text:p>
          </table:table-cell>
          <table:table-cell office:value-type="float" office:value="117" calcext:value-type="float">
            <text:p>11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6516.57" calcext:value-type="float">
            <text:p>6516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3</text:p>
          </table:table-cell>
          <table:table-cell office:value-type="float" office:value="117" calcext:value-type="float">
            <text:p>11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6522.36" calcext:value-type="float">
            <text:p>6522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4</text:p>
          </table:table-cell>
          <table:table-cell office:value-type="float" office:value="117" calcext:value-type="float">
            <text:p>1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6527.64" calcext:value-type="float">
            <text:p>652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5</text:p>
          </table:table-cell>
          <table:table-cell office:value-type="float" office:value="116" calcext:value-type="float">
            <text:p>11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6531.76" calcext:value-type="float">
            <text:p>6531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6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6534.61" calcext:value-type="float">
            <text:p>6534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7</text:p>
          </table:table-cell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6536.45" calcext:value-type="float">
            <text:p>6536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8</text:p>
          </table:table-cell>
          <table:table-cell office:value-type="float" office:value="116" calcext:value-type="float">
            <text:p>11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6537.52" calcext:value-type="float">
            <text:p>6537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9</text:p>
          </table:table-cell>
          <table:table-cell office:value-type="float" office:value="116" calcext:value-type="float">
            <text:p>11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6539.13" calcext:value-type="float">
            <text:p>6539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0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6541.58" calcext:value-type="float">
            <text:p>654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1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6544.8" calcext:value-type="float">
            <text:p>6544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2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6550.06" calcext:value-type="float">
            <text:p>6550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3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6556.25" calcext:value-type="float">
            <text:p>655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6564.09" calcext:value-type="float">
            <text:p>6564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5</text:p>
          </table:table-cell>
          <table:table-cell office:value-type="float" office:value="117" calcext:value-type="float">
            <text:p>11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6572.24" calcext:value-type="float">
            <text:p>657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6</text:p>
          </table:table-cell>
          <table:table-cell office:value-type="float" office:value="117" calcext:value-type="float">
            <text:p>11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6580.64" calcext:value-type="float">
            <text:p>658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7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6589.93" calcext:value-type="float">
            <text:p>658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8</text:p>
          </table:table-cell>
          <table:table-cell office:value-type="float" office:value="116" calcext:value-type="float">
            <text:p>11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6598.36" calcext:value-type="float">
            <text:p>6598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6605.76" calcext:value-type="float">
            <text:p>6605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0</text:p>
          </table:table-cell>
          <table:table-cell office:value-type="float" office:value="116" calcext:value-type="float">
            <text:p>1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6611" calcext:value-type="float">
            <text:p>66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1</text:p>
          </table:table-cell>
          <table:table-cell office:value-type="float" office:value="116" calcext:value-type="float">
            <text:p>11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6613.28" calcext:value-type="float">
            <text:p>6613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2</text:p>
          </table:table-cell>
          <table:table-cell office:value-type="float" office:value="117" calcext:value-type="float">
            <text:p>11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614.73" calcext:value-type="float">
            <text:p>6614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3</text:p>
          </table:table-cell>
          <table:table-cell office:value-type="float" office:value="117" calcext:value-type="float">
            <text:p>11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616.51" calcext:value-type="float">
            <text:p>6616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4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6617.91" calcext:value-type="float">
            <text:p>6617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5</text:p>
          </table:table-cell>
          <table:table-cell office:value-type="float" office:value="118" calcext:value-type="float">
            <text:p>11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618.76" calcext:value-type="float">
            <text:p>6618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6</text:p>
          </table:table-cell>
          <table:table-cell office:value-type="float" office:value="118" calcext:value-type="float">
            <text:p>11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619.23" calcext:value-type="float">
            <text:p>6619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7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6620.67" calcext:value-type="float">
            <text:p>6620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8</text:p>
          </table:table-cell>
          <table:table-cell office:value-type="float" office:value="119" calcext:value-type="float">
            <text:p>11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6623.73" calcext:value-type="float">
            <text:p>662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9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629.47" calcext:value-type="float">
            <text:p>6629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0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6637.31" calcext:value-type="float">
            <text:p>6637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1</text:p>
          </table:table-cell>
          <table:table-cell office:value-type="float" office:value="119" calcext:value-type="float">
            <text:p>11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6644.83" calcext:value-type="float">
            <text:p>6644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2</text:p>
          </table:table-cell>
          <table:table-cell office:value-type="float" office:value="119" calcext:value-type="float">
            <text:p>11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6650.88" calcext:value-type="float">
            <text:p>6650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3</text:p>
          </table:table-cell>
          <table:table-cell office:value-type="float" office:value="119" calcext:value-type="float">
            <text:p>11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6655.86" calcext:value-type="float">
            <text:p>665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4</text:p>
          </table:table-cell>
          <table:table-cell office:value-type="float" office:value="119" calcext:value-type="float">
            <text:p>11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6661.1" calcext:value-type="float">
            <text:p>666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5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6666.48" calcext:value-type="float">
            <text:p>6666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6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6672.25" calcext:value-type="float">
            <text:p>667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7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676.69" calcext:value-type="float">
            <text:p>6676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8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679.49" calcext:value-type="float">
            <text:p>6679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9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680.84" calcext:value-type="float">
            <text:p>6680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0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684.26" calcext:value-type="float">
            <text:p>668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1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688.45" calcext:value-type="float">
            <text:p>668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692.94" calcext:value-type="float">
            <text:p>6692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3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697.21" calcext:value-type="float">
            <text:p>669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4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702.27" calcext:value-type="float">
            <text:p>670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5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707.24" calcext:value-type="float">
            <text:p>670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6</text:p>
          </table:table-cell>
          <table:table-cell office:value-type="float" office:value="121" calcext:value-type="float">
            <text:p>12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6712.92" calcext:value-type="float">
            <text:p>6712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7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6719.55" calcext:value-type="float">
            <text:p>6719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8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724.86" calcext:value-type="float">
            <text:p>672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9</text:p>
          </table:table-cell>
          <table:table-cell office:value-type="float" office:value="122" calcext:value-type="float">
            <text:p>12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727.45" calcext:value-type="float">
            <text:p>6727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0</text:p>
          </table:table-cell>
          <table:table-cell office:value-type="float" office:value="122" calcext:value-type="float">
            <text:p>12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730.41" calcext:value-type="float">
            <text:p>6730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1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34.92" calcext:value-type="float">
            <text:p>673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41.42" calcext:value-type="float">
            <text:p>674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3</text:p>
          </table:table-cell>
          <table:table-cell office:value-type="float" office:value="123" calcext:value-type="float">
            <text:p>12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747.44" calcext:value-type="float">
            <text:p>674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4</text:p>
          </table:table-cell>
          <table:table-cell office:value-type="float" office:value="123" calcext:value-type="float">
            <text:p>1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751.09" calcext:value-type="float">
            <text:p>6751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5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753.35" calcext:value-type="float">
            <text:p>675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6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6756.32" calcext:value-type="float">
            <text:p>675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7</text:p>
          </table:table-cell>
          <table:table-cell office:value-type="float" office:value="124" calcext:value-type="float">
            <text:p>12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6761.48" calcext:value-type="float">
            <text:p>6761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8</text:p>
          </table:table-cell>
          <table:table-cell office:value-type="float" office:value="124" calcext:value-type="float">
            <text:p>12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767.22" calcext:value-type="float">
            <text:p>6767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71.82" calcext:value-type="float">
            <text:p>677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74.95" calcext:value-type="float">
            <text:p>6774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77.98" calcext:value-type="float">
            <text:p>6777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2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81.27" calcext:value-type="float">
            <text:p>678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3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85.55" calcext:value-type="float">
            <text:p>6785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4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790.04" calcext:value-type="float">
            <text:p>6790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5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793.82" calcext:value-type="float">
            <text:p>6793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6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797.29" calcext:value-type="float">
            <text:p>679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01.24" calcext:value-type="float">
            <text:p>680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06.62" calcext:value-type="float">
            <text:p>6806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12.06" calcext:value-type="float">
            <text:p>681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12.06" calcext:value-type="float">
            <text:p>681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18.83" calcext:value-type="float">
            <text:p>681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23.49" calcext:value-type="float">
            <text:p>6823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28.54" calcext:value-type="float">
            <text:p>6828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4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33.32" calcext:value-type="float">
            <text:p>6833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37.72" calcext:value-type="float">
            <text:p>683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841.59" calcext:value-type="float">
            <text:p>6841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46.28" calcext:value-type="float">
            <text:p>6846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51.99" calcext:value-type="float">
            <text:p>6851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56.85" calcext:value-type="float">
            <text:p>685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0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60.68" calcext:value-type="float">
            <text:p>6860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1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65.32" calcext:value-type="float">
            <text:p>686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2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71.51" calcext:value-type="float">
            <text:p>6871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3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77.08" calcext:value-type="float">
            <text:p>6877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4</text:p>
          </table:table-cell>
          <table:table-cell office:value-type="float" office:value="125" calcext:value-type="float">
            <text:p>12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80.83" calcext:value-type="float">
            <text:p>688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5</text:p>
          </table:table-cell>
          <table:table-cell office:value-type="float" office:value="124" calcext:value-type="float">
            <text:p>12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884.08" calcext:value-type="float">
            <text:p>688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6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86.75" calcext:value-type="float">
            <text:p>6886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90.32" calcext:value-type="float">
            <text:p>689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895.51" calcext:value-type="float">
            <text:p>689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00.01" calcext:value-type="float">
            <text:p>6900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01.95" calcext:value-type="float">
            <text:p>6901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03.76" calcext:value-type="float">
            <text:p>690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07.92" calcext:value-type="float">
            <text:p>690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14.7" calcext:value-type="float">
            <text:p>6914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4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21.46" calcext:value-type="float">
            <text:p>692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926.71" calcext:value-type="float">
            <text:p>6926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929.64" calcext:value-type="float">
            <text:p>692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931.73" calcext:value-type="float">
            <text:p>6931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35.6" calcext:value-type="float">
            <text:p>693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9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940.93" calcext:value-type="float">
            <text:p>694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0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944.53" calcext:value-type="float">
            <text:p>694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1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47.42" calcext:value-type="float">
            <text:p>694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2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49.7" calcext:value-type="float">
            <text:p>6949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3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52.41" calcext:value-type="float">
            <text:p>695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4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6955.91" calcext:value-type="float">
            <text:p>6955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5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6961.52" calcext:value-type="float">
            <text:p>6961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68" calcext:value-type="float">
            <text:p>69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6975.73" calcext:value-type="float">
            <text:p>6975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8</text:p>
          </table:table-cell>
          <table:table-cell office:value-type="float" office:value="126" calcext:value-type="float">
            <text:p>12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982.72" calcext:value-type="float">
            <text:p>698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9</text:p>
          </table:table-cell>
          <table:table-cell office:value-type="float" office:value="126" calcext:value-type="float">
            <text:p>12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988.78" calcext:value-type="float">
            <text:p>6988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0</text:p>
          </table:table-cell>
          <table:table-cell office:value-type="float" office:value="126" calcext:value-type="float">
            <text:p>12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6993.34" calcext:value-type="float">
            <text:p>699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6996.76" calcext:value-type="float">
            <text:p>6996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2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000.6" calcext:value-type="float">
            <text:p>7000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3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006.35" calcext:value-type="float">
            <text:p>7006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4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011.35" calcext:value-type="float">
            <text:p>7011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015.86" calcext:value-type="float">
            <text:p>701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6</text:p>
          </table:table-cell>
          <table:table-cell office:value-type="float" office:value="125" calcext:value-type="float">
            <text:p>1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020.18" calcext:value-type="float">
            <text:p>702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7</text:p>
          </table:table-cell>
          <table:table-cell office:value-type="float" office:value="124" calcext:value-type="float">
            <text:p>12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025.52" calcext:value-type="float">
            <text:p>702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8</text:p>
          </table:table-cell>
          <table:table-cell office:value-type="float" office:value="123" calcext:value-type="float">
            <text:p>12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031.64" calcext:value-type="float">
            <text:p>703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9</text:p>
          </table:table-cell>
          <table:table-cell office:value-type="float" office:value="122" calcext:value-type="float">
            <text:p>12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036.93" calcext:value-type="float">
            <text:p>7036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0</text:p>
          </table:table-cell>
          <table:table-cell office:value-type="float" office:value="122" calcext:value-type="float">
            <text:p>12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041.21" calcext:value-type="float">
            <text:p>7041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1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045.09" calcext:value-type="float">
            <text:p>704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2</text:p>
          </table:table-cell>
          <table:table-cell office:value-type="float" office:value="121" calcext:value-type="float">
            <text:p>12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047.39" calcext:value-type="float">
            <text:p>704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049.3" calcext:value-type="float">
            <text:p>7049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052.77" calcext:value-type="float">
            <text:p>7052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5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056.97" calcext:value-type="float">
            <text:p>705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6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061.87" calcext:value-type="float">
            <text:p>7061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7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067.89" calcext:value-type="float">
            <text:p>7067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8</text:p>
          </table:table-cell>
          <table:table-cell office:value-type="float" office:value="120" calcext:value-type="float">
            <text:p>12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074.2" calcext:value-type="float">
            <text:p>7074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9</text:p>
          </table:table-cell>
          <table:table-cell office:value-type="float" office:value="119" calcext:value-type="float">
            <text:p>11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081.23" calcext:value-type="float">
            <text:p>7081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0</text:p>
          </table:table-cell>
          <table:table-cell office:value-type="float" office:value="119" calcext:value-type="float">
            <text:p>11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087.88" calcext:value-type="float">
            <text:p>708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1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093.77" calcext:value-type="float">
            <text:p>7093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2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098.26" calcext:value-type="float">
            <text:p>7098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3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101.36" calcext:value-type="float">
            <text:p>710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4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104.02" calcext:value-type="float">
            <text:p>7104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5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107.81" calcext:value-type="float">
            <text:p>7107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6</text:p>
          </table:table-cell>
          <table:table-cell office:value-type="float" office:value="119" calcext:value-type="float">
            <text:p>11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113.32" calcext:value-type="float">
            <text:p>7113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7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121.33" calcext:value-type="float">
            <text:p>712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8</text:p>
          </table:table-cell>
          <table:table-cell office:value-type="float" office:value="119" calcext:value-type="float">
            <text:p>11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7130.02" calcext:value-type="float">
            <text:p>713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9</text:p>
          </table:table-cell>
          <table:table-cell office:value-type="float" office:value="120" calcext:value-type="float">
            <text:p>12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7138.57" calcext:value-type="float">
            <text:p>713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0</text:p>
          </table:table-cell>
          <table:table-cell office:value-type="float" office:value="120" calcext:value-type="float">
            <text:p>12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7145.44" calcext:value-type="float">
            <text:p>7145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1</text:p>
          </table:table-cell>
          <table:table-cell office:value-type="float" office:value="119" calcext:value-type="float">
            <text:p>11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151.62" calcext:value-type="float">
            <text:p>7151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2</text:p>
          </table:table-cell>
          <table:table-cell office:value-type="float" office:value="119" calcext:value-type="float">
            <text:p>11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156.13" calcext:value-type="float">
            <text:p>7156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159.68" calcext:value-type="float">
            <text:p>7159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4</text:p>
          </table:table-cell>
          <table:table-cell office:value-type="float" office:value="118" calcext:value-type="float">
            <text:p>11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161.19" calcext:value-type="float">
            <text:p>7161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5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161.56" calcext:value-type="float">
            <text:p>716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6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161.56" calcext:value-type="float">
            <text:p>716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7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161.56" calcext:value-type="float">
            <text:p>716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8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7161.56" calcext:value-type="float">
            <text:p>716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165.73" calcext:value-type="float">
            <text:p>7165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165.73" calcext:value-type="float">
            <text:p>7165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1</text:p>
          </table:table-cell>
          <table:table-cell office:value-type="float" office:value="115" calcext:value-type="float">
            <text:p>11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7175.02" calcext:value-type="float">
            <text:p>7175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7184.32" calcext:value-type="float">
            <text:p>7184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3</text:p>
          </table:table-cell>
          <table:table-cell office:value-type="float" office:value="115" calcext:value-type="float">
            <text:p>11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7193.61" calcext:value-type="float">
            <text:p>7193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4</text:p>
          </table:table-cell>
          <table:table-cell office:value-type="float" office:value="114" calcext:value-type="float">
            <text:p>1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7202.9" calcext:value-type="float">
            <text:p>720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5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212.2" calcext:value-type="float">
            <text:p>7212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6</text:p>
          </table:table-cell>
          <table:table-cell office:value-type="float" office:value="113" calcext:value-type="float">
            <text:p>11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218.44" calcext:value-type="float">
            <text:p>721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7</text:p>
          </table:table-cell>
          <table:table-cell office:value-type="float" office:value="112" calcext:value-type="float">
            <text:p>11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7221.6" calcext:value-type="float">
            <text:p>722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8</text:p>
          </table:table-cell>
          <table:table-cell office:value-type="float" office:value="112" calcext:value-type="float">
            <text:p>11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7222.1" calcext:value-type="float">
            <text:p>722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9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222.1" calcext:value-type="float">
            <text:p>722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0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222.1" calcext:value-type="float">
            <text:p>7222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222.9" calcext:value-type="float">
            <text:p>722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2</text:p>
          </table:table-cell>
          <table:table-cell office:value-type="float" office:value="111" calcext:value-type="float">
            <text:p>11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7226.62" calcext:value-type="float">
            <text:p>7226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3</text:p>
          </table:table-cell>
          <table:table-cell office:value-type="float" office:value="111" calcext:value-type="float">
            <text:p>11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7231.71" calcext:value-type="float">
            <text:p>723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4</text:p>
          </table:table-cell>
          <table:table-cell office:value-type="float" office:value="111" calcext:value-type="float">
            <text:p>11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7237.91" calcext:value-type="float">
            <text:p>7237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7244.9" calcext:value-type="float">
            <text:p>7244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6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253.66" calcext:value-type="float">
            <text:p>7253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7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262.95" calcext:value-type="float">
            <text:p>7262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8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7272.24" calcext:value-type="float">
            <text:p>727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9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281.54" calcext:value-type="float">
            <text:p>7281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7290.83" calcext:value-type="float">
            <text:p>7290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7300.12" calcext:value-type="float">
            <text:p>730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7307.7" calcext:value-type="float">
            <text:p>7307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3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7312.6" calcext:value-type="float">
            <text:p>731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4</text:p>
          </table:table-cell>
          <table:table-cell office:value-type="float" office:value="109" calcext:value-type="float">
            <text:p>10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7316.34" calcext:value-type="float">
            <text:p>7316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5</text:p>
          </table:table-cell>
          <table:table-cell office:value-type="float" office:value="109" calcext:value-type="float">
            <text:p>10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7318.28" calcext:value-type="float">
            <text:p>731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6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7318.28" calcext:value-type="float">
            <text:p>731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7</text:p>
          </table:table-cell>
          <table:table-cell office:value-type="float" office:value="108" calcext:value-type="float">
            <text:p>10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318.28" calcext:value-type="float">
            <text:p>731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8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318.28" calcext:value-type="float">
            <text:p>731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9</text:p>
          </table:table-cell>
          <table:table-cell office:value-type="float" office:value="108" calcext:value-type="float">
            <text:p>10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318.98" calcext:value-type="float">
            <text:p>7318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0</text:p>
          </table:table-cell>
          <table:table-cell office:value-type="float" office:value="108" calcext:value-type="float">
            <text:p>10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319.34" calcext:value-type="float">
            <text:p>731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1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321.25" calcext:value-type="float">
            <text:p>732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2</text:p>
          </table:table-cell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7324.7" calcext:value-type="float">
            <text:p>7324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3</text:p>
          </table:table-cell>
          <table:table-cell office:value-type="float" office:value="107" calcext:value-type="float">
            <text:p>10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7329.86" calcext:value-type="float">
            <text:p>7329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4</text:p>
          </table:table-cell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7329.86" calcext:value-type="float">
            <text:p>7329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5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7339.16" calcext:value-type="float">
            <text:p>733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6</text:p>
          </table:table-cell>
          <table:table-cell office:value-type="float" office:value="108" calcext:value-type="float">
            <text:p>10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348.45" calcext:value-type="float">
            <text:p>734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7</text:p>
          </table:table-cell>
          <table:table-cell office:value-type="float" office:value="108" calcext:value-type="float">
            <text:p>10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7357.74" calcext:value-type="float">
            <text:p>735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8</text:p>
          </table:table-cell>
          <table:table-cell office:value-type="float" office:value="108" calcext:value-type="float">
            <text:p>10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7367.04" calcext:value-type="float">
            <text:p>736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9</text:p>
          </table:table-cell>
          <table:table-cell office:value-type="float" office:value="108" calcext:value-type="float">
            <text:p>10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7376.33" calcext:value-type="float">
            <text:p>737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0</text:p>
          </table:table-cell>
          <table:table-cell office:value-type="float" office:value="108" calcext:value-type="float">
            <text:p>10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7385.62" calcext:value-type="float">
            <text:p>738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1</text:p>
          </table:table-cell>
          <table:table-cell office:value-type="float" office:value="108" calcext:value-type="float">
            <text:p>10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7394.92" calcext:value-type="float">
            <text:p>7394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7404.21" calcext:value-type="float">
            <text:p>7404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3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7413.5" calcext:value-type="float">
            <text:p>7413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4</text:p>
          </table:table-cell>
          <table:table-cell office:value-type="float" office:value="108" calcext:value-type="float">
            <text:p>10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7418.9" calcext:value-type="float">
            <text:p>7418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5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7420.46" calcext:value-type="float">
            <text:p>742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6</text:p>
          </table:table-cell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7421.21" calcext:value-type="float">
            <text:p>7421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7</text:p>
          </table:table-cell>
          <table:table-cell office:value-type="float" office:value="108" calcext:value-type="float">
            <text:p>10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421.58" calcext:value-type="float">
            <text:p>742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8</text:p>
          </table:table-cell>
          <table:table-cell office:value-type="float" office:value="108" calcext:value-type="float">
            <text:p>10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422.12" calcext:value-type="float">
            <text:p>7422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9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422.4" calcext:value-type="float">
            <text:p>742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422.8" calcext:value-type="float">
            <text:p>742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1</text:p>
          </table:table-cell>
          <table:table-cell office:value-type="float" office:value="107" calcext:value-type="float">
            <text:p>10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7424.42" calcext:value-type="float">
            <text:p>742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2</text:p>
          </table:table-cell>
          <table:table-cell office:value-type="float" office:value="106" calcext:value-type="float">
            <text:p>10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7426.48" calcext:value-type="float">
            <text:p>7426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3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7430.14" calcext:value-type="float">
            <text:p>743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4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436.95" calcext:value-type="float">
            <text:p>743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5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444.44" calcext:value-type="float">
            <text:p>744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6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7452.84" calcext:value-type="float">
            <text:p>745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7</text:p>
          </table:table-cell>
          <table:table-cell office:value-type="float" office:value="106" calcext:value-type="float">
            <text:p>10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7461.46" calcext:value-type="float">
            <text:p>746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8</text:p>
          </table:table-cell>
          <table:table-cell office:value-type="float" office:value="106" calcext:value-type="float">
            <text:p>106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0:10</text:p>
          </table:table-cell>
          <table:table-cell table:number-columns-repeated="3"/>
          <table:table-cell office:value-type="float" office:value="7470.75" calcext:value-type="float">
            <text:p>7470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9</text:p>
          </table:table-cell>
          <table:table-cell office:value-type="float" office:value="106" calcext:value-type="float">
            <text:p>106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09:51</text:p>
          </table:table-cell>
          <table:table-cell table:number-columns-repeated="3"/>
          <table:table-cell office:value-type="float" office:value="7480.05" calcext:value-type="float">
            <text:p>748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0</text:p>
          </table:table-cell>
          <table:table-cell office:value-type="float" office:value="106" calcext:value-type="float">
            <text:p>10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7489.34" calcext:value-type="float">
            <text:p>748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1</text:p>
          </table:table-cell>
          <table:table-cell office:value-type="float" office:value="105" calcext:value-type="float">
            <text:p>105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7498.63" calcext:value-type="float">
            <text:p>7498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2</text:p>
          </table:table-cell>
          <table:table-cell office:value-type="float" office:value="106" calcext:value-type="float">
            <text:p>10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7507.93" calcext:value-type="float">
            <text:p>7507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3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7517.22" calcext:value-type="float">
            <text:p>7517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4</text:p>
          </table:table-cell>
          <table:table-cell office:value-type="float" office:value="105" calcext:value-type="float">
            <text:p>10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7523.73" calcext:value-type="float">
            <text:p>752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5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7526.96" calcext:value-type="float">
            <text:p>752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6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529" calcext:value-type="float">
            <text:p>75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7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529" calcext:value-type="float">
            <text:p>75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8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529" calcext:value-type="float">
            <text:p>75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9</text:p>
          </table:table-cell>
          <table:table-cell office:value-type="float" office:value="105" calcext:value-type="float">
            <text:p>10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529" calcext:value-type="float">
            <text:p>75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0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529" calcext:value-type="float">
            <text:p>75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529.5" calcext:value-type="float">
            <text:p>7529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2</text:p>
          </table:table-cell>
          <table:table-cell office:value-type="float" office:value="105" calcext:value-type="float">
            <text:p>10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7532.24" calcext:value-type="float">
            <text:p>7532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3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7536.04" calcext:value-type="float">
            <text:p>753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541.72" calcext:value-type="float">
            <text:p>7541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5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548.28" calcext:value-type="float">
            <text:p>754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6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7555.52" calcext:value-type="float">
            <text:p>755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7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7561.8" calcext:value-type="float">
            <text:p>7561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8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568.48" calcext:value-type="float">
            <text:p>7568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9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573.97" calcext:value-type="float">
            <text:p>757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0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7580.05" calcext:value-type="float">
            <text:p>758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1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7586.05" calcext:value-type="float">
            <text:p>75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2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7593.61" calcext:value-type="float">
            <text:p>7593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3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7600.29" calcext:value-type="float">
            <text:p>7600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7606.88" calcext:value-type="float">
            <text:p>7606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5</text:p>
          </table:table-cell>
          <table:table-cell office:value-type="float" office:value="106" calcext:value-type="float">
            <text:p>10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7614.62" calcext:value-type="float">
            <text:p>76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6</text:p>
          </table:table-cell>
          <table:table-cell office:value-type="float" office:value="106" calcext:value-type="float">
            <text:p>10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7623.91" calcext:value-type="float">
            <text:p>762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7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7632.85" calcext:value-type="float">
            <text:p>7632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8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7641.58" calcext:value-type="float">
            <text:p>764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9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648.81" calcext:value-type="float">
            <text:p>764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0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7655.37" calcext:value-type="float">
            <text:p>7655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1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7659.71" calcext:value-type="float">
            <text:p>765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2</text:p>
          </table:table-cell>
          <table:table-cell office:value-type="float" office:value="105" calcext:value-type="float">
            <text:p>10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7663.76" calcext:value-type="float">
            <text:p>766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3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667.14" calcext:value-type="float">
            <text:p>7667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4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7669.43" calcext:value-type="float">
            <text:p>766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5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670.74" calcext:value-type="float">
            <text:p>7670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6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672.71" calcext:value-type="float">
            <text:p>767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7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7674.52" calcext:value-type="float">
            <text:p>7674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8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7677.06" calcext:value-type="float">
            <text:p>767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9</text:p>
          </table:table-cell>
          <table:table-cell office:value-type="float" office:value="106" calcext:value-type="float">
            <text:p>10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679.79" calcext:value-type="float">
            <text:p>767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7682.54" calcext:value-type="float">
            <text:p>768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1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685.55" calcext:value-type="float">
            <text:p>7685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2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689.13" calcext:value-type="float">
            <text:p>7689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3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693.55" calcext:value-type="float">
            <text:p>7693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4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698.28" calcext:value-type="float">
            <text:p>7698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5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703.66" calcext:value-type="float">
            <text:p>7703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6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709.85" calcext:value-type="float">
            <text:p>770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7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7717.73" calcext:value-type="float">
            <text:p>7717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8</text:p>
          </table:table-cell>
          <table:table-cell office:value-type="float" office:value="106" calcext:value-type="float">
            <text:p>10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7727.03" calcext:value-type="float">
            <text:p>772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9</text:p>
          </table:table-cell>
          <table:table-cell office:value-type="float" office:value="106" calcext:value-type="float">
            <text:p>10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23</text:p>
          </table:table-cell>
          <table:table-cell table:number-columns-repeated="3"/>
          <table:table-cell office:value-type="float" office:value="7736.32" calcext:value-type="float">
            <text:p>773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0</text:p>
          </table:table-cell>
          <table:table-cell office:value-type="float" office:value="106" calcext:value-type="float">
            <text:p>10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09:28</text:p>
          </table:table-cell>
          <table:table-cell table:number-columns-repeated="3"/>
          <table:table-cell office:value-type="float" office:value="7745.61" calcext:value-type="float">
            <text:p>774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1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57</text:p>
          </table:table-cell>
          <table:table-cell table:number-columns-repeated="3"/>
          <table:table-cell office:value-type="float" office:value="7754.91" calcext:value-type="float">
            <text:p>7754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2</text:p>
          </table:table-cell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7764.2" calcext:value-type="float">
            <text:p>7764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3</text:p>
          </table:table-cell>
          <table:table-cell office:value-type="float" office:value="107" calcext:value-type="float">
            <text:p>10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7773.49" calcext:value-type="float">
            <text:p>7773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4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7782.79" calcext:value-type="float">
            <text:p>7782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5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7785.03" calcext:value-type="float">
            <text:p>778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6</text:p>
          </table:table-cell>
          <table:table-cell office:value-type="float" office:value="106" calcext:value-type="float">
            <text:p>10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7789.99" calcext:value-type="float">
            <text:p>778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7</text:p>
          </table:table-cell>
          <table:table-cell office:value-type="float" office:value="106" calcext:value-type="float">
            <text:p>10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8</text:p>
          </table:table-cell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9</text:p>
          </table:table-cell>
          <table:table-cell office:value-type="float" office:value="106" calcext:value-type="float">
            <text:p>10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0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1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792.02" calcext:value-type="float">
            <text:p>779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3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7792.71" calcext:value-type="float">
            <text:p>779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4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7797.03" calcext:value-type="float">
            <text:p>779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5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7803.01" calcext:value-type="float">
            <text:p>7803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6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810.71" calcext:value-type="float">
            <text:p>7810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7819.67" calcext:value-type="float">
            <text:p>7819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8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7828.96" calcext:value-type="float">
            <text:p>782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9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837.66" calcext:value-type="float">
            <text:p>7837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0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846.67" calcext:value-type="float">
            <text:p>7846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1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855.26" calcext:value-type="float">
            <text:p>785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2</text:p>
          </table:table-cell>
          <table:table-cell office:value-type="float" office:value="108" calcext:value-type="float">
            <text:p>10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862.88" calcext:value-type="float">
            <text:p>786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3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7869.71" calcext:value-type="float">
            <text:p>786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4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7875.62" calcext:value-type="float">
            <text:p>787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5</text:p>
          </table:table-cell>
          <table:table-cell office:value-type="float" office:value="107" calcext:value-type="float">
            <text:p>10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7880.39" calcext:value-type="float">
            <text:p>788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6</text:p>
          </table:table-cell>
          <table:table-cell office:value-type="float" office:value="107" calcext:value-type="float">
            <text:p>10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7882.88" calcext:value-type="float">
            <text:p>788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7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7884.53" calcext:value-type="float">
            <text:p>788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8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887.14" calcext:value-type="float">
            <text:p>7887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9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887.14" calcext:value-type="float">
            <text:p>7887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0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7889.71" calcext:value-type="float">
            <text:p>788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890.93" calcext:value-type="float">
            <text:p>789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2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7892.96" calcext:value-type="float">
            <text:p>7892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3</text:p>
          </table:table-cell>
          <table:table-cell office:value-type="float" office:value="105" calcext:value-type="float">
            <text:p>10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7894.81" calcext:value-type="float">
            <text:p>7894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4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7895.86" calcext:value-type="float">
            <text:p>789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5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7898.8" calcext:value-type="float">
            <text:p>7898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6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7902.22" calcext:value-type="float">
            <text:p>790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7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7905.69" calcext:value-type="float">
            <text:p>7905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8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7910.19" calcext:value-type="float">
            <text:p>791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9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7915.38" calcext:value-type="float">
            <text:p>7915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0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7920.72" calcext:value-type="float">
            <text:p>792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1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7926.22" calcext:value-type="float">
            <text:p>7926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7933.84" calcext:value-type="float">
            <text:p>7933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3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7942.61" calcext:value-type="float">
            <text:p>7942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4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7951.91" calcext:value-type="float">
            <text:p>7951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5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7961.2" calcext:value-type="float">
            <text:p>7961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6</text:p>
          </table:table-cell>
          <table:table-cell office:value-type="float" office:value="108" calcext:value-type="float">
            <text:p>10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7970.49" calcext:value-type="float">
            <text:p>7970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7</text:p>
          </table:table-cell>
          <table:table-cell office:value-type="float" office:value="108" calcext:value-type="float">
            <text:p>108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0:10</text:p>
          </table:table-cell>
          <table:table-cell table:number-columns-repeated="3"/>
          <table:table-cell office:value-type="float" office:value="7979.79" calcext:value-type="float">
            <text:p>797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8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04</text:p>
          </table:table-cell>
          <table:table-cell table:number-columns-repeated="3"/>
          <table:table-cell office:value-type="float" office:value="7989.08" calcext:value-type="float">
            <text:p>7989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04</text:p>
          </table:table-cell>
          <table:table-cell table:number-columns-repeated="3"/>
          <table:table-cell office:value-type="float" office:value="7998.37" calcext:value-type="float">
            <text:p>799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0</text:p>
          </table:table-cell>
          <table:table-cell office:value-type="float" office:value="107" calcext:value-type="float">
            <text:p>10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0:16</text:p>
          </table:table-cell>
          <table:table-cell table:number-columns-repeated="3"/>
          <table:table-cell office:value-type="float" office:value="8007.67" calcext:value-type="float">
            <text:p>8007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1</text:p>
          </table:table-cell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30</text:p>
          </table:table-cell>
          <table:table-cell table:number-columns-repeated="3"/>
          <table:table-cell office:value-type="float" office:value="8016.96" calcext:value-type="float">
            <text:p>801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2</text:p>
          </table:table-cell>
          <table:table-cell office:value-type="float" office:value="107" calcext:value-type="float">
            <text:p>10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0:51</text:p>
          </table:table-cell>
          <table:table-cell table:number-columns-repeated="3"/>
          <table:table-cell office:value-type="float" office:value="8026.25" calcext:value-type="float">
            <text:p>802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3</text:p>
          </table:table-cell>
          <table:table-cell office:value-type="float" office:value="107" calcext:value-type="float">
            <text:p>10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032.09" calcext:value-type="float">
            <text:p>8032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8036.4" calcext:value-type="float">
            <text:p>8036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5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8039.85" calcext:value-type="float">
            <text:p>803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6</text:p>
          </table:table-cell>
          <table:table-cell office:value-type="float" office:value="106" calcext:value-type="float">
            <text:p>10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042.51" calcext:value-type="float">
            <text:p>804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7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044.37" calcext:value-type="float">
            <text:p>8044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8</text:p>
          </table:table-cell>
          <table:table-cell office:value-type="float" office:value="105" calcext:value-type="float">
            <text:p>10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8046.66" calcext:value-type="float">
            <text:p>804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8048.47" calcext:value-type="float">
            <text:p>8048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0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8050.23" calcext:value-type="float">
            <text:p>8050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1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051.96" calcext:value-type="float">
            <text:p>805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2</text:p>
          </table:table-cell>
          <table:table-cell office:value-type="float" office:value="105" calcext:value-type="float">
            <text:p>10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8053.81" calcext:value-type="float">
            <text:p>8053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3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056.19" calcext:value-type="float">
            <text:p>805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4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058.96" calcext:value-type="float">
            <text:p>805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5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8062.19" calcext:value-type="float">
            <text:p>8062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6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8065.47" calcext:value-type="float">
            <text:p>806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7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068.72" calcext:value-type="float">
            <text:p>8068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8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8072.38" calcext:value-type="float">
            <text:p>807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9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8076.29" calcext:value-type="float">
            <text:p>8076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0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8080.66" calcext:value-type="float">
            <text:p>8080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1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085.6" calcext:value-type="float">
            <text:p>808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2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8090.11" calcext:value-type="float">
            <text:p>809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3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8095.3" calcext:value-type="float">
            <text:p>8095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4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8101.05" calcext:value-type="float">
            <text:p>810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5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8101.05" calcext:value-type="float">
            <text:p>810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6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110.34" calcext:value-type="float">
            <text:p>8110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119.64" calcext:value-type="float">
            <text:p>811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122.45" calcext:value-type="float">
            <text:p>812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9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131.74" calcext:value-type="float">
            <text:p>813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0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8141.04" calcext:value-type="float">
            <text:p>8141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8150.33" calcext:value-type="float">
            <text:p>8150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2</text:p>
          </table:table-cell>
          <table:table-cell office:value-type="float" office:value="110" calcext:value-type="float">
            <text:p>11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8159.62" calcext:value-type="float">
            <text:p>8159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3</text:p>
          </table:table-cell>
          <table:table-cell office:value-type="float" office:value="110" calcext:value-type="float">
            <text:p>11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8168.92" calcext:value-type="float">
            <text:p>8168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4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8178.21" calcext:value-type="float">
            <text:p>8178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5</text:p>
          </table:table-cell>
          <table:table-cell office:value-type="float" office:value="110" calcext:value-type="float">
            <text:p>11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8187.5" calcext:value-type="float">
            <text:p>8187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6</text:p>
          </table:table-cell>
          <table:table-cell office:value-type="float" office:value="109" calcext:value-type="float">
            <text:p>10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14</text:p>
          </table:table-cell>
          <table:table-cell table:number-columns-repeated="3"/>
          <table:table-cell office:value-type="float" office:value="8196.8" calcext:value-type="float">
            <text:p>819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7</text:p>
          </table:table-cell>
          <table:table-cell office:value-type="float" office:value="108" calcext:value-type="float">
            <text:p>1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14</text:p>
          </table:table-cell>
          <table:table-cell table:number-columns-repeated="3"/>
          <table:table-cell office:value-type="float" office:value="8206.09" calcext:value-type="float">
            <text:p>8206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8</text:p>
          </table:table-cell>
          <table:table-cell office:value-type="float" office:value="107" calcext:value-type="float">
            <text:p>10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213.64" calcext:value-type="float">
            <text:p>8213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9</text:p>
          </table:table-cell>
          <table:table-cell office:value-type="float" office:value="107" calcext:value-type="float">
            <text:p>10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8219.78" calcext:value-type="float">
            <text:p>8219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0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8225.89" calcext:value-type="float">
            <text:p>8225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1</text:p>
          </table:table-cell>
          <table:table-cell office:value-type="float" office:value="106" calcext:value-type="float">
            <text:p>10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230.64" calcext:value-type="float">
            <text:p>823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2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234.2" calcext:value-type="float">
            <text:p>8234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3</text:p>
          </table:table-cell>
          <table:table-cell office:value-type="float" office:value="105" calcext:value-type="float">
            <text:p>10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4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5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6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7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8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9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0</text:p>
          </table:table-cell>
          <table:table-cell office:value-type="float" office:value="106" calcext:value-type="float">
            <text:p>10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234.85" calcext:value-type="float">
            <text:p>823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1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239.6" calcext:value-type="float">
            <text:p>8239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2</text:p>
          </table:table-cell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8244.17" calcext:value-type="float">
            <text:p>824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3</text:p>
          </table:table-cell>
          <table:table-cell office:value-type="float" office:value="107" calcext:value-type="float">
            <text:p>10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250.43" calcext:value-type="float">
            <text:p>8250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4</text:p>
          </table:table-cell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8257.32" calcext:value-type="float">
            <text:p>8257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5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8264.94" calcext:value-type="float">
            <text:p>8264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6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8273.87" calcext:value-type="float">
            <text:p>8273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7</text:p>
          </table:table-cell>
          <table:table-cell office:value-type="float" office:value="108" calcext:value-type="float">
            <text:p>10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283.17" calcext:value-type="float">
            <text:p>8283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8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292.46" calcext:value-type="float">
            <text:p>8292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9</text:p>
          </table:table-cell>
          <table:table-cell office:value-type="float" office:value="109" calcext:value-type="float">
            <text:p>10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8301.75" calcext:value-type="float">
            <text:p>8301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0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311.05" calcext:value-type="float">
            <text:p>8311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1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311.63" calcext:value-type="float">
            <text:p>831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8320.92" calcext:value-type="float">
            <text:p>8320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3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8330.22" calcext:value-type="float">
            <text:p>8330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4</text:p>
          </table:table-cell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8339.51" calcext:value-type="float">
            <text:p>833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5</text:p>
          </table:table-cell>
          <table:table-cell office:value-type="float" office:value="111" calcext:value-type="float">
            <text:p>11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8347.35" calcext:value-type="float">
            <text:p>834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6</text:p>
          </table:table-cell>
          <table:table-cell office:value-type="float" office:value="111" calcext:value-type="float">
            <text:p>11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8350.28" calcext:value-type="float">
            <text:p>8350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7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8351.69" calcext:value-type="float">
            <text:p>8351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8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8351.73" calcext:value-type="float">
            <text:p>8351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9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351.74" calcext:value-type="float">
            <text:p>835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0</text:p>
          </table:table-cell>
          <table:table-cell office:value-type="float" office:value="111" calcext:value-type="float">
            <text:p>11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352.65" calcext:value-type="float">
            <text:p>835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1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8354.18" calcext:value-type="float">
            <text:p>8354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2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356.11" calcext:value-type="float">
            <text:p>8356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8359.38" calcext:value-type="float">
            <text:p>8359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4</text:p>
          </table:table-cell>
          <table:table-cell office:value-type="float" office:value="110" calcext:value-type="float">
            <text:p>11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363.81" calcext:value-type="float">
            <text:p>8363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5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369.03" calcext:value-type="float">
            <text:p>8369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6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376.17" calcext:value-type="float">
            <text:p>8376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7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8384.05" calcext:value-type="float">
            <text:p>838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8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8391.66" calcext:value-type="float">
            <text:p>839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9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8398.96" calcext:value-type="float">
            <text:p>839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0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8405.42" calcext:value-type="float">
            <text:p>8405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1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8411.64" calcext:value-type="float">
            <text:p>8411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2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8419.01" calcext:value-type="float">
            <text:p>8419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3</text:p>
          </table:table-cell>
          <table:table-cell office:value-type="float" office:value="110" calcext:value-type="float">
            <text:p>11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8427.25" calcext:value-type="float">
            <text:p>8427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4</text:p>
          </table:table-cell>
          <table:table-cell office:value-type="float" office:value="110" calcext:value-type="float">
            <text:p>11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8435.47" calcext:value-type="float">
            <text:p>843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5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442.58" calcext:value-type="float">
            <text:p>844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6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448.8" calcext:value-type="float">
            <text:p>8448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7</text:p>
          </table:table-cell>
          <table:table-cell office:value-type="float" office:value="110" calcext:value-type="float">
            <text:p>11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8454.25" calcext:value-type="float">
            <text:p>845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8</text:p>
          </table:table-cell>
          <table:table-cell office:value-type="float" office:value="109" calcext:value-type="float">
            <text:p>10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459.93" calcext:value-type="float">
            <text:p>845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9</text:p>
          </table:table-cell>
          <table:table-cell office:value-type="float" office:value="109" calcext:value-type="float">
            <text:p>10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8465.06" calcext:value-type="float">
            <text:p>8465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0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8468.94" calcext:value-type="float">
            <text:p>8468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1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8470.55" calcext:value-type="float">
            <text:p>847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2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471.27" calcext:value-type="float">
            <text:p>847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3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8471.52" calcext:value-type="float">
            <text:p>8471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4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472.4" calcext:value-type="float">
            <text:p>847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8474.47" calcext:value-type="float">
            <text:p>8474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6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477.44" calcext:value-type="float">
            <text:p>8477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7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8480.35" calcext:value-type="float">
            <text:p>8480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8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8484.15" calcext:value-type="float">
            <text:p>8484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9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8489.62" calcext:value-type="float">
            <text:p>8489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495.61" calcext:value-type="float">
            <text:p>8495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8501.34" calcext:value-type="float">
            <text:p>8501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2</text:p>
          </table:table-cell>
          <table:table-cell office:value-type="float" office:value="105" calcext:value-type="float">
            <text:p>10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507.69" calcext:value-type="float">
            <text:p>850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3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8513.77" calcext:value-type="float">
            <text:p>8513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4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8520.8" calcext:value-type="float">
            <text:p>8520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5</text:p>
          </table:table-cell>
          <table:table-cell office:value-type="float" office:value="105" calcext:value-type="float">
            <text:p>1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56</text:p>
          </table:table-cell>
          <table:table-cell table:number-columns-repeated="3"/>
          <table:table-cell office:value-type="float" office:value="8528.74" calcext:value-type="float">
            <text:p>8528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6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8536.82" calcext:value-type="float">
            <text:p>8536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7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8544.96" calcext:value-type="float">
            <text:p>8544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8</text:p>
          </table:table-cell>
          <table:table-cell office:value-type="float" office:value="106" calcext:value-type="float">
            <text:p>10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553.22" calcext:value-type="float">
            <text:p>8553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9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8562.51" calcext:value-type="float">
            <text:p>856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0</text:p>
          </table:table-cell>
          <table:table-cell office:value-type="float" office:value="106" calcext:value-type="float">
            <text:p>10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8571.8" calcext:value-type="float">
            <text:p>8571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1</text:p>
          </table:table-cell>
          <table:table-cell office:value-type="float" office:value="106" calcext:value-type="float">
            <text:p>10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581.1" calcext:value-type="float">
            <text:p>858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2</text:p>
          </table:table-cell>
          <table:table-cell office:value-type="float" office:value="106" calcext:value-type="float">
            <text:p>10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590.05" calcext:value-type="float">
            <text:p>859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3</text:p>
          </table:table-cell>
          <table:table-cell office:value-type="float" office:value="107" calcext:value-type="float">
            <text:p>10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8596.46" calcext:value-type="float">
            <text:p>8596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4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8600.56" calcext:value-type="float">
            <text:p>860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5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603" calcext:value-type="float">
            <text:p>86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6</text:p>
          </table:table-cell>
          <table:table-cell office:value-type="float" office:value="107" calcext:value-type="float">
            <text:p>10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8604.55" calcext:value-type="float">
            <text:p>8604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7</text:p>
          </table:table-cell>
          <table:table-cell office:value-type="float" office:value="108" calcext:value-type="float">
            <text:p>10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8605.41" calcext:value-type="float">
            <text:p>860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8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8605.41" calcext:value-type="float">
            <text:p>860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9</text:p>
          </table:table-cell>
          <table:table-cell office:value-type="float" office:value="108" calcext:value-type="float">
            <text:p>10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8605.41" calcext:value-type="float">
            <text:p>860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0</text:p>
          </table:table-cell>
          <table:table-cell office:value-type="float" office:value="108" calcext:value-type="float">
            <text:p>10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8605.41" calcext:value-type="float">
            <text:p>860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1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605.41" calcext:value-type="float">
            <text:p>860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2</text:p>
          </table:table-cell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8606" calcext:value-type="float">
            <text:p>86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3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8610.95" calcext:value-type="float">
            <text:p>8610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4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617.57" calcext:value-type="float">
            <text:p>861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5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8625.25" calcext:value-type="float">
            <text:p>8625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6</text:p>
          </table:table-cell>
          <table:table-cell office:value-type="float" office:value="108" calcext:value-type="float">
            <text:p>10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8633.08" calcext:value-type="float">
            <text:p>8633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7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8641.77" calcext:value-type="float">
            <text:p>8641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8</text:p>
          </table:table-cell>
          <table:table-cell office:value-type="float" office:value="108" calcext:value-type="float">
            <text:p>10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8650.97" calcext:value-type="float">
            <text:p>865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9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8659.89" calcext:value-type="float">
            <text:p>8659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0</text:p>
          </table:table-cell>
          <table:table-cell office:value-type="float" office:value="108" calcext:value-type="float">
            <text:p>108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669.15" calcext:value-type="float">
            <text:p>8669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1</text:p>
          </table:table-cell>
          <table:table-cell office:value-type="float" office:value="108" calcext:value-type="float">
            <text:p>10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8678.44" calcext:value-type="float">
            <text:p>867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8687.74" calcext:value-type="float">
            <text:p>86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3</text:p>
          </table:table-cell>
          <table:table-cell office:value-type="float" office:value="108" calcext:value-type="float">
            <text:p>1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697.03" calcext:value-type="float">
            <text:p>869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4</text:p>
          </table:table-cell>
          <table:table-cell office:value-type="float" office:value="108" calcext:value-type="float">
            <text:p>10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1:06</text:p>
          </table:table-cell>
          <table:table-cell table:number-columns-repeated="3"/>
          <table:table-cell office:value-type="float" office:value="8705.79" calcext:value-type="float">
            <text:p>870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5</text:p>
          </table:table-cell>
          <table:table-cell office:value-type="float" office:value="108" calcext:value-type="float">
            <text:p>10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8712.73" calcext:value-type="float">
            <text:p>871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6</text:p>
          </table:table-cell>
          <table:table-cell office:value-type="float" office:value="108" calcext:value-type="float">
            <text:p>10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8718.63" calcext:value-type="float">
            <text:p>8718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7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8724.44" calcext:value-type="float">
            <text:p>872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8</text:p>
          </table:table-cell>
          <table:table-cell office:value-type="float" office:value="107" calcext:value-type="float">
            <text:p>10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730.71" calcext:value-type="float">
            <text:p>8730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9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8735.98" calcext:value-type="float">
            <text:p>873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0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739.93" calcext:value-type="float">
            <text:p>873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1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8742.96" calcext:value-type="float">
            <text:p>8742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2</text:p>
          </table:table-cell>
          <table:table-cell office:value-type="float" office:value="106" calcext:value-type="float">
            <text:p>10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8745.64" calcext:value-type="float">
            <text:p>874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3</text:p>
          </table:table-cell>
          <table:table-cell office:value-type="float" office:value="106" calcext:value-type="float">
            <text:p>10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38</text:p>
          </table:table-cell>
          <table:table-cell table:number-columns-repeated="3"/>
          <table:table-cell office:value-type="float" office:value="8748.67" calcext:value-type="float">
            <text:p>8748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05</text:p>
          </table:table-cell>
          <table:table-cell table:number-columns-repeated="3"/>
          <table:table-cell office:value-type="float" office:value="8752.5" calcext:value-type="float">
            <text:p>8752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5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34</text:p>
          </table:table-cell>
          <table:table-cell table:number-columns-repeated="3"/>
          <table:table-cell office:value-type="float" office:value="8756.66" calcext:value-type="float">
            <text:p>87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6</text:p>
          </table:table-cell>
          <table:table-cell office:value-type="float" office:value="107" calcext:value-type="float">
            <text:p>10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8760.06" calcext:value-type="float">
            <text:p>8760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7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8763.12" calcext:value-type="float">
            <text:p>8763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8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8765.33" calcext:value-type="float">
            <text:p>876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9</text:p>
          </table:table-cell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767.04" calcext:value-type="float">
            <text:p>876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0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8768.91" calcext:value-type="float">
            <text:p>8768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1</text:p>
          </table:table-cell>
          <table:table-cell office:value-type="float" office:value="105" calcext:value-type="float">
            <text:p>10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770.94" calcext:value-type="float">
            <text:p>877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8773.71" calcext:value-type="float">
            <text:p>8773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777.21" calcext:value-type="float">
            <text:p>877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780.85" calcext:value-type="float">
            <text:p>8780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8785.54" calcext:value-type="float">
            <text:p>8785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6</text:p>
          </table:table-cell>
          <table:table-cell office:value-type="float" office:value="106" calcext:value-type="float">
            <text:p>10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8790.08" calcext:value-type="float">
            <text:p>879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7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796.24" calcext:value-type="float">
            <text:p>879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8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8:13</text:p>
          </table:table-cell>
          <table:table-cell table:number-columns-repeated="3"/>
          <table:table-cell office:value-type="float" office:value="8802.99" calcext:value-type="float">
            <text:p>8802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9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33</text:p>
          </table:table-cell>
          <table:table-cell table:number-columns-repeated="3"/>
          <table:table-cell office:value-type="float" office:value="8810.76" calcext:value-type="float">
            <text:p>881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0</text:p>
          </table:table-cell>
          <table:table-cell office:value-type="float" office:value="107" calcext:value-type="float">
            <text:p>10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8818.4" calcext:value-type="float">
            <text:p>8818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1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8826.38" calcext:value-type="float">
            <text:p>8826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2</text:p>
          </table:table-cell>
          <table:table-cell office:value-type="float" office:value="107" calcext:value-type="float">
            <text:p>10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8834.69" calcext:value-type="float">
            <text:p>8834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3</text:p>
          </table:table-cell>
          <table:table-cell office:value-type="float" office:value="107" calcext:value-type="float">
            <text:p>10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8842.94" calcext:value-type="float">
            <text:p>8842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4</text:p>
          </table:table-cell>
          <table:table-cell office:value-type="float" office:value="106" calcext:value-type="float">
            <text:p>10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8850.7" calcext:value-type="float">
            <text:p>885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5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8858.34" calcext:value-type="float">
            <text:p>885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6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8858.34" calcext:value-type="float">
            <text:p>885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7</text:p>
          </table:table-cell>
          <table:table-cell office:value-type="float" office:value="108" calcext:value-type="float">
            <text:p>10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8867.63" calcext:value-type="float">
            <text:p>886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8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8876.93" calcext:value-type="float">
            <text:p>8876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9</text:p>
          </table:table-cell>
          <table:table-cell office:value-type="float" office:value="107" calcext:value-type="float">
            <text:p>10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8</text:p>
          </table:table-cell>
          <table:table-cell table:number-columns-repeated="3"/>
          <table:table-cell office:value-type="float" office:value="8886.22" calcext:value-type="float">
            <text:p>8886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0</text:p>
          </table:table-cell>
          <table:table-cell office:value-type="float" office:value="107" calcext:value-type="float">
            <text:p>10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895.51" calcext:value-type="float">
            <text:p>8895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1</text:p>
          </table:table-cell>
          <table:table-cell office:value-type="float" office:value="107" calcext:value-type="float">
            <text:p>10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8904.81" calcext:value-type="float">
            <text:p>8904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2</text:p>
          </table:table-cell>
          <table:table-cell office:value-type="float" office:value="107" calcext:value-type="float">
            <text:p>10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:30</text:p>
          </table:table-cell>
          <table:table-cell table:number-columns-repeated="3"/>
          <table:table-cell office:value-type="float" office:value="8914.1" calcext:value-type="float">
            <text:p>8914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3</text:p>
          </table:table-cell>
          <table:table-cell office:value-type="float" office:value="107" calcext:value-type="float">
            <text:p>10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8922.28" calcext:value-type="float">
            <text:p>8922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4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8927.86" calcext:value-type="float">
            <text:p>8927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5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8931.93" calcext:value-type="float">
            <text:p>8931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6</text:p>
          </table:table-cell>
          <table:table-cell office:value-type="float" office:value="107" calcext:value-type="float">
            <text:p>10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8933.95" calcext:value-type="float">
            <text:p>8933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7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5:20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8</text:p>
          </table:table-cell>
          <table:table-cell office:value-type="float" office:value="106" calcext:value-type="float">
            <text:p>1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9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0</text:p>
          </table:table-cell>
          <table:table-cell office:value-type="float" office:value="107" calcext:value-type="float">
            <text:p>10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1</text:p>
          </table:table-cell>
          <table:table-cell office:value-type="float" office:value="107" calcext:value-type="float">
            <text:p>10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2</text:p>
          </table:table-cell>
          <table:table-cell office:value-type="float" office:value="107" calcext:value-type="float">
            <text:p>10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3</text:p>
          </table:table-cell>
          <table:table-cell office:value-type="float" office:value="107" calcext:value-type="float">
            <text:p>10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4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935.26" calcext:value-type="float">
            <text:p>893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5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8938.12" calcext:value-type="float">
            <text:p>8938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6</text:p>
          </table:table-cell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942.37" calcext:value-type="float">
            <text:p>894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7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8948.12" calcext:value-type="float">
            <text:p>8948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8</text:p>
          </table:table-cell>
          <table:table-cell office:value-type="float" office:value="108" calcext:value-type="float">
            <text:p>10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8954.54" calcext:value-type="float">
            <text:p>8954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9</text:p>
          </table:table-cell>
          <table:table-cell office:value-type="float" office:value="108" calcext:value-type="float">
            <text:p>10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8962.17" calcext:value-type="float">
            <text:p>8962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0</text:p>
          </table:table-cell>
          <table:table-cell office:value-type="float" office:value="108" calcext:value-type="float">
            <text:p>108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36</text:p>
          </table:table-cell>
          <table:table-cell table:number-columns-repeated="3"/>
          <table:table-cell office:value-type="float" office:value="8971.46" calcext:value-type="float">
            <text:p>897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1</text:p>
          </table:table-cell>
          <table:table-cell office:value-type="float" office:value="108" calcext:value-type="float">
            <text:p>10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2</text:p>
          </table:table-cell>
          <table:table-cell table:number-columns-repeated="3"/>
          <table:table-cell office:value-type="float" office:value="8980.76" calcext:value-type="float">
            <text:p>898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2</text:p>
          </table:table-cell>
          <table:table-cell office:value-type="float" office:value="108" calcext:value-type="float">
            <text:p>10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8990.05" calcext:value-type="float">
            <text:p>899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3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8999.34" calcext:value-type="float">
            <text:p>899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4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9008.64" calcext:value-type="float">
            <text:p>900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9017.93" calcext:value-type="float">
            <text:p>9017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6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9024.19" calcext:value-type="float">
            <text:p>9024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7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:51</text:p>
          </table:table-cell>
          <table:table-cell table:number-columns-repeated="3"/>
          <table:table-cell office:value-type="float" office:value="9028.18" calcext:value-type="float">
            <text:p>9028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8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030.09" calcext:value-type="float">
            <text:p>903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9</text:p>
          </table:table-cell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9030.09" calcext:value-type="float">
            <text:p>903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0</text:p>
          </table:table-cell>
          <table:table-cell office:value-type="float" office:value="110" calcext:value-type="float">
            <text:p>11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030.09" calcext:value-type="float">
            <text:p>903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1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030.09" calcext:value-type="float">
            <text:p>903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2</text:p>
          </table:table-cell>
          <table:table-cell office:value-type="float" office:value="111" calcext:value-type="float">
            <text:p>11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9030.81" calcext:value-type="float">
            <text:p>9030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034.25" calcext:value-type="float">
            <text:p>903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4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9039.03" calcext:value-type="float">
            <text:p>9039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5</text:p>
          </table:table-cell>
          <table:table-cell office:value-type="float" office:value="110" calcext:value-type="float">
            <text:p>11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32</text:p>
          </table:table-cell>
          <table:table-cell table:number-columns-repeated="3"/>
          <table:table-cell office:value-type="float" office:value="9046.14" calcext:value-type="float">
            <text:p>9046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6</text:p>
          </table:table-cell>
          <table:table-cell office:value-type="float" office:value="110" calcext:value-type="float">
            <text:p>11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0:58</text:p>
          </table:table-cell>
          <table:table-cell table:number-columns-repeated="3"/>
          <table:table-cell office:value-type="float" office:value="9055.43" calcext:value-type="float">
            <text:p>9055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7</text:p>
          </table:table-cell>
          <table:table-cell office:value-type="float" office:value="110" calcext:value-type="float">
            <text:p>11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9064.73" calcext:value-type="float">
            <text:p>9064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8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9073.98" calcext:value-type="float">
            <text:p>9073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9</text:p>
          </table:table-cell>
          <table:table-cell office:value-type="float" office:value="109" calcext:value-type="float">
            <text:p>10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9081.86" calcext:value-type="float">
            <text:p>908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0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9088.93" calcext:value-type="float">
            <text:p>9088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1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9093.61" calcext:value-type="float">
            <text:p>9093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097.69" calcext:value-type="float">
            <text:p>909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3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9100.22" calcext:value-type="float">
            <text:p>9100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4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9101.63" calcext:value-type="float">
            <text:p>910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5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103.43" calcext:value-type="float">
            <text:p>910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6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9106.4" calcext:value-type="float">
            <text:p>9106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7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9109.93" calcext:value-type="float">
            <text:p>910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8</text:p>
          </table:table-cell>
          <table:table-cell office:value-type="float" office:value="110" calcext:value-type="float">
            <text:p>11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9115.94" calcext:value-type="float">
            <text:p>9115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9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7:53</text:p>
          </table:table-cell>
          <table:table-cell table:number-columns-repeated="3"/>
          <table:table-cell office:value-type="float" office:value="9122.61" calcext:value-type="float">
            <text:p>9122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0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9131.66" calcext:value-type="float">
            <text:p>913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1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9131.66" calcext:value-type="float">
            <text:p>913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2</text:p>
          </table:table-cell>
          <table:table-cell office:value-type="float" office:value="112" calcext:value-type="float">
            <text:p>11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9140.95" calcext:value-type="float">
            <text:p>9140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3</text:p>
          </table:table-cell>
          <table:table-cell office:value-type="float" office:value="111" calcext:value-type="float">
            <text:p>11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3:03</text:p>
          </table:table-cell>
          <table:table-cell table:number-columns-repeated="3"/>
          <table:table-cell office:value-type="float" office:value="9150.24" calcext:value-type="float">
            <text:p>9150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4</text:p>
          </table:table-cell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9159.54" calcext:value-type="float">
            <text:p>9159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5</text:p>
          </table:table-cell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9167.63" calcext:value-type="float">
            <text:p>916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6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9176.93" calcext:value-type="float">
            <text:p>9176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7</text:p>
          </table:table-cell>
          <table:table-cell office:value-type="float" office:value="111" calcext:value-type="float">
            <text:p>11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9181.63" calcext:value-type="float">
            <text:p>918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8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9183.34" calcext:value-type="float">
            <text:p>918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9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183.68" calcext:value-type="float">
            <text:p>918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0</text:p>
          </table:table-cell>
          <table:table-cell office:value-type="float" office:value="110" calcext:value-type="float">
            <text:p>11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9183.68" calcext:value-type="float">
            <text:p>918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1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9183.68" calcext:value-type="float">
            <text:p>918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2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184.05" calcext:value-type="float">
            <text:p>918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9187.76" calcext:value-type="float">
            <text:p>918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4</text:p>
          </table:table-cell>
          <table:table-cell office:value-type="float" office:value="113" calcext:value-type="float">
            <text:p>11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9193.72" calcext:value-type="float">
            <text:p>9193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5</text:p>
          </table:table-cell>
          <table:table-cell office:value-type="float" office:value="113" calcext:value-type="float">
            <text:p>113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9200.88" calcext:value-type="float">
            <text:p>9200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6</text:p>
          </table:table-cell>
          <table:table-cell office:value-type="float" office:value="113" calcext:value-type="float">
            <text:p>11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14</text:p>
          </table:table-cell>
          <table:table-cell table:number-columns-repeated="3"/>
          <table:table-cell office:value-type="float" office:value="9209.48" calcext:value-type="float">
            <text:p>9209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4</text:p>
          </table:table-cell>
          <table:table-cell table:number-columns-repeated="3"/>
          <table:table-cell office:value-type="float" office:value="9218.77" calcext:value-type="float">
            <text:p>921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8</text:p>
          </table:table-cell>
          <table:table-cell office:value-type="float" office:value="112" calcext:value-type="float">
            <text:p>11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42</text:p>
          </table:table-cell>
          <table:table-cell table:number-columns-repeated="3"/>
          <table:table-cell office:value-type="float" office:value="9227.96" calcext:value-type="float">
            <text:p>9227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9</text:p>
          </table:table-cell>
          <table:table-cell office:value-type="float" office:value="112" calcext:value-type="float">
            <text:p>11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3:48</text:p>
          </table:table-cell>
          <table:table-cell table:number-columns-repeated="3"/>
          <table:table-cell office:value-type="float" office:value="9236.33" calcext:value-type="float">
            <text:p>923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0</text:p>
          </table:table-cell>
          <table:table-cell office:value-type="float" office:value="112" calcext:value-type="float">
            <text:p>11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9243.42" calcext:value-type="float">
            <text:p>9243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9247.98" calcext:value-type="float">
            <text:p>9247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2</text:p>
          </table:table-cell>
          <table:table-cell office:value-type="float" office:value="112" calcext:value-type="float">
            <text:p>11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250.4" calcext:value-type="float">
            <text:p>925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3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250.72" calcext:value-type="float">
            <text:p>925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4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251.14" calcext:value-type="float">
            <text:p>9251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9252.08" calcext:value-type="float">
            <text:p>9252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6</text:p>
          </table:table-cell>
          <table:table-cell office:value-type="float" office:value="112" calcext:value-type="float">
            <text:p>11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9252.6" calcext:value-type="float">
            <text:p>9252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7</text:p>
          </table:table-cell>
          <table:table-cell office:value-type="float" office:value="112" calcext:value-type="float">
            <text:p>11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9254.98" calcext:value-type="float">
            <text:p>9254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8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:15</text:p>
          </table:table-cell>
          <table:table-cell table:number-columns-repeated="3"/>
          <table:table-cell office:value-type="float" office:value="9259.64" calcext:value-type="float">
            <text:p>925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9</text:p>
          </table:table-cell>
          <table:table-cell office:value-type="float" office:value="111" calcext:value-type="float">
            <text:p>11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22</text:p>
          </table:table-cell>
          <table:table-cell table:number-columns-repeated="3"/>
          <table:table-cell office:value-type="float" office:value="9266.26" calcext:value-type="float">
            <text:p>9266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9275" calcext:value-type="float">
            <text:p>92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1</text:p>
          </table:table-cell>
          <table:table-cell office:value-type="float" office:value="111" calcext:value-type="float">
            <text:p>11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14</text:p>
          </table:table-cell>
          <table:table-cell table:number-columns-repeated="3"/>
          <table:table-cell office:value-type="float" office:value="9284.29" calcext:value-type="float">
            <text:p>928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55</text:p>
          </table:table-cell>
          <table:table-cell table:number-columns-repeated="3"/>
          <table:table-cell office:value-type="float" office:value="9293.59" calcext:value-type="float">
            <text:p>9293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3</text:p>
          </table:table-cell>
          <table:table-cell office:value-type="float" office:value="110" calcext:value-type="float">
            <text:p>11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3:25</text:p>
          </table:table-cell>
          <table:table-cell table:number-columns-repeated="3"/>
          <table:table-cell office:value-type="float" office:value="9301.58" calcext:value-type="float">
            <text:p>930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4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9307.37" calcext:value-type="float">
            <text:p>9307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311.66" calcext:value-type="float">
            <text:p>9311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6</text:p>
          </table:table-cell>
          <table:table-cell office:value-type="float" office:value="110" calcext:value-type="float">
            <text:p>11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1:27</text:p>
          </table:table-cell>
          <table:table-cell table:number-columns-repeated="3"/>
          <table:table-cell office:value-type="float" office:value="9313.95" calcext:value-type="float">
            <text:p>9313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7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9315.99" calcext:value-type="float">
            <text:p>9315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8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318.24" calcext:value-type="float">
            <text:p>931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9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9320.42" calcext:value-type="float">
            <text:p>932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7</text:p>
          </table:table-cell>
          <table:table-cell table:number-columns-repeated="3"/>
          <table:table-cell office:value-type="float" office:value="9324.02" calcext:value-type="float">
            <text:p>9324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1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34</text:p>
          </table:table-cell>
          <table:table-cell table:number-columns-repeated="3"/>
          <table:table-cell office:value-type="float" office:value="9329.44" calcext:value-type="float">
            <text:p>9329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2</text:p>
          </table:table-cell>
          <table:table-cell office:value-type="float" office:value="110" calcext:value-type="float">
            <text:p>11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2:23</text:p>
          </table:table-cell>
          <table:table-cell table:number-columns-repeated="3"/>
          <table:table-cell office:value-type="float" office:value="9336.5" calcext:value-type="float">
            <text:p>9336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3</text:p>
          </table:table-cell>
          <table:table-cell office:value-type="float" office:value="110" calcext:value-type="float">
            <text:p>11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9345.79" calcext:value-type="float">
            <text:p>934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4</text:p>
          </table:table-cell>
          <table:table-cell office:value-type="float" office:value="110" calcext:value-type="float">
            <text:p>11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1:22</text:p>
          </table:table-cell>
          <table:table-cell table:number-columns-repeated="3"/>
          <table:table-cell office:value-type="float" office:value="9355.09" calcext:value-type="float">
            <text:p>935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5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2:13</text:p>
          </table:table-cell>
          <table:table-cell table:number-columns-repeated="3"/>
          <table:table-cell office:value-type="float" office:value="9364.38" calcext:value-type="float">
            <text:p>9364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6</text:p>
          </table:table-cell>
          <table:table-cell office:value-type="float" office:value="110" calcext:value-type="float">
            <text:p>11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4:00</text:p>
          </table:table-cell>
          <table:table-cell table:number-columns-repeated="3"/>
          <table:table-cell office:value-type="float" office:value="9373.18" calcext:value-type="float">
            <text:p>937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7</text:p>
          </table:table-cell>
          <table:table-cell office:value-type="float" office:value="110" calcext:value-type="float">
            <text:p>11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5:50</text:p>
          </table:table-cell>
          <table:table-cell table:number-columns-repeated="3"/>
          <table:table-cell office:value-type="float" office:value="9378.45" calcext:value-type="float">
            <text:p>937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8</text:p>
          </table:table-cell>
          <table:table-cell office:value-type="float" office:value="110" calcext:value-type="float">
            <text:p>11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6:39</text:p>
          </table:table-cell>
          <table:table-cell table:number-columns-repeated="3"/>
          <table:table-cell office:value-type="float" office:value="9382.02" calcext:value-type="float">
            <text:p>9382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9</text:p>
          </table:table-cell>
          <table:table-cell office:value-type="float" office:value="110" calcext:value-type="float">
            <text:p>11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9384.17" calcext:value-type="float">
            <text:p>938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0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385.64" calcext:value-type="float">
            <text:p>938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1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386.83" calcext:value-type="float">
            <text:p>93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2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9386.83" calcext:value-type="float">
            <text:p>93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9386.83" calcext:value-type="float">
            <text:p>93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9386.83" calcext:value-type="float">
            <text:p>9386.8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2:49:19.936000000</dc:date>
    <meta:editing-duration>PT3M46S</meta:editing-duration>
    <meta:editing-cycles>1</meta:editing-cycles>
    <meta:generator>LibreOffice/6.0.5.2$Windows_X86_64 LibreOffice_project/54c8cbb85f300ac59db32fe8a675ff7683cd5a16</meta:generator>
    <meta:document-statistic meta:table-count="1" meta:cell-count="95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90" chart:maximum="1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11cm" svg:height="15.354cm" xlink:href=".." xlink:type="simple" chart:class="chart:scatter" chart:style-name="ch1">
        <chart:title svg:x="7.517cm" svg:y="0.443cm" chart:style-name="ch2">
          <text:p>MAF Walk - Post Office</text:p>
        </chart:title>
        <chart:subtitle svg:x="8.906cm" svg:y="1.529cm" chart:style-name="ch3">
          <text:p>2018-09-15</text:p>
        </chart:subtitle>
        <chart:legend svg:x="15.694cm" svg:y="12.523cm" style:legend-expansion="custom" chartooo:width="2.589cm" chartooo:height="0.598cm" style:legend-expansion-aspect-ratio="4.32943143812709" chart:style-name="ch4"/>
        <chart:plot-area chart:style-name="ch5" table:cell-range-address="'Douglas_Gilliland_2018-09-15_17-14-17'.B3:'Douglas_Gilliland_2018-09-15_17-14-17'.C1898" chart:data-source-has-labels="both" svg:x="1.409cm" svg:y="2.519cm" svg:width="18.104cm" svg:height="11.547cm">
          <chartooo:coordinate-region svg:x="2.216cm" svg:y="2.718cm" svg:width="16.925cm" svg:height="10.701cm"/>
          <chart:axis chart:dimension="x" chart:name="primary-x" chart:style-name="ch6" chartooo:axis-type="auto">
            <chart:title svg:x="9.57cm" svg:y="14.373cm" chart:style-name="ch7">
              <text:p>TIme (secs)</text:p>
            </chart:title>
            <chart:categories table:cell-range-address="'Douglas_Gilliland_2018-09-15_17-14-17'.B4:'Douglas_Gilliland_2018-09-15_17-14-17'.B1898"/>
            <chart:grid chart:style-name="ch8" chart:class="major"/>
          </chart:axis>
          <chart:axis chart:dimension="y" chart:name="primary-y" chart:style-name="ch9">
            <chart:title svg:x="0.451cm" svg:y="9.13cm" chart:style-name="ch10">
              <text:p>Heart Rate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Douglas_Gilliland_2018-09-15_17-14-17'.C4:'Douglas_Gilliland_2018-09-15_17-14-17'.C1898" chart:label-cell-address="'Douglas_Gilliland_2018-09-15_17-14-17'.C3:'Douglas_Gilliland_2018-09-15_17-14-17'.C3" chart:class="chart:scatter">
            <chart:data-point chart:repeated="189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(bpm)</text:p>
                <draw:g>
                  <svg:desc>'Douglas_Gilliland_2018-09-15_17-14-17'.C3:'Douglas_Gilliland_2018-09-15_17-14-17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00</text:p>
                <draw:g>
                  <svg:desc>'Douglas_Gilliland_2018-09-15_17-14-17'.B4:'Douglas_Gilliland_2018-09-15_17-14-17'.B1898</svg:desc>
                </draw:g>
              </table:table-cell>
              <table:table-cell office:value-type="float" office:value="101">
                <text:p>101</text:p>
                <draw:g>
                  <svg:desc>'Douglas_Gilliland_2018-09-15_17-14-17'.C4:'Douglas_Gilliland_2018-09-15_17-14-17'.C1898</svg:desc>
                </draw:g>
              </table:table-cell>
            </table:table-row>
            <table:table-row>
              <table:table-cell office:value-type="string">
                <text:p>00:00: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0: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0: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0: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0: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0: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0: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0: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0: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0: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0: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0: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0: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0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0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0: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0: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0: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0: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0: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0: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0: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0: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0: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0: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0: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0: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0: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1: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1: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1: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7: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7: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7: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7: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7: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8: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8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8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8: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8: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8: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8: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8: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8: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8: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8: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8: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8: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8: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8: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8: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8: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8: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8: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8: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8: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8: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8: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8: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8: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8: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8: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9: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9: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9: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9: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9: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9: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9: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9: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9: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9: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9: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9: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9: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9: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9: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0: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0: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0: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0: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0: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0: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0: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0: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0: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0: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0: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0: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0: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0: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0: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0: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0: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0: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0: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1: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1: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1: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1: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1: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1: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1: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1: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1: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1: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1: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1: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1: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1: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1: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1: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1: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1: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2: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2: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2: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0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2: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2: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2: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2: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2: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2: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2: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2: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2: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2: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2: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2: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2: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2: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2: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2: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2: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2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2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2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2: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2: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2: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2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2: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2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2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2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2: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2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2: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3: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3: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3: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13: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13: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13: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3: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13: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3: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3: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3: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3: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3: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3: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3: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3: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3: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3: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3: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3: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3: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3: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3: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3: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3: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3: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3: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3: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3: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3: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3: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3: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3:5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3: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3: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4: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4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4: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4: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4: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4: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4: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4:5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4: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5: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5: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15: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15: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15: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5: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5: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15: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15:5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5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15: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5: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6: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6: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16: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6: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6: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16: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6: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6: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6: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17: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17:4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17: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7: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3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4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18: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8: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4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8: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8: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8: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19: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19: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19: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19: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19: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4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19: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9: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19: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0: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0: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0: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0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0: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0: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0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0: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0: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0: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0: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0: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0: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0: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0: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0: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0: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0: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0: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0: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0: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0: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0: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0: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1: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1: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1: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1:4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1: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1: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1: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1: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1:4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1: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1: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1: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1: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1: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2: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2: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2: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2: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2: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2: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2: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2: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2: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2: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2:4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2: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22: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22: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22: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4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2: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23: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23: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23: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23: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3: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23: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3: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23: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3: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4: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4: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24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24: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4: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24: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4: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4: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24: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24: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4: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4: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4: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24: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4: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24: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24: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4: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4: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24: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4: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4: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4: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4: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4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4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4: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5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5: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5: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25: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25: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5: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5: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5: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5: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5: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6: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6: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4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6: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6: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6: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6: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7: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7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7: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7: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7: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7: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7: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7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7: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7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7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7: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7: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8: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8: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8: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28: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28: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8: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28: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8: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8: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8: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8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8: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8: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29: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29: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29: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29: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30: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30: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0: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0: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0: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0: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0: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30:5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30: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30: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0: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0: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1: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1: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1: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31: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31: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31: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1: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1: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1: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31:34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